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7.34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147.67mm"/>
    </style:style>
    <style:style style:name="ro1" style:family="table-row">
      <style:table-row-properties style:row-height="5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a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1">
      <style:text-properties style:font-name="Lato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Default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3" table:number-columns-repeated="1006" table:default-cell-style-name="ce5"/>
        <table:table-row table:style-name="ro1">
          <table:table-cell/>
          <table:table-cell table:style-name="ce3" office:value-type="string" calcext:value-type="string">
            <text:p>Cidade</text:p>
          </table:table-cell>
          <table:table-cell table:style-name="ce6" office:value-type="string" calcext:value-type="string" table:number-columns-spanned="5" table:number-rows-spanned="1">
            <text:p>Latitude sul </text:p>
          </table:table-cell>
          <table:covered-table-cell/>
          <table:covered-table-cell table:style-name="ce3"/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Longitude oeste 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anta Helena de Goiás</text:p>
          </table:table-cell>
          <table:table-cell table:style-name="ce3" office:value-type="string" calcext:value-type="string">
            <text:p>17º 48’ 49”</text:p>
          </table:table-cell>
          <table:table-cell table:formula="of:=MID([.C2];1;2)" office:value-type="string" office:string-value="17" calcext:value-type="string">
            <text:p>17</text:p>
          </table:table-cell>
          <table:table-cell table:style-name="ce3" table:formula="of:=MIDB([.C2];4;3)" office:value-type="string" office:string-value=" 48" calcext:value-type="string">
            <text:p><text:s/>48</text:p>
          </table:table-cell>
          <table:table-cell table:style-name="ce5" table:formula="of:=MIDB([.C2];8;3)" office:value-type="string" office:string-value=" 49" calcext:value-type="string">
            <text:p><text:s/>49</text:p>
          </table:table-cell>
          <table:table-cell table:formula="of:=-([.D2]+[.E2]/60+[.F2]/3600)" office:value-type="float" office:value="-17.8136111111111" calcext:value-type="float">
            <text:p>-17.813611111111</text:p>
          </table:table-cell>
          <table:table-cell/>
          <table:table-cell table:style-name="ce3" office:value-type="string" calcext:value-type="string">
            <text:p>50º 35’ 49”</text:p>
          </table:table-cell>
          <table:table-cell table:formula="of:=MID([.I2];1;2)" office:value-type="string" office:string-value="50" calcext:value-type="string">
            <text:p>50</text:p>
          </table:table-cell>
          <table:table-cell table:formula="of:=MIDB([.I2];4;3)" office:value-type="string" office:string-value=" 35" calcext:value-type="string">
            <text:p><text:s/>35</text:p>
          </table:table-cell>
          <table:table-cell table:formula="of:=MIDB([.I2];8;3)" office:value-type="string" office:string-value=" 49" calcext:value-type="string">
            <text:p><text:s/>49</text:p>
          </table:table-cell>
          <table:table-cell table:formula="of:=-([.J2]+[.K2]/60+[.L2]/3600)" office:value-type="float" office:value="-50.5969444444444" calcext:value-type="float">
            <text:p>-50.596944444445</text:p>
          </table:table-cell>
          <table:table-cell table:number-columns-repeated="2"/>
          <table:table-cell office:value-type="string" calcext:value-type="string">
            <text:p>Fonte:</text:p>
          </table:table-cell>
          <table:table-cell office:value-type="string" calcext:value-type="string">
            <text:p>http://www.imb.go.gov.br/pub/anuario/2003/SITUACAOFISICA/tabela1.htm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Divinópolis de Goiás</text:p>
          </table:table-cell>
          <table:table-cell table:style-name="ce3" office:value-type="string" calcext:value-type="string">
            <text:p>13º 17’ 42”</text:p>
          </table:table-cell>
          <table:table-cell table:formula="of:=MID([.C3];1;2)" office:value-type="string" office:string-value="13" calcext:value-type="string">
            <text:p>13</text:p>
          </table:table-cell>
          <table:table-cell table:style-name="ce3" table:formula="of:=MIDB([.C3];4;3)" office:value-type="string" office:string-value=" 17" calcext:value-type="string">
            <text:p><text:s/>17</text:p>
          </table:table-cell>
          <table:table-cell table:style-name="ce5" table:formula="of:=MIDB([.C3];8;3)" office:value-type="string" office:string-value=" 42" calcext:value-type="string">
            <text:p><text:s/>42</text:p>
          </table:table-cell>
          <table:table-cell table:formula="of:=-([.D3]+[.E3]/60+[.F3]/3600)" office:value-type="float" office:value="-13.295" calcext:value-type="float">
            <text:p>-13.295000000000</text:p>
          </table:table-cell>
          <table:table-cell/>
          <table:table-cell table:style-name="ce3" office:value-type="string" calcext:value-type="string">
            <text:p>46º 23’ 35”</text:p>
          </table:table-cell>
          <table:table-cell table:formula="of:=MID([.I3];1;2)" office:value-type="string" office:string-value="46" calcext:value-type="string">
            <text:p>46</text:p>
          </table:table-cell>
          <table:table-cell table:formula="of:=MIDB([.I3];4;3)" office:value-type="string" office:string-value=" 23" calcext:value-type="string">
            <text:p><text:s/>23</text:p>
          </table:table-cell>
          <table:table-cell table:formula="of:=MIDB([.I3];8;3)" office:value-type="string" office:string-value=" 35" calcext:value-type="string">
            <text:p><text:s/>35</text:p>
          </table:table-cell>
          <table:table-cell table:formula="of:=-([.J3]+[.K3]/60+[.L3]/3600)" office:value-type="float" office:value="-46.3930555555556" calcext:value-type="float">
            <text:p>-46.393055555556</text:p>
          </table:table-cell>
          <table:table-cell table:number-columns-repeated="3"/>
          <table:table-cell office:value-type="string" calcext:value-type="string">
            <text:p>http://pasta1xls.blogspot.com.br/2009/05/como-calcular-distancia-entre.html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Nova Iguaçu de Goiás</text:p>
          </table:table-cell>
          <table:table-cell table:style-name="ce3" office:value-type="string" calcext:value-type="string">
            <text:p>14º 17’ 16”</text:p>
          </table:table-cell>
          <table:table-cell table:formula="of:=MID([.C4];1;2)" office:value-type="string" office:string-value="14" calcext:value-type="string">
            <text:p>14</text:p>
          </table:table-cell>
          <table:table-cell table:style-name="ce3" table:formula="of:=MIDB([.C4];4;3)" office:value-type="string" office:string-value=" 17" calcext:value-type="string">
            <text:p><text:s/>17</text:p>
          </table:table-cell>
          <table:table-cell table:style-name="ce5" table:formula="of:=MIDB([.C4];8;3)" office:value-type="string" office:string-value=" 16" calcext:value-type="string">
            <text:p><text:s/>16</text:p>
          </table:table-cell>
          <table:table-cell table:formula="of:=-([.D4]+[.E4]/60+[.F4]/3600)" office:value-type="float" office:value="-14.2877777777778" calcext:value-type="float">
            <text:p>-14.287777777778</text:p>
          </table:table-cell>
          <table:table-cell/>
          <table:table-cell table:style-name="ce3" office:value-type="string" calcext:value-type="string">
            <text:p>49º 23’ 15”</text:p>
          </table:table-cell>
          <table:table-cell table:formula="of:=MID([.I4];1;2)" office:value-type="string" office:string-value="49" calcext:value-type="string">
            <text:p>49</text:p>
          </table:table-cell>
          <table:table-cell table:formula="of:=MIDB([.I4];4;3)" office:value-type="string" office:string-value=" 23" calcext:value-type="string">
            <text:p><text:s/>23</text:p>
          </table:table-cell>
          <table:table-cell table:formula="of:=MIDB([.I4];8;3)" office:value-type="string" office:string-value=" 15" calcext:value-type="string">
            <text:p><text:s/>15</text:p>
          </table:table-cell>
          <table:table-cell table:formula="of:=-([.J4]+[.K4]/60+[.L4]/3600)" office:value-type="float" office:value="-49.3875" calcext:value-type="float">
            <text:p>-49.3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ão Simão</text:p>
          </table:table-cell>
          <table:table-cell table:style-name="ce3" office:value-type="string" calcext:value-type="string">
            <text:p>18º 59’ 28”</text:p>
          </table:table-cell>
          <table:table-cell table:formula="of:=MID([.C5];1;2)" office:value-type="string" office:string-value="18" calcext:value-type="string">
            <text:p>18</text:p>
          </table:table-cell>
          <table:table-cell table:style-name="ce3" table:formula="of:=MIDB([.C5];4;3)" office:value-type="string" office:string-value=" 59" calcext:value-type="string">
            <text:p><text:s/>59</text:p>
          </table:table-cell>
          <table:table-cell table:style-name="ce5" table:formula="of:=MIDB([.C5];8;3)" office:value-type="string" office:string-value=" 28" calcext:value-type="string">
            <text:p><text:s/>28</text:p>
          </table:table-cell>
          <table:table-cell table:formula="of:=-([.D5]+[.E5]/60+[.F5]/3600)" office:value-type="float" office:value="-18.9911111111111" calcext:value-type="float">
            <text:p>-18.991111111111</text:p>
          </table:table-cell>
          <table:table-cell/>
          <table:table-cell table:style-name="ce3" office:value-type="string" calcext:value-type="string">
            <text:p>50º 32’ 37”</text:p>
          </table:table-cell>
          <table:table-cell table:formula="of:=MID([.I5];1;2)" office:value-type="string" office:string-value="50" calcext:value-type="string">
            <text:p>50</text:p>
          </table:table-cell>
          <table:table-cell table:formula="of:=MIDB([.I5];4;3)" office:value-type="string" office:string-value=" 32" calcext:value-type="string">
            <text:p><text:s/>32</text:p>
          </table:table-cell>
          <table:table-cell table:formula="of:=MIDB([.I5];8;3)" office:value-type="string" office:string-value=" 37" calcext:value-type="string">
            <text:p><text:s/>37</text:p>
          </table:table-cell>
          <table:table-cell table:formula="of:=-([.J5]+[.K5]/60+[.L5]/3600)" office:value-type="float" office:value="-50.5436111111111" calcext:value-type="float">
            <text:p>-50.54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lvorada do Norte</text:p>
          </table:table-cell>
          <table:table-cell table:style-name="ce3" office:value-type="string" calcext:value-type="string">
            <text:p>14º 28’ 51”</text:p>
          </table:table-cell>
          <table:table-cell table:formula="of:=MID([.C6];1;2)" office:value-type="string" office:string-value="14" calcext:value-type="string">
            <text:p>14</text:p>
          </table:table-cell>
          <table:table-cell table:style-name="ce3" table:formula="of:=MIDB([.C6];4;3)" office:value-type="string" office:string-value=" 28" calcext:value-type="string">
            <text:p><text:s/>28</text:p>
          </table:table-cell>
          <table:table-cell table:style-name="ce5" table:formula="of:=MIDB([.C6];8;3)" office:value-type="string" office:string-value=" 51" calcext:value-type="string">
            <text:p><text:s/>51</text:p>
          </table:table-cell>
          <table:table-cell table:formula="of:=-([.D6]+[.E6]/60+[.F6]/3600)" office:value-type="float" office:value="-14.4808333333333" calcext:value-type="float">
            <text:p>-14.480833333333</text:p>
          </table:table-cell>
          <table:table-cell/>
          <table:table-cell table:style-name="ce3" office:value-type="string" calcext:value-type="string">
            <text:p>46º 29’ 32”</text:p>
          </table:table-cell>
          <table:table-cell table:formula="of:=MID([.I6];1;2)" office:value-type="string" office:string-value="46" calcext:value-type="string">
            <text:p>46</text:p>
          </table:table-cell>
          <table:table-cell table:formula="of:=MIDB([.I6];4;3)" office:value-type="string" office:string-value=" 29" calcext:value-type="string">
            <text:p><text:s/>29</text:p>
          </table:table-cell>
          <table:table-cell table:formula="of:=MIDB([.I6];8;3)" office:value-type="string" office:string-value=" 32" calcext:value-type="string">
            <text:p><text:s/>32</text:p>
          </table:table-cell>
          <table:table-cell table:formula="of:=-([.J6]+[.K6]/60+[.L6]/3600)" office:value-type="float" office:value="-46.4922222222222" calcext:value-type="float">
            <text:p>-46.49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erranópolis</text:p>
          </table:table-cell>
          <table:table-cell table:style-name="ce3" office:value-type="string" calcext:value-type="string">
            <text:p>18º 18’ 22”</text:p>
          </table:table-cell>
          <table:table-cell table:formula="of:=MID([.C7];1;2)" office:value-type="string" office:string-value="18" calcext:value-type="string">
            <text:p>18</text:p>
          </table:table-cell>
          <table:table-cell table:style-name="ce3" table:formula="of:=MIDB([.C7];4;3)" office:value-type="string" office:string-value=" 18" calcext:value-type="string">
            <text:p><text:s/>18</text:p>
          </table:table-cell>
          <table:table-cell table:style-name="ce5" table:formula="of:=MIDB([.C7];8;3)" office:value-type="string" office:string-value=" 22" calcext:value-type="string">
            <text:p><text:s/>22</text:p>
          </table:table-cell>
          <table:table-cell table:formula="of:=-([.D7]+[.E7]/60+[.F7]/3600)" office:value-type="float" office:value="-18.3061111111111" calcext:value-type="float">
            <text:p>-18.306111111111</text:p>
          </table:table-cell>
          <table:table-cell/>
          <table:table-cell table:style-name="ce3" office:value-type="string" calcext:value-type="string">
            <text:p>51º 57’ 44”</text:p>
          </table:table-cell>
          <table:table-cell table:formula="of:=MID([.I7];1;2)" office:value-type="string" office:string-value="51" calcext:value-type="string">
            <text:p>51</text:p>
          </table:table-cell>
          <table:table-cell table:formula="of:=MIDB([.I7];4;3)" office:value-type="string" office:string-value=" 57" calcext:value-type="string">
            <text:p><text:s/>57</text:p>
          </table:table-cell>
          <table:table-cell table:formula="of:=MIDB([.I7];8;3)" office:value-type="string" office:string-value=" 44" calcext:value-type="string">
            <text:p><text:s/>44</text:p>
          </table:table-cell>
          <table:table-cell table:formula="of:=-([.J7]+[.K7]/60+[.L7]/3600)" office:value-type="float" office:value="-51.9622222222222" calcext:value-type="float">
            <text:p>-51.9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Nova Roma</text:p>
          </table:table-cell>
          <table:table-cell table:style-name="ce3" office:value-type="string" calcext:value-type="string">
            <text:p>13º 44’ 31”</text:p>
          </table:table-cell>
          <table:table-cell table:formula="of:=MID([.C8];1;2)" office:value-type="string" office:string-value="13" calcext:value-type="string">
            <text:p>13</text:p>
          </table:table-cell>
          <table:table-cell table:style-name="ce3" table:formula="of:=MIDB([.C8];4;3)" office:value-type="string" office:string-value=" 44" calcext:value-type="string">
            <text:p><text:s/>44</text:p>
          </table:table-cell>
          <table:table-cell table:style-name="ce5" table:formula="of:=MIDB([.C8];8;3)" office:value-type="string" office:string-value=" 31" calcext:value-type="string">
            <text:p><text:s/>31</text:p>
          </table:table-cell>
          <table:table-cell table:formula="of:=-([.D8]+[.E8]/60+[.F8]/3600)" office:value-type="float" office:value="-13.7419444444444" calcext:value-type="float">
            <text:p>-13.741944444445</text:p>
          </table:table-cell>
          <table:table-cell/>
          <table:table-cell table:style-name="ce3" office:value-type="string" calcext:value-type="string">
            <text:p>46º 52’ 49”</text:p>
          </table:table-cell>
          <table:table-cell table:formula="of:=MID([.I8];1;2)" office:value-type="string" office:string-value="46" calcext:value-type="string">
            <text:p>46</text:p>
          </table:table-cell>
          <table:table-cell table:formula="of:=MIDB([.I8];4;3)" office:value-type="string" office:string-value=" 52" calcext:value-type="string">
            <text:p><text:s/>52</text:p>
          </table:table-cell>
          <table:table-cell table:formula="of:=MIDB([.I8];8;3)" office:value-type="string" office:string-value=" 49" calcext:value-type="string">
            <text:p><text:s/>49</text:p>
          </table:table-cell>
          <table:table-cell table:formula="of:=-([.J8]+[.K8]/60+[.L8]/3600)" office:value-type="float" office:value="-46.8802777777778" calcext:value-type="float">
            <text:p>-46.8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Inhumas</text:p>
          </table:table-cell>
          <table:table-cell table:style-name="ce3" office:value-type="string" calcext:value-type="string">
            <text:p>16º 21’ 28”</text:p>
          </table:table-cell>
          <table:table-cell table:formula="of:=MID([.C9];1;2)" office:value-type="string" office:string-value="16" calcext:value-type="string">
            <text:p>16</text:p>
          </table:table-cell>
          <table:table-cell table:style-name="ce3" table:formula="of:=MIDB([.C9];4;3)" office:value-type="string" office:string-value=" 21" calcext:value-type="string">
            <text:p><text:s/>21</text:p>
          </table:table-cell>
          <table:table-cell table:style-name="ce5" table:formula="of:=MIDB([.C9];8;3)" office:value-type="string" office:string-value=" 28" calcext:value-type="string">
            <text:p><text:s/>28</text:p>
          </table:table-cell>
          <table:table-cell table:formula="of:=-([.D9]+[.E9]/60+[.F9]/3600)" office:value-type="float" office:value="-16.3577777777778" calcext:value-type="float">
            <text:p>-16.357777777778</text:p>
          </table:table-cell>
          <table:table-cell/>
          <table:table-cell table:style-name="ce3" office:value-type="string" calcext:value-type="string">
            <text:p>49º 29’ 46”</text:p>
          </table:table-cell>
          <table:table-cell table:formula="of:=MID([.I9];1;2)" office:value-type="string" office:string-value="49" calcext:value-type="string">
            <text:p>49</text:p>
          </table:table-cell>
          <table:table-cell table:formula="of:=MIDB([.I9];4;3)" office:value-type="string" office:string-value=" 29" calcext:value-type="string">
            <text:p><text:s/>29</text:p>
          </table:table-cell>
          <table:table-cell table:formula="of:=MIDB([.I9];8;3)" office:value-type="string" office:string-value=" 46" calcext:value-type="string">
            <text:p><text:s/>46</text:p>
          </table:table-cell>
          <table:table-cell table:formula="of:=-([.J9]+[.K9]/60+[.L9]/3600)" office:value-type="float" office:value="-49.4961111111111" calcext:value-type="float">
            <text:p>-49.49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Rialma</text:p>
          </table:table-cell>
          <table:table-cell table:style-name="ce3" office:value-type="string" calcext:value-type="string">
            <text:p>15º 18’ 54”</text:p>
          </table:table-cell>
          <table:table-cell table:formula="of:=MID([.C10];1;2)" office:value-type="string" office:string-value="15" calcext:value-type="string">
            <text:p>15</text:p>
          </table:table-cell>
          <table:table-cell table:style-name="ce3" table:formula="of:=MIDB([.C10];4;3)" office:value-type="string" office:string-value=" 18" calcext:value-type="string">
            <text:p><text:s/>18</text:p>
          </table:table-cell>
          <table:table-cell table:style-name="ce5" table:formula="of:=MIDB([.C10];8;3)" office:value-type="string" office:string-value=" 54" calcext:value-type="string">
            <text:p><text:s/>54</text:p>
          </table:table-cell>
          <table:table-cell table:formula="of:=-([.D10]+[.E10]/60+[.F10]/3600)" office:value-type="float" office:value="-15.315" calcext:value-type="float">
            <text:p>-15.315000000000</text:p>
          </table:table-cell>
          <table:table-cell/>
          <table:table-cell table:style-name="ce3" office:value-type="string" calcext:value-type="string">
            <text:p>49º 35’ 04”</text:p>
          </table:table-cell>
          <table:table-cell table:formula="of:=MID([.I10];1;2)" office:value-type="string" office:string-value="49" calcext:value-type="string">
            <text:p>49</text:p>
          </table:table-cell>
          <table:table-cell table:formula="of:=MIDB([.I10];4;3)" office:value-type="string" office:string-value=" 35" calcext:value-type="string">
            <text:p><text:s/>35</text:p>
          </table:table-cell>
          <table:table-cell table:formula="of:=MIDB([.I10];8;3)" office:value-type="string" office:string-value=" 04" calcext:value-type="string">
            <text:p><text:s/>04</text:p>
          </table:table-cell>
          <table:table-cell table:formula="of:=-([.J10]+[.K10]/60+[.L10]/3600)" office:value-type="float" office:value="-49.5844444444444" calcext:value-type="float">
            <text:p>-49.58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Itaguaru</text:p>
          </table:table-cell>
          <table:table-cell table:style-name="ce3" office:value-type="string" calcext:value-type="string">
            <text:p>15º 45’ 30”</text:p>
          </table:table-cell>
          <table:table-cell table:formula="of:=MID([.C11];1;2)" office:value-type="string" office:string-value="15" calcext:value-type="string">
            <text:p>15</text:p>
          </table:table-cell>
          <table:table-cell table:style-name="ce3" table:formula="of:=MIDB([.C11];4;3)" office:value-type="string" office:string-value=" 45" calcext:value-type="string">
            <text:p><text:s/>45</text:p>
          </table:table-cell>
          <table:table-cell table:style-name="ce5" table:formula="of:=MIDB([.C11];8;3)" office:value-type="string" office:string-value=" 30" calcext:value-type="string">
            <text:p><text:s/>30</text:p>
          </table:table-cell>
          <table:table-cell table:formula="of:=-([.D11]+[.E11]/60+[.F11]/3600)" office:value-type="float" office:value="-15.7583333333333" calcext:value-type="float">
            <text:p>-15.758333333333</text:p>
          </table:table-cell>
          <table:table-cell/>
          <table:table-cell table:style-name="ce3" office:value-type="string" calcext:value-type="string">
            <text:p>49º 38’ 03”</text:p>
          </table:table-cell>
          <table:table-cell table:formula="of:=MID([.I11];1;2)" office:value-type="string" office:string-value="49" calcext:value-type="string">
            <text:p>49</text:p>
          </table:table-cell>
          <table:table-cell table:formula="of:=MIDB([.I11];4;3)" office:value-type="string" office:string-value=" 38" calcext:value-type="string">
            <text:p><text:s/>38</text:p>
          </table:table-cell>
          <table:table-cell table:formula="of:=MIDB([.I11];8;3)" office:value-type="string" office:string-value=" 03" calcext:value-type="string">
            <text:p><text:s/>03</text:p>
          </table:table-cell>
          <table:table-cell table:formula="of:=-([.J11]+[.K11]/60+[.L11]/3600)" office:value-type="float" office:value="-49.6341666666667" calcext:value-type="float">
            <text:p>-49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Matrinchã</text:p>
          </table:table-cell>
          <table:table-cell table:style-name="ce3" office:value-type="string" calcext:value-type="string">
            <text:p>15º 26’ 37”</text:p>
          </table:table-cell>
          <table:table-cell table:formula="of:=MID([.C12];1;2)" office:value-type="string" office:string-value="15" calcext:value-type="string">
            <text:p>15</text:p>
          </table:table-cell>
          <table:table-cell table:style-name="ce3" table:formula="of:=MIDB([.C12];4;3)" office:value-type="string" office:string-value=" 26" calcext:value-type="string">
            <text:p><text:s/>26</text:p>
          </table:table-cell>
          <table:table-cell table:style-name="ce5" table:formula="of:=MIDB([.C12];8;3)" office:value-type="string" office:string-value=" 37" calcext:value-type="string">
            <text:p><text:s/>37</text:p>
          </table:table-cell>
          <table:table-cell table:formula="of:=-([.D12]+[.E12]/60+[.F12]/3600)" office:value-type="float" office:value="-15.4436111111111" calcext:value-type="float">
            <text:p>-15.443611111111</text:p>
          </table:table-cell>
          <table:table-cell/>
          <table:table-cell table:style-name="ce3" office:value-type="string" calcext:value-type="string">
            <text:p>50º 44’ 46”</text:p>
          </table:table-cell>
          <table:table-cell table:formula="of:=MID([.I12];1;2)" office:value-type="string" office:string-value="50" calcext:value-type="string">
            <text:p>50</text:p>
          </table:table-cell>
          <table:table-cell table:formula="of:=MIDB([.I12];4;3)" office:value-type="string" office:string-value=" 44" calcext:value-type="string">
            <text:p><text:s/>44</text:p>
          </table:table-cell>
          <table:table-cell table:formula="of:=MIDB([.I12];8;3)" office:value-type="string" office:string-value=" 46" calcext:value-type="string">
            <text:p><text:s/>46</text:p>
          </table:table-cell>
          <table:table-cell table:formula="of:=-([.J12]+[.K12]/60+[.L12]/3600)" office:value-type="float" office:value="-50.7461111111111" calcext:value-type="float">
            <text:p>-50.74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17º 52’ 53”</text:p>
          </table:table-cell>
          <table:table-cell table:formula="of:=MID([.C13];1;2)" office:value-type="string" office:string-value="17" calcext:value-type="string">
            <text:p>17</text:p>
          </table:table-cell>
          <table:table-cell table:style-name="ce3" table:formula="of:=MIDB([.C13];4;3)" office:value-type="string" office:string-value=" 52" calcext:value-type="string">
            <text:p><text:s/>52</text:p>
          </table:table-cell>
          <table:table-cell table:style-name="ce5" table:formula="of:=MIDB([.C13];8;3)" office:value-type="string" office:string-value=" 53" calcext:value-type="string">
            <text:p><text:s/>53</text:p>
          </table:table-cell>
          <table:table-cell table:formula="of:=-([.D13]+[.E13]/60+[.F13]/3600)" office:value-type="float" office:value="-17.8813888888889" calcext:value-type="float">
            <text:p>-17.881388888889</text:p>
          </table:table-cell>
          <table:table-cell/>
          <table:table-cell table:style-name="ce3" office:value-type="string" calcext:value-type="string">
            <text:p>51º 42’ 52”</text:p>
          </table:table-cell>
          <table:table-cell table:formula="of:=MID([.I13];1;2)" office:value-type="string" office:string-value="51" calcext:value-type="string">
            <text:p>51</text:p>
          </table:table-cell>
          <table:table-cell table:formula="of:=MIDB([.I13];4;3)" office:value-type="string" office:string-value=" 42" calcext:value-type="string">
            <text:p><text:s/>42</text:p>
          </table:table-cell>
          <table:table-cell table:formula="of:=MIDB([.I13];8;3)" office:value-type="string" office:string-value=" 52" calcext:value-type="string">
            <text:p><text:s/>52</text:p>
          </table:table-cell>
          <table:table-cell table:formula="of:=-([.J13]+[.K13]/60+[.L13]/3600)" office:value-type="float" office:value="-51.7144444444445" calcext:value-type="float">
            <text:p>-51.71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Mambaí</text:p>
          </table:table-cell>
          <table:table-cell table:style-name="ce3" office:value-type="string" calcext:value-type="string">
            <text:p>14º 29’ 16”</text:p>
          </table:table-cell>
          <table:table-cell table:formula="of:=MID([.C14];1;2)" office:value-type="string" office:string-value="14" calcext:value-type="string">
            <text:p>14</text:p>
          </table:table-cell>
          <table:table-cell table:style-name="ce3" table:formula="of:=MIDB([.C14];4;3)" office:value-type="string" office:string-value=" 29" calcext:value-type="string">
            <text:p><text:s/>29</text:p>
          </table:table-cell>
          <table:table-cell table:style-name="ce5" table:formula="of:=MIDB([.C14];8;3)" office:value-type="string" office:string-value=" 16" calcext:value-type="string">
            <text:p><text:s/>16</text:p>
          </table:table-cell>
          <table:table-cell table:formula="of:=-([.D14]+[.E14]/60+[.F14]/3600)" office:value-type="float" office:value="-14.4877777777778" calcext:value-type="float">
            <text:p>-14.487777777778</text:p>
          </table:table-cell>
          <table:table-cell/>
          <table:table-cell table:style-name="ce3" office:value-type="string" calcext:value-type="string">
            <text:p>46º 06’ 47”</text:p>
          </table:table-cell>
          <table:table-cell table:formula="of:=MID([.I14];1;2)" office:value-type="string" office:string-value="46" calcext:value-type="string">
            <text:p>46</text:p>
          </table:table-cell>
          <table:table-cell table:formula="of:=MIDB([.I14];4;3)" office:value-type="string" office:string-value=" 06" calcext:value-type="string">
            <text:p><text:s/>06</text:p>
          </table:table-cell>
          <table:table-cell table:formula="of:=MIDB([.I14];8;3)" office:value-type="string" office:string-value=" 47" calcext:value-type="string">
            <text:p><text:s/>47</text:p>
          </table:table-cell>
          <table:table-cell table:formula="of:=-([.J14]+[.K14]/60+[.L14]/3600)" office:value-type="float" office:value="-46.1130555555556" calcext:value-type="float">
            <text:p>-46.11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Aloândia</text:p>
          </table:table-cell>
          <table:table-cell table:style-name="ce3" office:value-type="string" calcext:value-type="string">
            <text:p>17º 43’ 38”</text:p>
          </table:table-cell>
          <table:table-cell table:formula="of:=MID([.C15];1;2)" office:value-type="string" office:string-value="17" calcext:value-type="string">
            <text:p>17</text:p>
          </table:table-cell>
          <table:table-cell table:style-name="ce3" table:formula="of:=MIDB([.C15];4;3)" office:value-type="string" office:string-value=" 43" calcext:value-type="string">
            <text:p><text:s/>43</text:p>
          </table:table-cell>
          <table:table-cell table:style-name="ce5" table:formula="of:=MIDB([.C15];8;3)" office:value-type="string" office:string-value=" 38" calcext:value-type="string">
            <text:p><text:s/>38</text:p>
          </table:table-cell>
          <table:table-cell table:formula="of:=-([.D15]+[.E15]/60+[.F15]/3600)" office:value-type="float" office:value="-17.7272222222222" calcext:value-type="float">
            <text:p>-17.727222222222</text:p>
          </table:table-cell>
          <table:table-cell/>
          <table:table-cell table:style-name="ce3" office:value-type="string" calcext:value-type="string">
            <text:p>49º 28’ 49”</text:p>
          </table:table-cell>
          <table:table-cell table:formula="of:=MID([.I15];1;2)" office:value-type="string" office:string-value="49" calcext:value-type="string">
            <text:p>49</text:p>
          </table:table-cell>
          <table:table-cell table:formula="of:=MIDB([.I15];4;3)" office:value-type="string" office:string-value=" 28" calcext:value-type="string">
            <text:p><text:s/>28</text:p>
          </table:table-cell>
          <table:table-cell table:formula="of:=MIDB([.I15];8;3)" office:value-type="string" office:string-value=" 49" calcext:value-type="string">
            <text:p><text:s/>49</text:p>
          </table:table-cell>
          <table:table-cell table:formula="of:=-([.J15]+[.K15]/60+[.L15]/3600)" office:value-type="float" office:value="-49.4802777777778" calcext:value-type="float">
            <text:p>-49.4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Santa Cruz de Goiás</text:p>
          </table:table-cell>
          <table:table-cell table:style-name="ce3" office:value-type="string" calcext:value-type="string">
            <text:p>17º 18’ 57”</text:p>
          </table:table-cell>
          <table:table-cell table:formula="of:=MID([.C16];1;2)" office:value-type="string" office:string-value="17" calcext:value-type="string">
            <text:p>17</text:p>
          </table:table-cell>
          <table:table-cell table:style-name="ce3" table:formula="of:=MIDB([.C16];4;3)" office:value-type="string" office:string-value=" 18" calcext:value-type="string">
            <text:p><text:s/>18</text:p>
          </table:table-cell>
          <table:table-cell table:style-name="ce5" table:formula="of:=MIDB([.C16];8;3)" office:value-type="string" office:string-value=" 57" calcext:value-type="string">
            <text:p><text:s/>57</text:p>
          </table:table-cell>
          <table:table-cell table:formula="of:=-([.D16]+[.E16]/60+[.F16]/3600)" office:value-type="float" office:value="-17.3158333333333" calcext:value-type="float">
            <text:p>-17.315833333333</text:p>
          </table:table-cell>
          <table:table-cell/>
          <table:table-cell table:style-name="ce3" office:value-type="string" calcext:value-type="string">
            <text:p>48º 28’ 54”</text:p>
          </table:table-cell>
          <table:table-cell table:formula="of:=MID([.I16];1;2)" office:value-type="string" office:string-value="48" calcext:value-type="string">
            <text:p>48</text:p>
          </table:table-cell>
          <table:table-cell table:formula="of:=MIDB([.I16];4;3)" office:value-type="string" office:string-value=" 28" calcext:value-type="string">
            <text:p><text:s/>28</text:p>
          </table:table-cell>
          <table:table-cell table:formula="of:=MIDB([.I16];8;3)" office:value-type="string" office:string-value=" 54" calcext:value-type="string">
            <text:p><text:s/>54</text:p>
          </table:table-cell>
          <table:table-cell table:formula="of:=-([.J16]+[.K16]/60+[.L16]/3600)" office:value-type="float" office:value="-48.4816666666667" calcext:value-type="float">
            <text:p>-48.4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Terezópolis de Goiás</text:p>
          </table:table-cell>
          <table:table-cell table:style-name="ce3" office:value-type="string" calcext:value-type="string">
            <text:p>16º 23’ 41”</text:p>
          </table:table-cell>
          <table:table-cell table:formula="of:=MID([.C17];1;2)" office:value-type="string" office:string-value="16" calcext:value-type="string">
            <text:p>16</text:p>
          </table:table-cell>
          <table:table-cell table:style-name="ce3" table:formula="of:=MIDB([.C17];4;3)" office:value-type="string" office:string-value=" 23" calcext:value-type="string">
            <text:p><text:s/>23</text:p>
          </table:table-cell>
          <table:table-cell table:style-name="ce5" table:formula="of:=MIDB([.C17];8;3)" office:value-type="string" office:string-value=" 41" calcext:value-type="string">
            <text:p><text:s/>41</text:p>
          </table:table-cell>
          <table:table-cell table:formula="of:=-([.D17]+[.E17]/60+[.F17]/3600)" office:value-type="float" office:value="-16.3947222222222" calcext:value-type="float">
            <text:p>-16.394722222222</text:p>
          </table:table-cell>
          <table:table-cell/>
          <table:table-cell table:style-name="ce3" office:value-type="string" calcext:value-type="string">
            <text:p>49º 04’ 47”</text:p>
          </table:table-cell>
          <table:table-cell table:formula="of:=MID([.I17];1;2)" office:value-type="string" office:string-value="49" calcext:value-type="string">
            <text:p>49</text:p>
          </table:table-cell>
          <table:table-cell table:formula="of:=MIDB([.I17];4;3)" office:value-type="string" office:string-value=" 04" calcext:value-type="string">
            <text:p><text:s/>04</text:p>
          </table:table-cell>
          <table:table-cell table:formula="of:=MIDB([.I17];8;3)" office:value-type="string" office:string-value=" 47" calcext:value-type="string">
            <text:p><text:s/>47</text:p>
          </table:table-cell>
          <table:table-cell table:formula="of:=-([.J17]+[.K17]/60+[.L17]/3600)" office:value-type="float" office:value="-49.0797222222222" calcext:value-type="float">
            <text:p>-49.0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Uruana</text:p>
          </table:table-cell>
          <table:table-cell table:style-name="ce3" office:value-type="string" calcext:value-type="string">
            <text:p>15º 29’ 53”</text:p>
          </table:table-cell>
          <table:table-cell table:formula="of:=MID([.C18];1;2)" office:value-type="string" office:string-value="15" calcext:value-type="string">
            <text:p>15</text:p>
          </table:table-cell>
          <table:table-cell table:style-name="ce3" table:formula="of:=MIDB([.C18];4;3)" office:value-type="string" office:string-value=" 29" calcext:value-type="string">
            <text:p><text:s/>29</text:p>
          </table:table-cell>
          <table:table-cell table:style-name="ce5" table:formula="of:=MIDB([.C18];8;3)" office:value-type="string" office:string-value=" 53" calcext:value-type="string">
            <text:p><text:s/>53</text:p>
          </table:table-cell>
          <table:table-cell table:formula="of:=-([.D18]+[.E18]/60+[.F18]/3600)" office:value-type="float" office:value="-15.4980555555556" calcext:value-type="float">
            <text:p>-15.498055555556</text:p>
          </table:table-cell>
          <table:table-cell/>
          <table:table-cell table:style-name="ce3" office:value-type="string" calcext:value-type="string">
            <text:p>49º 41’ 15”</text:p>
          </table:table-cell>
          <table:table-cell table:formula="of:=MID([.I18];1;2)" office:value-type="string" office:string-value="49" calcext:value-type="string">
            <text:p>49</text:p>
          </table:table-cell>
          <table:table-cell table:formula="of:=MIDB([.I18];4;3)" office:value-type="string" office:string-value=" 41" calcext:value-type="string">
            <text:p><text:s/>41</text:p>
          </table:table-cell>
          <table:table-cell table:formula="of:=MIDB([.I18];8;3)" office:value-type="string" office:string-value=" 15" calcext:value-type="string">
            <text:p><text:s/>15</text:p>
          </table:table-cell>
          <table:table-cell table:formula="of:=-([.J18]+[.K18]/60+[.L18]/3600)" office:value-type="float" office:value="-49.6875" calcext:value-type="float">
            <text:p>-49.6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Acreúna</text:p>
          </table:table-cell>
          <table:table-cell table:style-name="ce3" office:value-type="string" calcext:value-type="string">
            <text:p>17º 23’ 44”</text:p>
          </table:table-cell>
          <table:table-cell table:formula="of:=MID([.C19];1;2)" office:value-type="string" office:string-value="17" calcext:value-type="string">
            <text:p>17</text:p>
          </table:table-cell>
          <table:table-cell table:style-name="ce3" table:formula="of:=MIDB([.C19];4;3)" office:value-type="string" office:string-value=" 23" calcext:value-type="string">
            <text:p><text:s/>23</text:p>
          </table:table-cell>
          <table:table-cell table:style-name="ce5" table:formula="of:=MIDB([.C19];8;3)" office:value-type="string" office:string-value=" 44" calcext:value-type="string">
            <text:p><text:s/>44</text:p>
          </table:table-cell>
          <table:table-cell table:formula="of:=-([.D19]+[.E19]/60+[.F19]/3600)" office:value-type="float" office:value="-17.3955555555556" calcext:value-type="float">
            <text:p>-17.395555555556</text:p>
          </table:table-cell>
          <table:table-cell/>
          <table:table-cell table:style-name="ce3" office:value-type="string" calcext:value-type="string">
            <text:p>50º 22’ 37”</text:p>
          </table:table-cell>
          <table:table-cell table:formula="of:=MID([.I19];1;2)" office:value-type="string" office:string-value="50" calcext:value-type="string">
            <text:p>50</text:p>
          </table:table-cell>
          <table:table-cell table:formula="of:=MIDB([.I19];4;3)" office:value-type="string" office:string-value=" 22" calcext:value-type="string">
            <text:p><text:s/>22</text:p>
          </table:table-cell>
          <table:table-cell table:formula="of:=MIDB([.I19];8;3)" office:value-type="string" office:string-value=" 37" calcext:value-type="string">
            <text:p><text:s/>37</text:p>
          </table:table-cell>
          <table:table-cell table:formula="of:=-([.J19]+[.K19]/60+[.L19]/3600)" office:value-type="float" office:value="-50.3769444444445" calcext:value-type="float">
            <text:p>-50.37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Bom Jardim de Goiás</text:p>
          </table:table-cell>
          <table:table-cell table:style-name="ce3" office:value-type="string" calcext:value-type="string">
            <text:p>16º 12’ 35”</text:p>
          </table:table-cell>
          <table:table-cell table:formula="of:=MID([.C20];1;2)" office:value-type="string" office:string-value="16" calcext:value-type="string">
            <text:p>16</text:p>
          </table:table-cell>
          <table:table-cell table:style-name="ce3" table:formula="of:=MIDB([.C20];4;3)" office:value-type="string" office:string-value=" 12" calcext:value-type="string">
            <text:p><text:s/>12</text:p>
          </table:table-cell>
          <table:table-cell table:style-name="ce5" table:formula="of:=MIDB([.C20];8;3)" office:value-type="string" office:string-value=" 35" calcext:value-type="string">
            <text:p><text:s/>35</text:p>
          </table:table-cell>
          <table:table-cell table:formula="of:=-([.D20]+[.E20]/60+[.F20]/3600)" office:value-type="float" office:value="-16.2097222222222" calcext:value-type="float">
            <text:p>-16.209722222222</text:p>
          </table:table-cell>
          <table:table-cell/>
          <table:table-cell table:style-name="ce3" office:value-type="string" calcext:value-type="string">
            <text:p>52º 10’ 20”</text:p>
          </table:table-cell>
          <table:table-cell table:formula="of:=MID([.I20];1;2)" office:value-type="string" office:string-value="52" calcext:value-type="string">
            <text:p>52</text:p>
          </table:table-cell>
          <table:table-cell table:formula="of:=MIDB([.I20];4;3)" office:value-type="string" office:string-value=" 10" calcext:value-type="string">
            <text:p><text:s/>10</text:p>
          </table:table-cell>
          <table:table-cell table:formula="of:=MIDB([.I20];8;3)" office:value-type="string" office:string-value=" 20" calcext:value-type="string">
            <text:p><text:s/>20</text:p>
          </table:table-cell>
          <table:table-cell table:formula="of:=-([.J20]+[.K20]/60+[.L20]/3600)" office:value-type="float" office:value="-52.1722222222222" calcext:value-type="float">
            <text:p>-52.1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Luziânia</text:p>
          </table:table-cell>
          <table:table-cell table:style-name="ce3" office:value-type="string" calcext:value-type="string">
            <text:p>16º 15’ 09”</text:p>
          </table:table-cell>
          <table:table-cell table:formula="of:=MID([.C21];1;2)" office:value-type="string" office:string-value="16" calcext:value-type="string">
            <text:p>16</text:p>
          </table:table-cell>
          <table:table-cell table:style-name="ce3" table:formula="of:=MIDB([.C21];4;3)" office:value-type="string" office:string-value=" 15" calcext:value-type="string">
            <text:p><text:s/>15</text:p>
          </table:table-cell>
          <table:table-cell table:style-name="ce5" table:formula="of:=MIDB([.C21];8;3)" office:value-type="string" office:string-value=" 09" calcext:value-type="string">
            <text:p><text:s/>09</text:p>
          </table:table-cell>
          <table:table-cell table:formula="of:=-([.D21]+[.E21]/60+[.F21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7º 57’ 01”</text:p>
          </table:table-cell>
          <table:table-cell table:formula="of:=MID([.I21];1;2)" office:value-type="string" office:string-value="47" calcext:value-type="string">
            <text:p>47</text:p>
          </table:table-cell>
          <table:table-cell table:formula="of:=MIDB([.I21];4;3)" office:value-type="string" office:string-value=" 57" calcext:value-type="string">
            <text:p><text:s/>57</text:p>
          </table:table-cell>
          <table:table-cell table:formula="of:=MIDB([.I21];8;3)" office:value-type="string" office:string-value=" 01" calcext:value-type="string">
            <text:p><text:s/>01</text:p>
          </table:table-cell>
          <table:table-cell table:formula="of:=-([.J21]+[.K21]/60+[.L21]/3600)" office:value-type="float" office:value="-47.9502777777778" calcext:value-type="float">
            <text:p>-47.9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Monte Alegre de Goiás</text:p>
          </table:table-cell>
          <table:table-cell table:style-name="ce3" office:value-type="string" calcext:value-type="string">
            <text:p>13º 15’ 23”</text:p>
          </table:table-cell>
          <table:table-cell table:formula="of:=MID([.C22];1;2)" office:value-type="string" office:string-value="13" calcext:value-type="string">
            <text:p>13</text:p>
          </table:table-cell>
          <table:table-cell table:style-name="ce3" table:formula="of:=MIDB([.C22];4;3)" office:value-type="string" office:string-value=" 15" calcext:value-type="string">
            <text:p><text:s/>15</text:p>
          </table:table-cell>
          <table:table-cell table:style-name="ce5" table:formula="of:=MIDB([.C22];8;3)" office:value-type="string" office:string-value=" 23" calcext:value-type="string">
            <text:p><text:s/>23</text:p>
          </table:table-cell>
          <table:table-cell table:formula="of:=-([.D22]+[.E22]/60+[.F22]/3600)" office:value-type="float" office:value="-13.2563888888889" calcext:value-type="float">
            <text:p>-13.256388888889</text:p>
          </table:table-cell>
          <table:table-cell/>
          <table:table-cell table:style-name="ce3" office:value-type="string" calcext:value-type="string">
            <text:p>46º 54’ 02”</text:p>
          </table:table-cell>
          <table:table-cell table:formula="of:=MID([.I22];1;2)" office:value-type="string" office:string-value="46" calcext:value-type="string">
            <text:p>46</text:p>
          </table:table-cell>
          <table:table-cell table:formula="of:=MIDB([.I22];4;3)" office:value-type="string" office:string-value=" 54" calcext:value-type="string">
            <text:p><text:s/>54</text:p>
          </table:table-cell>
          <table:table-cell table:formula="of:=MIDB([.I22];8;3)" office:value-type="string" office:string-value=" 02" calcext:value-type="string">
            <text:p><text:s/>02</text:p>
          </table:table-cell>
          <table:table-cell table:formula="of:=-([.J22]+[.K22]/60+[.L22]/3600)" office:value-type="float" office:value="-46.9005555555556" calcext:value-type="float">
            <text:p>-46.90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Três Ranchos</text:p>
          </table:table-cell>
          <table:table-cell table:style-name="ce3" office:value-type="string" calcext:value-type="string">
            <text:p>18º 21’ 14”</text:p>
          </table:table-cell>
          <table:table-cell table:formula="of:=MID([.C23];1;2)" office:value-type="string" office:string-value="18" calcext:value-type="string">
            <text:p>18</text:p>
          </table:table-cell>
          <table:table-cell table:style-name="ce3" table:formula="of:=MIDB([.C23];4;3)" office:value-type="string" office:string-value=" 21" calcext:value-type="string">
            <text:p><text:s/>21</text:p>
          </table:table-cell>
          <table:table-cell table:style-name="ce5" table:formula="of:=MIDB([.C23];8;3)" office:value-type="string" office:string-value=" 14" calcext:value-type="string">
            <text:p><text:s/>14</text:p>
          </table:table-cell>
          <table:table-cell table:formula="of:=-([.D23]+[.E23]/60+[.F23]/3600)" office:value-type="float" office:value="-18.3538888888889" calcext:value-type="float">
            <text:p>-18.353888888889</text:p>
          </table:table-cell>
          <table:table-cell/>
          <table:table-cell table:style-name="ce3" office:value-type="string" calcext:value-type="string">
            <text:p>47º 46’ 57”</text:p>
          </table:table-cell>
          <table:table-cell table:formula="of:=MID([.I23];1;2)" office:value-type="string" office:string-value="47" calcext:value-type="string">
            <text:p>47</text:p>
          </table:table-cell>
          <table:table-cell table:formula="of:=MIDB([.I23];4;3)" office:value-type="string" office:string-value=" 46" calcext:value-type="string">
            <text:p><text:s/>46</text:p>
          </table:table-cell>
          <table:table-cell table:formula="of:=MIDB([.I23];8;3)" office:value-type="string" office:string-value=" 57" calcext:value-type="string">
            <text:p><text:s/>57</text:p>
          </table:table-cell>
          <table:table-cell table:formula="of:=-([.J23]+[.K23]/60+[.L23]/3600)" office:value-type="float" office:value="-47.7825" calcext:value-type="float">
            <text:p>-47.78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rombas</text:p>
          </table:table-cell>
          <table:table-cell table:style-name="ce3" office:value-type="string" calcext:value-type="string">
            <text:p>13º 30’ 31”</text:p>
          </table:table-cell>
          <table:table-cell table:formula="of:=MID([.C24];1;2)" office:value-type="string" office:string-value="13" calcext:value-type="string">
            <text:p>13</text:p>
          </table:table-cell>
          <table:table-cell table:style-name="ce3" table:formula="of:=MIDB([.C24];4;3)" office:value-type="string" office:string-value=" 30" calcext:value-type="string">
            <text:p><text:s/>30</text:p>
          </table:table-cell>
          <table:table-cell table:style-name="ce5" table:formula="of:=MIDB([.C24];8;3)" office:value-type="string" office:string-value=" 31" calcext:value-type="string">
            <text:p><text:s/>31</text:p>
          </table:table-cell>
          <table:table-cell table:formula="of:=-([.D24]+[.E24]/60+[.F24]/3600)" office:value-type="float" office:value="-13.5086111111111" calcext:value-type="float">
            <text:p>-13.508611111111</text:p>
          </table:table-cell>
          <table:table-cell/>
          <table:table-cell table:style-name="ce3" office:value-type="string" calcext:value-type="string">
            <text:p>48º 44’ 24”</text:p>
          </table:table-cell>
          <table:table-cell table:formula="of:=MID([.I24];1;2)" office:value-type="string" office:string-value="48" calcext:value-type="string">
            <text:p>48</text:p>
          </table:table-cell>
          <table:table-cell table:formula="of:=MIDB([.I24];4;3)" office:value-type="string" office:string-value=" 44" calcext:value-type="string">
            <text:p><text:s/>44</text:p>
          </table:table-cell>
          <table:table-cell table:formula="of:=MIDB([.I24];8;3)" office:value-type="string" office:string-value=" 24" calcext:value-type="string">
            <text:p><text:s/>24</text:p>
          </table:table-cell>
          <table:table-cell table:formula="of:=-([.J24]+[.K24]/60+[.L24]/3600)" office:value-type="float" office:value="-48.74" calcext:value-type="float">
            <text:p>-48.74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Minaçu</text:p>
          </table:table-cell>
          <table:table-cell table:style-name="ce3" office:value-type="string" calcext:value-type="string">
            <text:p>13º 31’ 59”</text:p>
          </table:table-cell>
          <table:table-cell table:formula="of:=MID([.C25];1;2)" office:value-type="string" office:string-value="13" calcext:value-type="string">
            <text:p>13</text:p>
          </table:table-cell>
          <table:table-cell table:style-name="ce3" table:formula="of:=MIDB([.C25];4;3)" office:value-type="string" office:string-value=" 31" calcext:value-type="string">
            <text:p><text:s/>31</text:p>
          </table:table-cell>
          <table:table-cell table:style-name="ce5" table:formula="of:=MIDB([.C25];8;3)" office:value-type="string" office:string-value=" 59" calcext:value-type="string">
            <text:p><text:s/>59</text:p>
          </table:table-cell>
          <table:table-cell table:formula="of:=-([.D25]+[.E25]/60+[.F25]/3600)" office:value-type="float" office:value="-13.5330555555556" calcext:value-type="float">
            <text:p>-13.533055555556</text:p>
          </table:table-cell>
          <table:table-cell/>
          <table:table-cell table:style-name="ce3" office:value-type="string" calcext:value-type="string">
            <text:p>48º 13’ 12”</text:p>
          </table:table-cell>
          <table:table-cell table:formula="of:=MID([.I25];1;2)" office:value-type="string" office:string-value="48" calcext:value-type="string">
            <text:p>48</text:p>
          </table:table-cell>
          <table:table-cell table:formula="of:=MIDB([.I25];4;3)" office:value-type="string" office:string-value=" 13" calcext:value-type="string">
            <text:p><text:s/>13</text:p>
          </table:table-cell>
          <table:table-cell table:formula="of:=MIDB([.I25];8;3)" office:value-type="string" office:string-value=" 12" calcext:value-type="string">
            <text:p><text:s/>12</text:p>
          </table:table-cell>
          <table:table-cell table:formula="of:=-([.J25]+[.K25]/60+[.L25]/3600)" office:value-type="float" office:value="-48.22" calcext:value-type="float">
            <text:p>-48.22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ortelândia</text:p>
          </table:table-cell>
          <table:table-cell table:style-name="ce3" office:value-type="string" calcext:value-type="string">
            <text:p>17º 21’ 13”</text:p>
          </table:table-cell>
          <table:table-cell table:formula="of:=MID([.C26];1;2)" office:value-type="string" office:string-value="17" calcext:value-type="string">
            <text:p>17</text:p>
          </table:table-cell>
          <table:table-cell table:style-name="ce3" table:formula="of:=MIDB([.C26];4;3)" office:value-type="string" office:string-value=" 21" calcext:value-type="string">
            <text:p><text:s/>21</text:p>
          </table:table-cell>
          <table:table-cell table:style-name="ce5" table:formula="of:=MIDB([.C26];8;3)" office:value-type="string" office:string-value=" 13" calcext:value-type="string">
            <text:p><text:s/>13</text:p>
          </table:table-cell>
          <table:table-cell table:formula="of:=-([.D26]+[.E26]/60+[.F26]/3600)" office:value-type="float" office:value="-17.3536111111111" calcext:value-type="float">
            <text:p>-17.353611111111</text:p>
          </table:table-cell>
          <table:table-cell/>
          <table:table-cell table:style-name="ce3" office:value-type="string" calcext:value-type="string">
            <text:p>52º 40’ 43”</text:p>
          </table:table-cell>
          <table:table-cell table:formula="of:=MID([.I26];1;2)" office:value-type="string" office:string-value="52" calcext:value-type="string">
            <text:p>52</text:p>
          </table:table-cell>
          <table:table-cell table:formula="of:=MIDB([.I26];4;3)" office:value-type="string" office:string-value=" 40" calcext:value-type="string">
            <text:p><text:s/>40</text:p>
          </table:table-cell>
          <table:table-cell table:formula="of:=MIDB([.I26];8;3)" office:value-type="string" office:string-value=" 43" calcext:value-type="string">
            <text:p><text:s/>43</text:p>
          </table:table-cell>
          <table:table-cell table:formula="of:=-([.J26]+[.K26]/60+[.L26]/3600)" office:value-type="float" office:value="-52.6786111111111" calcext:value-type="float">
            <text:p>-52.67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Indiara</text:p>
          </table:table-cell>
          <table:table-cell table:style-name="ce3" office:value-type="string" calcext:value-type="string">
            <text:p>17º 08’ 17”</text:p>
          </table:table-cell>
          <table:table-cell table:formula="of:=MID([.C27];1;2)" office:value-type="string" office:string-value="17" calcext:value-type="string">
            <text:p>17</text:p>
          </table:table-cell>
          <table:table-cell table:style-name="ce3" table:formula="of:=MIDB([.C27];4;3)" office:value-type="string" office:string-value=" 08" calcext:value-type="string">
            <text:p><text:s/>08</text:p>
          </table:table-cell>
          <table:table-cell table:style-name="ce5" table:formula="of:=MIDB([.C27];8;3)" office:value-type="string" office:string-value=" 17" calcext:value-type="string">
            <text:p><text:s/>17</text:p>
          </table:table-cell>
          <table:table-cell table:formula="of:=-([.D27]+[.E27]/60+[.F27]/3600)" office:value-type="float" office:value="-17.1380555555556" calcext:value-type="float">
            <text:p>-17.138055555556</text:p>
          </table:table-cell>
          <table:table-cell/>
          <table:table-cell table:style-name="ce3" office:value-type="string" calcext:value-type="string">
            <text:p>49º 59’ 17”</text:p>
          </table:table-cell>
          <table:table-cell table:formula="of:=MID([.I27];1;2)" office:value-type="string" office:string-value="49" calcext:value-type="string">
            <text:p>49</text:p>
          </table:table-cell>
          <table:table-cell table:formula="of:=MIDB([.I27];4;3)" office:value-type="string" office:string-value=" 59" calcext:value-type="string">
            <text:p><text:s/>59</text:p>
          </table:table-cell>
          <table:table-cell table:formula="of:=MIDB([.I27];8;3)" office:value-type="string" office:string-value=" 17" calcext:value-type="string">
            <text:p><text:s/>17</text:p>
          </table:table-cell>
          <table:table-cell table:formula="of:=-([.J27]+[.K27]/60+[.L27]/3600)" office:value-type="float" office:value="-49.9880555555556" calcext:value-type="float">
            <text:p>-49.98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Aragoiânia</text:p>
          </table:table-cell>
          <table:table-cell table:style-name="ce3" office:value-type="string" calcext:value-type="string">
            <text:p>16º 54’ 43”</text:p>
          </table:table-cell>
          <table:table-cell table:formula="of:=MID([.C28];1;2)" office:value-type="string" office:string-value="16" calcext:value-type="string">
            <text:p>16</text:p>
          </table:table-cell>
          <table:table-cell table:style-name="ce3" table:formula="of:=MIDB([.C28];4;3)" office:value-type="string" office:string-value=" 54" calcext:value-type="string">
            <text:p><text:s/>54</text:p>
          </table:table-cell>
          <table:table-cell table:style-name="ce5" table:formula="of:=MIDB([.C28];8;3)" office:value-type="string" office:string-value=" 43" calcext:value-type="string">
            <text:p><text:s/>43</text:p>
          </table:table-cell>
          <table:table-cell table:formula="of:=-([.D28]+[.E28]/60+[.F28]/3600)" office:value-type="float" office:value="-16.9119444444444" calcext:value-type="float">
            <text:p>-16.911944444445</text:p>
          </table:table-cell>
          <table:table-cell/>
          <table:table-cell table:style-name="ce3" office:value-type="string" calcext:value-type="string">
            <text:p>49º 27’ 05”</text:p>
          </table:table-cell>
          <table:table-cell table:formula="of:=MID([.I28];1;2)" office:value-type="string" office:string-value="49" calcext:value-type="string">
            <text:p>49</text:p>
          </table:table-cell>
          <table:table-cell table:formula="of:=MIDB([.I28];4;3)" office:value-type="string" office:string-value=" 27" calcext:value-type="string">
            <text:p><text:s/>27</text:p>
          </table:table-cell>
          <table:table-cell table:formula="of:=MIDB([.I28];8;3)" office:value-type="string" office:string-value=" 05" calcext:value-type="string">
            <text:p><text:s/>05</text:p>
          </table:table-cell>
          <table:table-cell table:formula="of:=-([.J28]+[.K28]/60+[.L28]/3600)" office:value-type="float" office:value="-49.4513888888889" calcext:value-type="float">
            <text:p>-49.45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Planaltina</text:p>
          </table:table-cell>
          <table:table-cell table:style-name="ce3" office:value-type="string" calcext:value-type="string">
            <text:p>15º 27’ 10”</text:p>
          </table:table-cell>
          <table:table-cell table:formula="of:=MID([.C29];1;2)" office:value-type="string" office:string-value="15" calcext:value-type="string">
            <text:p>15</text:p>
          </table:table-cell>
          <table:table-cell table:style-name="ce3" table:formula="of:=MIDB([.C29];4;3)" office:value-type="string" office:string-value=" 27" calcext:value-type="string">
            <text:p><text:s/>27</text:p>
          </table:table-cell>
          <table:table-cell table:style-name="ce5" table:formula="of:=MIDB([.C29];8;3)" office:value-type="string" office:string-value=" 10" calcext:value-type="string">
            <text:p><text:s/>10</text:p>
          </table:table-cell>
          <table:table-cell table:formula="of:=-([.D29]+[.E29]/60+[.F29]/3600)" office:value-type="float" office:value="-15.4527777777778" calcext:value-type="float">
            <text:p>-15.452777777778</text:p>
          </table:table-cell>
          <table:table-cell/>
          <table:table-cell table:style-name="ce3" office:value-type="string" calcext:value-type="string">
            <text:p>47º 36’ 51”</text:p>
          </table:table-cell>
          <table:table-cell table:formula="of:=MID([.I29];1;2)" office:value-type="string" office:string-value="47" calcext:value-type="string">
            <text:p>47</text:p>
          </table:table-cell>
          <table:table-cell table:formula="of:=MIDB([.I29];4;3)" office:value-type="string" office:string-value=" 36" calcext:value-type="string">
            <text:p><text:s/>36</text:p>
          </table:table-cell>
          <table:table-cell table:formula="of:=MIDB([.I29];8;3)" office:value-type="string" office:string-value=" 51" calcext:value-type="string">
            <text:p><text:s/>51</text:p>
          </table:table-cell>
          <table:table-cell table:formula="of:=-([.J29]+[.K29]/60+[.L29]/3600)" office:value-type="float" office:value="-47.6141666666667" calcext:value-type="float">
            <text:p>-47.61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Alto Paraíso de Goiás</text:p>
          </table:table-cell>
          <table:table-cell table:style-name="ce3" office:value-type="string" calcext:value-type="string">
            <text:p>14º 07’ 57”</text:p>
          </table:table-cell>
          <table:table-cell table:formula="of:=MID([.C30];1;2)" office:value-type="string" office:string-value="14" calcext:value-type="string">
            <text:p>14</text:p>
          </table:table-cell>
          <table:table-cell table:style-name="ce3" table:formula="of:=MIDB([.C30];4;3)" office:value-type="string" office:string-value=" 07" calcext:value-type="string">
            <text:p><text:s/>07</text:p>
          </table:table-cell>
          <table:table-cell table:style-name="ce5" table:formula="of:=MIDB([.C30];8;3)" office:value-type="string" office:string-value=" 57" calcext:value-type="string">
            <text:p><text:s/>57</text:p>
          </table:table-cell>
          <table:table-cell table:formula="of:=-([.D30]+[.E30]/60+[.F30]/3600)" office:value-type="float" office:value="-14.1325" calcext:value-type="float">
            <text:p>-14.132500000000</text:p>
          </table:table-cell>
          <table:table-cell/>
          <table:table-cell table:style-name="ce3" office:value-type="string" calcext:value-type="string">
            <text:p>47º 30’ 36”</text:p>
          </table:table-cell>
          <table:table-cell table:formula="of:=MID([.I30];1;2)" office:value-type="string" office:string-value="47" calcext:value-type="string">
            <text:p>47</text:p>
          </table:table-cell>
          <table:table-cell table:formula="of:=MIDB([.I30];4;3)" office:value-type="string" office:string-value=" 30" calcext:value-type="string">
            <text:p><text:s/>30</text:p>
          </table:table-cell>
          <table:table-cell table:formula="of:=MIDB([.I30];8;3)" office:value-type="string" office:string-value=" 36" calcext:value-type="string">
            <text:p><text:s/>36</text:p>
          </table:table-cell>
          <table:table-cell table:formula="of:=-([.J30]+[.K30]/60+[.L30]/3600)" office:value-type="float" office:value="-47.51" calcext:value-type="float">
            <text:p>-47.5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Vila Propício</text:p>
          </table:table-cell>
          <table:table-cell table:style-name="ce3" office:value-type="string" calcext:value-type="string">
            <text:p>15º 27’ 25”</text:p>
          </table:table-cell>
          <table:table-cell table:formula="of:=MID([.C31];1;2)" office:value-type="string" office:string-value="15" calcext:value-type="string">
            <text:p>15</text:p>
          </table:table-cell>
          <table:table-cell table:style-name="ce3" table:formula="of:=MIDB([.C31];4;3)" office:value-type="string" office:string-value=" 27" calcext:value-type="string">
            <text:p><text:s/>27</text:p>
          </table:table-cell>
          <table:table-cell table:style-name="ce5" table:formula="of:=MIDB([.C31];8;3)" office:value-type="string" office:string-value=" 25" calcext:value-type="string">
            <text:p><text:s/>25</text:p>
          </table:table-cell>
          <table:table-cell table:formula="of:=-([.D31]+[.E31]/60+[.F31]/3600)" office:value-type="float" office:value="-15.4569444444444" calcext:value-type="float">
            <text:p>-15.456944444445</text:p>
          </table:table-cell>
          <table:table-cell/>
          <table:table-cell table:style-name="ce3" office:value-type="string" calcext:value-type="string">
            <text:p>48º 53’ 19”</text:p>
          </table:table-cell>
          <table:table-cell table:formula="of:=MID([.I31];1;2)" office:value-type="string" office:string-value="48" calcext:value-type="string">
            <text:p>48</text:p>
          </table:table-cell>
          <table:table-cell table:formula="of:=MIDB([.I31];4;3)" office:value-type="string" office:string-value=" 53" calcext:value-type="string">
            <text:p><text:s/>53</text:p>
          </table:table-cell>
          <table:table-cell table:formula="of:=MIDB([.I31];8;3)" office:value-type="string" office:string-value=" 19" calcext:value-type="string">
            <text:p><text:s/>19</text:p>
          </table:table-cell>
          <table:table-cell table:formula="of:=-([.J31]+[.K31]/60+[.L31]/3600)" office:value-type="float" office:value="-48.8886111111111" calcext:value-type="float">
            <text:p>-48.88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Jesúpolis</text:p>
          </table:table-cell>
          <table:table-cell table:style-name="ce3" office:value-type="string" calcext:value-type="string">
            <text:p>15º 57’ 05”</text:p>
          </table:table-cell>
          <table:table-cell table:formula="of:=MID([.C32];1;2)" office:value-type="string" office:string-value="15" calcext:value-type="string">
            <text:p>15</text:p>
          </table:table-cell>
          <table:table-cell table:style-name="ce3" table:formula="of:=MIDB([.C32];4;3)" office:value-type="string" office:string-value=" 57" calcext:value-type="string">
            <text:p><text:s/>57</text:p>
          </table:table-cell>
          <table:table-cell table:style-name="ce5" table:formula="of:=MIDB([.C32];8;3)" office:value-type="string" office:string-value=" 05" calcext:value-type="string">
            <text:p><text:s/>05</text:p>
          </table:table-cell>
          <table:table-cell table:formula="of:=-([.D32]+[.E32]/60+[.F32]/3600)" office:value-type="float" office:value="-15.9513888888889" calcext:value-type="float">
            <text:p>-15.951388888889</text:p>
          </table:table-cell>
          <table:table-cell/>
          <table:table-cell table:style-name="ce3" office:value-type="string" calcext:value-type="string">
            <text:p>49º 22’ 26”</text:p>
          </table:table-cell>
          <table:table-cell table:formula="of:=MID([.I32];1;2)" office:value-type="string" office:string-value="49" calcext:value-type="string">
            <text:p>49</text:p>
          </table:table-cell>
          <table:table-cell table:formula="of:=MIDB([.I32];4;3)" office:value-type="string" office:string-value=" 22" calcext:value-type="string">
            <text:p><text:s/>22</text:p>
          </table:table-cell>
          <table:table-cell table:formula="of:=MIDB([.I32];8;3)" office:value-type="string" office:string-value=" 26" calcext:value-type="string">
            <text:p><text:s/>26</text:p>
          </table:table-cell>
          <table:table-cell table:formula="of:=-([.J32]+[.K32]/60+[.L32]/3600)" office:value-type="float" office:value="-49.3738888888889" calcext:value-type="float">
            <text:p>-49.37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Pires do Rio</text:p>
          </table:table-cell>
          <table:table-cell table:style-name="ce3" office:value-type="string" calcext:value-type="string">
            <text:p>17º 17’ 59”</text:p>
          </table:table-cell>
          <table:table-cell table:formula="of:=MID([.C33];1;2)" office:value-type="string" office:string-value="17" calcext:value-type="string">
            <text:p>17</text:p>
          </table:table-cell>
          <table:table-cell table:style-name="ce3" table:formula="of:=MIDB([.C33];4;3)" office:value-type="string" office:string-value=" 17" calcext:value-type="string">
            <text:p><text:s/>17</text:p>
          </table:table-cell>
          <table:table-cell table:style-name="ce5" table:formula="of:=MIDB([.C33];8;3)" office:value-type="string" office:string-value=" 59" calcext:value-type="string">
            <text:p><text:s/>59</text:p>
          </table:table-cell>
          <table:table-cell table:formula="of:=-([.D33]+[.E33]/60+[.F33]/3600)" office:value-type="float" office:value="-17.2997222222222" calcext:value-type="float">
            <text:p>-17.299722222222</text:p>
          </table:table-cell>
          <table:table-cell/>
          <table:table-cell table:style-name="ce3" office:value-type="string" calcext:value-type="string">
            <text:p>48º 16’ 46”</text:p>
          </table:table-cell>
          <table:table-cell table:formula="of:=MID([.I33];1;2)" office:value-type="string" office:string-value="48" calcext:value-type="string">
            <text:p>48</text:p>
          </table:table-cell>
          <table:table-cell table:formula="of:=MIDB([.I33];4;3)" office:value-type="string" office:string-value=" 16" calcext:value-type="string">
            <text:p><text:s/>16</text:p>
          </table:table-cell>
          <table:table-cell table:formula="of:=MIDB([.I33];8;3)" office:value-type="string" office:string-value=" 46" calcext:value-type="string">
            <text:p><text:s/>46</text:p>
          </table:table-cell>
          <table:table-cell table:formula="of:=-([.J33]+[.K33]/60+[.L33]/3600)" office:value-type="float" office:value="-48.2794444444444" calcext:value-type="float">
            <text:p>-48.27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tarumã</text:p>
          </table:table-cell>
          <table:table-cell table:style-name="ce3" office:value-type="string" calcext:value-type="string">
            <text:p>18º 46’ 09”</text:p>
          </table:table-cell>
          <table:table-cell table:formula="of:=MID([.C34];1;2)" office:value-type="string" office:string-value="18" calcext:value-type="string">
            <text:p>18</text:p>
          </table:table-cell>
          <table:table-cell table:style-name="ce3" table:formula="of:=MIDB([.C34];4;3)" office:value-type="string" office:string-value=" 46" calcext:value-type="string">
            <text:p><text:s/>46</text:p>
          </table:table-cell>
          <table:table-cell table:style-name="ce5" table:formula="of:=MIDB([.C34];8;3)" office:value-type="string" office:string-value=" 09" calcext:value-type="string">
            <text:p><text:s/>09</text:p>
          </table:table-cell>
          <table:table-cell table:formula="of:=-([.D34]+[.E34]/60+[.F34]/3600)" office:value-type="float" office:value="-18.7691666666667" calcext:value-type="float">
            <text:p>-18.769166666667</text:p>
          </table:table-cell>
          <table:table-cell/>
          <table:table-cell table:style-name="ce3" office:value-type="string" calcext:value-type="string">
            <text:p>51º 20’ 53”</text:p>
          </table:table-cell>
          <table:table-cell table:formula="of:=MID([.I34];1;2)" office:value-type="string" office:string-value="51" calcext:value-type="string">
            <text:p>51</text:p>
          </table:table-cell>
          <table:table-cell table:formula="of:=MIDB([.I34];4;3)" office:value-type="string" office:string-value=" 20" calcext:value-type="string">
            <text:p><text:s/>20</text:p>
          </table:table-cell>
          <table:table-cell table:formula="of:=MIDB([.I34];8;3)" office:value-type="string" office:string-value=" 53" calcext:value-type="string">
            <text:p><text:s/>53</text:p>
          </table:table-cell>
          <table:table-cell table:formula="of:=-([.J34]+[.K34]/60+[.L34]/3600)" office:value-type="float" office:value="-51.3480555555556" calcext:value-type="float">
            <text:p>-51.34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Sítio D'Abadia</text:p>
          </table:table-cell>
          <table:table-cell table:style-name="ce3" office:value-type="string" calcext:value-type="string">
            <text:p>14º 48’ 19”</text:p>
          </table:table-cell>
          <table:table-cell table:formula="of:=MID([.C35];1;2)" office:value-type="string" office:string-value="14" calcext:value-type="string">
            <text:p>14</text:p>
          </table:table-cell>
          <table:table-cell table:style-name="ce3" table:formula="of:=MIDB([.C35];4;3)" office:value-type="string" office:string-value=" 48" calcext:value-type="string">
            <text:p><text:s/>48</text:p>
          </table:table-cell>
          <table:table-cell table:style-name="ce5" table:formula="of:=MIDB([.C35];8;3)" office:value-type="string" office:string-value=" 19" calcext:value-type="string">
            <text:p><text:s/>19</text:p>
          </table:table-cell>
          <table:table-cell table:formula="of:=-([.D35]+[.E35]/60+[.F35]/3600)" office:value-type="float" office:value="-14.8052777777778" calcext:value-type="float">
            <text:p>-14.805277777778</text:p>
          </table:table-cell>
          <table:table-cell/>
          <table:table-cell table:style-name="ce3" office:value-type="string" calcext:value-type="string">
            <text:p>46º 15’ 11”</text:p>
          </table:table-cell>
          <table:table-cell table:formula="of:=MID([.I35];1;2)" office:value-type="string" office:string-value="46" calcext:value-type="string">
            <text:p>46</text:p>
          </table:table-cell>
          <table:table-cell table:formula="of:=MIDB([.I35];4;3)" office:value-type="string" office:string-value=" 15" calcext:value-type="string">
            <text:p><text:s/>15</text:p>
          </table:table-cell>
          <table:table-cell table:formula="of:=MIDB([.I35];8;3)" office:value-type="string" office:string-value=" 11" calcext:value-type="string">
            <text:p><text:s/>11</text:p>
          </table:table-cell>
          <table:table-cell table:formula="of:=-([.J35]+[.K35]/60+[.L35]/3600)" office:value-type="float" office:value="-46.2530555555556" calcext:value-type="float">
            <text:p>-46.25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Cristalina</text:p>
          </table:table-cell>
          <table:table-cell table:style-name="ce3" office:value-type="string" calcext:value-type="string">
            <text:p>16º 46’ 07”</text:p>
          </table:table-cell>
          <table:table-cell table:formula="of:=MID([.C36];1;2)" office:value-type="string" office:string-value="16" calcext:value-type="string">
            <text:p>16</text:p>
          </table:table-cell>
          <table:table-cell table:style-name="ce3" table:formula="of:=MIDB([.C36];4;3)" office:value-type="string" office:string-value=" 46" calcext:value-type="string">
            <text:p><text:s/>46</text:p>
          </table:table-cell>
          <table:table-cell table:style-name="ce5" table:formula="of:=MIDB([.C36];8;3)" office:value-type="string" office:string-value=" 07" calcext:value-type="string">
            <text:p><text:s/>07</text:p>
          </table:table-cell>
          <table:table-cell table:formula="of:=-([.D36]+[.E36]/60+[.F36]/3600)" office:value-type="float" office:value="-16.7686111111111" calcext:value-type="float">
            <text:p>-16.768611111111</text:p>
          </table:table-cell>
          <table:table-cell/>
          <table:table-cell table:style-name="ce3" office:value-type="string" calcext:value-type="string">
            <text:p>47º 36’ 49”</text:p>
          </table:table-cell>
          <table:table-cell table:formula="of:=MID([.I36];1;2)" office:value-type="string" office:string-value="47" calcext:value-type="string">
            <text:p>47</text:p>
          </table:table-cell>
          <table:table-cell table:formula="of:=MIDB([.I36];4;3)" office:value-type="string" office:string-value=" 36" calcext:value-type="string">
            <text:p><text:s/>36</text:p>
          </table:table-cell>
          <table:table-cell table:formula="of:=MIDB([.I36];8;3)" office:value-type="string" office:string-value=" 49" calcext:value-type="string">
            <text:p><text:s/>49</text:p>
          </table:table-cell>
          <table:table-cell table:formula="of:=-([.J36]+[.K36]/60+[.L36]/3600)" office:value-type="float" office:value="-47.6136111111111" calcext:value-type="float">
            <text:p>-47.61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Chapadão do Céu</text:p>
          </table:table-cell>
          <table:table-cell table:style-name="ce3" office:value-type="string" calcext:value-type="string">
            <text:p>18º 24’ 27”</text:p>
          </table:table-cell>
          <table:table-cell table:formula="of:=MID([.C37];1;2)" office:value-type="string" office:string-value="18" calcext:value-type="string">
            <text:p>18</text:p>
          </table:table-cell>
          <table:table-cell table:style-name="ce3" table:formula="of:=MIDB([.C37];4;3)" office:value-type="string" office:string-value=" 24" calcext:value-type="string">
            <text:p><text:s/>24</text:p>
          </table:table-cell>
          <table:table-cell table:style-name="ce5" table:formula="of:=MIDB([.C37];8;3)" office:value-type="string" office:string-value=" 27" calcext:value-type="string">
            <text:p><text:s/>27</text:p>
          </table:table-cell>
          <table:table-cell table:formula="of:=-([.D37]+[.E37]/60+[.F37]/3600)" office:value-type="float" office:value="-18.4075" calcext:value-type="float">
            <text:p>-18.407500000000</text:p>
          </table:table-cell>
          <table:table-cell/>
          <table:table-cell table:style-name="ce3" office:value-type="string" calcext:value-type="string">
            <text:p>52º 32’ 56”</text:p>
          </table:table-cell>
          <table:table-cell table:formula="of:=MID([.I37];1;2)" office:value-type="string" office:string-value="52" calcext:value-type="string">
            <text:p>52</text:p>
          </table:table-cell>
          <table:table-cell table:formula="of:=MIDB([.I37];4;3)" office:value-type="string" office:string-value=" 32" calcext:value-type="string">
            <text:p><text:s/>32</text:p>
          </table:table-cell>
          <table:table-cell table:formula="of:=MIDB([.I37];8;3)" office:value-type="string" office:string-value=" 56" calcext:value-type="string">
            <text:p><text:s/>56</text:p>
          </table:table-cell>
          <table:table-cell table:formula="of:=-([.J37]+[.K37]/60+[.L37]/3600)" office:value-type="float" office:value="-52.5488888888889" calcext:value-type="float">
            <text:p>-52.54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Itumbiara</text:p>
          </table:table-cell>
          <table:table-cell table:style-name="ce3" office:value-type="string" calcext:value-type="string">
            <text:p>18º 25’ 09”</text:p>
          </table:table-cell>
          <table:table-cell table:formula="of:=MID([.C38];1;2)" office:value-type="string" office:string-value="18" calcext:value-type="string">
            <text:p>18</text:p>
          </table:table-cell>
          <table:table-cell table:style-name="ce3" table:formula="of:=MIDB([.C38];4;3)" office:value-type="string" office:string-value=" 25" calcext:value-type="string">
            <text:p><text:s/>25</text:p>
          </table:table-cell>
          <table:table-cell table:style-name="ce5" table:formula="of:=MIDB([.C38];8;3)" office:value-type="string" office:string-value=" 09" calcext:value-type="string">
            <text:p><text:s/>09</text:p>
          </table:table-cell>
          <table:table-cell table:formula="of:=-([.D38]+[.E38]/60+[.F38]/3600)" office:value-type="float" office:value="-18.4191666666667" calcext:value-type="float">
            <text:p>-18.419166666667</text:p>
          </table:table-cell>
          <table:table-cell/>
          <table:table-cell table:style-name="ce3" office:value-type="string" calcext:value-type="string">
            <text:p>49º 12’ 55”</text:p>
          </table:table-cell>
          <table:table-cell table:formula="of:=MID([.I38];1;2)" office:value-type="string" office:string-value="49" calcext:value-type="string">
            <text:p>49</text:p>
          </table:table-cell>
          <table:table-cell table:formula="of:=MIDB([.I38];4;3)" office:value-type="string" office:string-value=" 12" calcext:value-type="string">
            <text:p><text:s/>12</text:p>
          </table:table-cell>
          <table:table-cell table:formula="of:=MIDB([.I38];8;3)" office:value-type="string" office:string-value=" 55" calcext:value-type="string">
            <text:p><text:s/>55</text:p>
          </table:table-cell>
          <table:table-cell table:formula="of:=-([.J38]+[.K38]/60+[.L38]/3600)" office:value-type="float" office:value="-49.2152777777778" calcext:value-type="float">
            <text:p>-49.21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Santo Antônio da Barra</text:p>
          </table:table-cell>
          <table:table-cell table:style-name="ce3" office:value-type="string" calcext:value-type="string">
            <text:p>17º 33’ 41”</text:p>
          </table:table-cell>
          <table:table-cell table:formula="of:=MID([.C39];1;2)" office:value-type="string" office:string-value="17" calcext:value-type="string">
            <text:p>17</text:p>
          </table:table-cell>
          <table:table-cell table:style-name="ce3" table:formula="of:=MIDB([.C39];4;3)" office:value-type="string" office:string-value=" 33" calcext:value-type="string">
            <text:p><text:s/>33</text:p>
          </table:table-cell>
          <table:table-cell table:style-name="ce5" table:formula="of:=MIDB([.C39];8;3)" office:value-type="string" office:string-value=" 41" calcext:value-type="string">
            <text:p><text:s/>41</text:p>
          </table:table-cell>
          <table:table-cell table:formula="of:=-([.D39]+[.E39]/60+[.F39]/3600)" office:value-type="float" office:value="-17.5613888888889" calcext:value-type="float">
            <text:p>-17.561388888889</text:p>
          </table:table-cell>
          <table:table-cell/>
          <table:table-cell table:style-name="ce3" office:value-type="string" calcext:value-type="string">
            <text:p>50º 38’ 03”</text:p>
          </table:table-cell>
          <table:table-cell table:formula="of:=MID([.I39];1;2)" office:value-type="string" office:string-value="50" calcext:value-type="string">
            <text:p>50</text:p>
          </table:table-cell>
          <table:table-cell table:formula="of:=MIDB([.I39];4;3)" office:value-type="string" office:string-value=" 38" calcext:value-type="string">
            <text:p><text:s/>38</text:p>
          </table:table-cell>
          <table:table-cell table:formula="of:=MIDB([.I39];8;3)" office:value-type="string" office:string-value=" 03" calcext:value-type="string">
            <text:p><text:s/>03</text:p>
          </table:table-cell>
          <table:table-cell table:formula="of:=-([.J39]+[.K39]/60+[.L39]/3600)" office:value-type="float" office:value="-50.6341666666667" calcext:value-type="float">
            <text:p>-50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Ipiranga de Goiás</text:p>
          </table:table-cell>
          <table:table-cell table:style-name="ce3" office:value-type="string" calcext:value-type="string">
            <text:p>15º 10’ 01”</text:p>
          </table:table-cell>
          <table:table-cell table:formula="of:=MID([.C40];1;2)" office:value-type="string" office:string-value="15" calcext:value-type="string">
            <text:p>15</text:p>
          </table:table-cell>
          <table:table-cell table:style-name="ce3" table:formula="of:=MIDB([.C40];4;3)" office:value-type="string" office:string-value=" 10" calcext:value-type="string">
            <text:p><text:s/>10</text:p>
          </table:table-cell>
          <table:table-cell table:style-name="ce5" table:formula="of:=MIDB([.C40];8;3)" office:value-type="string" office:string-value=" 01" calcext:value-type="string">
            <text:p><text:s/>01</text:p>
          </table:table-cell>
          <table:table-cell table:formula="of:=-([.D40]+[.E40]/60+[.F40]/3600)" office:value-type="float" office:value="-15.1669444444444" calcext:value-type="float">
            <text:p>-15.166944444445</text:p>
          </table:table-cell>
          <table:table-cell/>
          <table:table-cell table:style-name="ce3" office:value-type="string" calcext:value-type="string">
            <text:p>49º 40’ 09”</text:p>
          </table:table-cell>
          <table:table-cell table:formula="of:=MID([.I40];1;2)" office:value-type="string" office:string-value="49" calcext:value-type="string">
            <text:p>49</text:p>
          </table:table-cell>
          <table:table-cell table:formula="of:=MIDB([.I40];4;3)" office:value-type="string" office:string-value=" 40" calcext:value-type="string">
            <text:p><text:s/>40</text:p>
          </table:table-cell>
          <table:table-cell table:formula="of:=MIDB([.I40];8;3)" office:value-type="string" office:string-value=" 09" calcext:value-type="string">
            <text:p><text:s/>09</text:p>
          </table:table-cell>
          <table:table-cell table:formula="of:=-([.J40]+[.K40]/60+[.L40]/3600)" office:value-type="float" office:value="-49.6691666666667" calcext:value-type="float">
            <text:p>-49.66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Heitoraí</text:p>
          </table:table-cell>
          <table:table-cell table:style-name="ce3" office:value-type="string" calcext:value-type="string">
            <text:p>15º 43’ 08”</text:p>
          </table:table-cell>
          <table:table-cell table:formula="of:=MID([.C41];1;2)" office:value-type="string" office:string-value="15" calcext:value-type="string">
            <text:p>15</text:p>
          </table:table-cell>
          <table:table-cell table:style-name="ce3" table:formula="of:=MIDB([.C41];4;3)" office:value-type="string" office:string-value=" 43" calcext:value-type="string">
            <text:p><text:s/>43</text:p>
          </table:table-cell>
          <table:table-cell table:style-name="ce5" table:formula="of:=MIDB([.C41];8;3)" office:value-type="string" office:string-value=" 08" calcext:value-type="string">
            <text:p><text:s/>08</text:p>
          </table:table-cell>
          <table:table-cell table:formula="of:=-([.D41]+[.E41]/60+[.F41]/3600)" office:value-type="float" office:value="-15.7188888888889" calcext:value-type="float">
            <text:p>-15.718888888889</text:p>
          </table:table-cell>
          <table:table-cell/>
          <table:table-cell table:style-name="ce3" office:value-type="string" calcext:value-type="string">
            <text:p>49º 49’ 45”</text:p>
          </table:table-cell>
          <table:table-cell table:formula="of:=MID([.I41];1;2)" office:value-type="string" office:string-value="49" calcext:value-type="string">
            <text:p>49</text:p>
          </table:table-cell>
          <table:table-cell table:formula="of:=MIDB([.I41];4;3)" office:value-type="string" office:string-value=" 49" calcext:value-type="string">
            <text:p><text:s/>49</text:p>
          </table:table-cell>
          <table:table-cell table:formula="of:=MIDB([.I41];8;3)" office:value-type="string" office:string-value=" 45" calcext:value-type="string">
            <text:p><text:s/>45</text:p>
          </table:table-cell>
          <table:table-cell table:formula="of:=-([.J41]+[.K41]/60+[.L41]/3600)" office:value-type="float" office:value="-49.8291666666667" calcext:value-type="float">
            <text:p>-49.82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Uruaçu</text:p>
          </table:table-cell>
          <table:table-cell table:style-name="ce3" office:value-type="string" calcext:value-type="string">
            <text:p>14º 31’ 29”</text:p>
          </table:table-cell>
          <table:table-cell table:formula="of:=MID([.C42];1;2)" office:value-type="string" office:string-value="14" calcext:value-type="string">
            <text:p>14</text:p>
          </table:table-cell>
          <table:table-cell table:style-name="ce3" table:formula="of:=MIDB([.C42];4;3)" office:value-type="string" office:string-value=" 31" calcext:value-type="string">
            <text:p><text:s/>31</text:p>
          </table:table-cell>
          <table:table-cell table:style-name="ce5" table:formula="of:=MIDB([.C42];8;3)" office:value-type="string" office:string-value=" 29" calcext:value-type="string">
            <text:p><text:s/>29</text:p>
          </table:table-cell>
          <table:table-cell table:formula="of:=-([.D42]+[.E42]/60+[.F42]/3600)" office:value-type="float" office:value="-14.5247222222222" calcext:value-type="float">
            <text:p>-14.524722222222</text:p>
          </table:table-cell>
          <table:table-cell/>
          <table:table-cell table:style-name="ce3" office:value-type="string" calcext:value-type="string">
            <text:p>49º 08’ 27”</text:p>
          </table:table-cell>
          <table:table-cell table:formula="of:=MID([.I42];1;2)" office:value-type="string" office:string-value="49" calcext:value-type="string">
            <text:p>49</text:p>
          </table:table-cell>
          <table:table-cell table:formula="of:=MIDB([.I42];4;3)" office:value-type="string" office:string-value=" 08" calcext:value-type="string">
            <text:p><text:s/>08</text:p>
          </table:table-cell>
          <table:table-cell table:formula="of:=MIDB([.I42];8;3)" office:value-type="string" office:string-value=" 27" calcext:value-type="string">
            <text:p><text:s/>27</text:p>
          </table:table-cell>
          <table:table-cell table:formula="of:=-([.J42]+[.K42]/60+[.L42]/3600)" office:value-type="float" office:value="-49.1408333333333" calcext:value-type="float">
            <text:p>-49.1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Sanclerlândia</text:p>
          </table:table-cell>
          <table:table-cell table:style-name="ce3" office:value-type="string" calcext:value-type="string">
            <text:p>16º 11’ 51”</text:p>
          </table:table-cell>
          <table:table-cell table:formula="of:=MID([.C43];1;2)" office:value-type="string" office:string-value="16" calcext:value-type="string">
            <text:p>16</text:p>
          </table:table-cell>
          <table:table-cell table:style-name="ce3" table:formula="of:=MIDB([.C43];4;3)" office:value-type="string" office:string-value=" 11" calcext:value-type="string">
            <text:p><text:s/>11</text:p>
          </table:table-cell>
          <table:table-cell table:style-name="ce5" table:formula="of:=MIDB([.C43];8;3)" office:value-type="string" office:string-value=" 51" calcext:value-type="string">
            <text:p><text:s/>51</text:p>
          </table:table-cell>
          <table:table-cell table:formula="of:=-([.D43]+[.E43]/60+[.F43]/3600)" office:value-type="float" office:value="-16.1975" calcext:value-type="float">
            <text:p>-16.197500000000</text:p>
          </table:table-cell>
          <table:table-cell/>
          <table:table-cell table:style-name="ce3" office:value-type="string" calcext:value-type="string">
            <text:p>50º 18’ 52”</text:p>
          </table:table-cell>
          <table:table-cell table:formula="of:=MID([.I43];1;2)" office:value-type="string" office:string-value="50" calcext:value-type="string">
            <text:p>50</text:p>
          </table:table-cell>
          <table:table-cell table:formula="of:=MIDB([.I43];4;3)" office:value-type="string" office:string-value=" 18" calcext:value-type="string">
            <text:p><text:s/>18</text:p>
          </table:table-cell>
          <table:table-cell table:formula="of:=MIDB([.I43];8;3)" office:value-type="string" office:string-value=" 52" calcext:value-type="string">
            <text:p><text:s/>52</text:p>
          </table:table-cell>
          <table:table-cell table:formula="of:=-([.J43]+[.K43]/60+[.L43]/3600)" office:value-type="float" office:value="-50.3144444444444" calcext:value-type="float">
            <text:p>-50.31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6º 40’ 43”</text:p>
          </table:table-cell>
          <table:table-cell table:formula="of:=MID([.C44];1;2)" office:value-type="string" office:string-value="16" calcext:value-type="string">
            <text:p>16</text:p>
          </table:table-cell>
          <table:table-cell table:style-name="ce3" table:formula="of:=MIDB([.C44];4;3)" office:value-type="string" office:string-value=" 40" calcext:value-type="string">
            <text:p><text:s/>40</text:p>
          </table:table-cell>
          <table:table-cell table:style-name="ce5" table:formula="of:=MIDB([.C44];8;3)" office:value-type="string" office:string-value=" 43" calcext:value-type="string">
            <text:p><text:s/>43</text:p>
          </table:table-cell>
          <table:table-cell table:formula="of:=-([.D44]+[.E44]/60+[.F44]/3600)" office:value-type="float" office:value="-16.6786111111111" calcext:value-type="float">
            <text:p>-16.678611111111</text:p>
          </table:table-cell>
          <table:table-cell/>
          <table:table-cell table:style-name="ce3" office:value-type="string" calcext:value-type="string">
            <text:p>49º 15’ 14”</text:p>
          </table:table-cell>
          <table:table-cell table:formula="of:=MID([.I44];1;2)" office:value-type="string" office:string-value="49" calcext:value-type="string">
            <text:p>49</text:p>
          </table:table-cell>
          <table:table-cell table:formula="of:=MIDB([.I44];4;3)" office:value-type="string" office:string-value=" 15" calcext:value-type="string">
            <text:p><text:s/>15</text:p>
          </table:table-cell>
          <table:table-cell table:formula="of:=MIDB([.I44];8;3)" office:value-type="string" office:string-value=" 14" calcext:value-type="string">
            <text:p><text:s/>14</text:p>
          </table:table-cell>
          <table:table-cell table:formula="of:=-([.J44]+[.K44]/60+[.L44]/3600)" office:value-type="float" office:value="-49.2538888888889" calcext:value-type="float">
            <text:p>-49.2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Flores de Goiás</text:p>
          </table:table-cell>
          <table:table-cell table:style-name="ce3" office:value-type="string" calcext:value-type="string">
            <text:p>14º 26’ 55”</text:p>
          </table:table-cell>
          <table:table-cell table:formula="of:=MID([.C45];1;2)" office:value-type="string" office:string-value="14" calcext:value-type="string">
            <text:p>14</text:p>
          </table:table-cell>
          <table:table-cell table:style-name="ce3" table:formula="of:=MIDB([.C45];4;3)" office:value-type="string" office:string-value=" 26" calcext:value-type="string">
            <text:p><text:s/>26</text:p>
          </table:table-cell>
          <table:table-cell table:style-name="ce5" table:formula="of:=MIDB([.C45];8;3)" office:value-type="string" office:string-value=" 55" calcext:value-type="string">
            <text:p><text:s/>55</text:p>
          </table:table-cell>
          <table:table-cell table:formula="of:=-([.D45]+[.E45]/60+[.F45]/3600)" office:value-type="float" office:value="-14.4486111111111" calcext:value-type="float">
            <text:p>-14.448611111111</text:p>
          </table:table-cell>
          <table:table-cell/>
          <table:table-cell table:style-name="ce3" office:value-type="string" calcext:value-type="string">
            <text:p>47º 03’ 01”</text:p>
          </table:table-cell>
          <table:table-cell table:formula="of:=MID([.I45];1;2)" office:value-type="string" office:string-value="47" calcext:value-type="string">
            <text:p>47</text:p>
          </table:table-cell>
          <table:table-cell table:formula="of:=MIDB([.I45];4;3)" office:value-type="string" office:string-value=" 03" calcext:value-type="string">
            <text:p><text:s/>03</text:p>
          </table:table-cell>
          <table:table-cell table:formula="of:=MIDB([.I45];8;3)" office:value-type="string" office:string-value=" 01" calcext:value-type="string">
            <text:p><text:s/>01</text:p>
          </table:table-cell>
          <table:table-cell table:formula="of:=-([.J45]+[.K45]/60+[.L45]/3600)" office:value-type="float" office:value="-47.0502777777778" calcext:value-type="float">
            <text:p>-47.0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Santa Isabel</text:p>
          </table:table-cell>
          <table:table-cell table:style-name="ce3" office:value-type="string" calcext:value-type="string">
            <text:p>15º 17’ 53”</text:p>
          </table:table-cell>
          <table:table-cell table:formula="of:=MID([.C46];1;2)" office:value-type="string" office:string-value="15" calcext:value-type="string">
            <text:p>15</text:p>
          </table:table-cell>
          <table:table-cell table:style-name="ce3" table:formula="of:=MIDB([.C46];4;3)" office:value-type="string" office:string-value=" 17" calcext:value-type="string">
            <text:p><text:s/>17</text:p>
          </table:table-cell>
          <table:table-cell table:style-name="ce5" table:formula="of:=MIDB([.C46];8;3)" office:value-type="string" office:string-value=" 53" calcext:value-type="string">
            <text:p><text:s/>53</text:p>
          </table:table-cell>
          <table:table-cell table:formula="of:=-([.D46]+[.E46]/60+[.F46]/3600)" office:value-type="float" office:value="-15.2980555555556" calcext:value-type="float">
            <text:p>-15.298055555556</text:p>
          </table:table-cell>
          <table:table-cell/>
          <table:table-cell table:style-name="ce3" office:value-type="string" calcext:value-type="string">
            <text:p>49º 25’ 36”</text:p>
          </table:table-cell>
          <table:table-cell table:formula="of:=MID([.I46];1;2)" office:value-type="string" office:string-value="49" calcext:value-type="string">
            <text:p>49</text:p>
          </table:table-cell>
          <table:table-cell table:formula="of:=MIDB([.I46];4;3)" office:value-type="string" office:string-value=" 25" calcext:value-type="string">
            <text:p><text:s/>25</text:p>
          </table:table-cell>
          <table:table-cell table:formula="of:=MIDB([.I46];8;3)" office:value-type="string" office:string-value=" 36" calcext:value-type="string">
            <text:p><text:s/>36</text:p>
          </table:table-cell>
          <table:table-cell table:formula="of:=-([.J46]+[.K46]/60+[.L46]/3600)" office:value-type="float" office:value="-49.4266666666667" calcext:value-type="float">
            <text:p>-49.4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Perolândia</text:p>
          </table:table-cell>
          <table:table-cell table:style-name="ce3" office:value-type="string" calcext:value-type="string">
            <text:p>17º 31’ 43”</text:p>
          </table:table-cell>
          <table:table-cell table:formula="of:=MID([.C47];1;2)" office:value-type="string" office:string-value="17" calcext:value-type="string">
            <text:p>17</text:p>
          </table:table-cell>
          <table:table-cell table:style-name="ce3" table:formula="of:=MIDB([.C47];4;3)" office:value-type="string" office:string-value=" 31" calcext:value-type="string">
            <text:p><text:s/>31</text:p>
          </table:table-cell>
          <table:table-cell table:style-name="ce5" table:formula="of:=MIDB([.C47];8;3)" office:value-type="string" office:string-value=" 43" calcext:value-type="string">
            <text:p><text:s/>43</text:p>
          </table:table-cell>
          <table:table-cell table:formula="of:=-([.D47]+[.E47]/60+[.F47]/3600)" office:value-type="float" office:value="-17.5286111111111" calcext:value-type="float">
            <text:p>-17.528611111111</text:p>
          </table:table-cell>
          <table:table-cell/>
          <table:table-cell table:style-name="ce3" office:value-type="string" calcext:value-type="string">
            <text:p>52º 03’ 51”</text:p>
          </table:table-cell>
          <table:table-cell table:formula="of:=MID([.I47];1;2)" office:value-type="string" office:string-value="52" calcext:value-type="string">
            <text:p>52</text:p>
          </table:table-cell>
          <table:table-cell table:formula="of:=MIDB([.I47];4;3)" office:value-type="string" office:string-value=" 03" calcext:value-type="string">
            <text:p><text:s/>03</text:p>
          </table:table-cell>
          <table:table-cell table:formula="of:=MIDB([.I47];8;3)" office:value-type="string" office:string-value=" 51" calcext:value-type="string">
            <text:p><text:s/>51</text:p>
          </table:table-cell>
          <table:table-cell table:formula="of:=-([.J47]+[.K47]/60+[.L47]/3600)" office:value-type="float" office:value="-52.0641666666667" calcext:value-type="float">
            <text:p>-52.06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Morrinhos</text:p>
          </table:table-cell>
          <table:table-cell table:style-name="ce3" office:value-type="string" calcext:value-type="string">
            <text:p>17º 43’ 52”</text:p>
          </table:table-cell>
          <table:table-cell table:formula="of:=MID([.C48];1;2)" office:value-type="string" office:string-value="17" calcext:value-type="string">
            <text:p>17</text:p>
          </table:table-cell>
          <table:table-cell table:style-name="ce3" table:formula="of:=MIDB([.C48];4;3)" office:value-type="string" office:string-value=" 43" calcext:value-type="string">
            <text:p><text:s/>43</text:p>
          </table:table-cell>
          <table:table-cell table:style-name="ce5" table:formula="of:=MIDB([.C48];8;3)" office:value-type="string" office:string-value=" 52" calcext:value-type="string">
            <text:p><text:s/>52</text:p>
          </table:table-cell>
          <table:table-cell table:formula="of:=-([.D48]+[.E48]/60+[.F48]/3600)" office:value-type="float" office:value="-17.7311111111111" calcext:value-type="float">
            <text:p>-17.731111111111</text:p>
          </table:table-cell>
          <table:table-cell/>
          <table:table-cell table:style-name="ce3" office:value-type="string" calcext:value-type="string">
            <text:p>49º 05’ 58”</text:p>
          </table:table-cell>
          <table:table-cell table:formula="of:=MID([.I48];1;2)" office:value-type="string" office:string-value="49" calcext:value-type="string">
            <text:p>49</text:p>
          </table:table-cell>
          <table:table-cell table:formula="of:=MIDB([.I48];4;3)" office:value-type="string" office:string-value=" 05" calcext:value-type="string">
            <text:p><text:s/>05</text:p>
          </table:table-cell>
          <table:table-cell table:formula="of:=MIDB([.I48];8;3)" office:value-type="string" office:string-value=" 58" calcext:value-type="string">
            <text:p><text:s/>58</text:p>
          </table:table-cell>
          <table:table-cell table:formula="of:=-([.J48]+[.K48]/60+[.L48]/3600)" office:value-type="float" office:value="-49.0994444444444" calcext:value-type="float">
            <text:p>-49.09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Jaraguá</text:p>
          </table:table-cell>
          <table:table-cell table:style-name="ce3" office:value-type="string" calcext:value-type="string">
            <text:p>15º 45’ 25”</text:p>
          </table:table-cell>
          <table:table-cell table:formula="of:=MID([.C49];1;2)" office:value-type="string" office:string-value="15" calcext:value-type="string">
            <text:p>15</text:p>
          </table:table-cell>
          <table:table-cell table:style-name="ce3" table:formula="of:=MIDB([.C49];4;3)" office:value-type="string" office:string-value=" 45" calcext:value-type="string">
            <text:p><text:s/>45</text:p>
          </table:table-cell>
          <table:table-cell table:style-name="ce5" table:formula="of:=MIDB([.C49];8;3)" office:value-type="string" office:string-value=" 25" calcext:value-type="string">
            <text:p><text:s/>25</text:p>
          </table:table-cell>
          <table:table-cell table:formula="of:=-([.D49]+[.E49]/60+[.F49]/3600)" office:value-type="float" office:value="-15.7569444444444" calcext:value-type="float">
            <text:p>-15.756944444445</text:p>
          </table:table-cell>
          <table:table-cell/>
          <table:table-cell table:style-name="ce3" office:value-type="string" calcext:value-type="string">
            <text:p>49º 20’ 04”</text:p>
          </table:table-cell>
          <table:table-cell table:formula="of:=MID([.I49];1;2)" office:value-type="string" office:string-value="49" calcext:value-type="string">
            <text:p>49</text:p>
          </table:table-cell>
          <table:table-cell table:formula="of:=MIDB([.I49];4;3)" office:value-type="string" office:string-value=" 20" calcext:value-type="string">
            <text:p><text:s/>20</text:p>
          </table:table-cell>
          <table:table-cell table:formula="of:=MIDB([.I49];8;3)" office:value-type="string" office:string-value=" 04" calcext:value-type="string">
            <text:p><text:s/>04</text:p>
          </table:table-cell>
          <table:table-cell table:formula="of:=-([.J49]+[.K49]/60+[.L49]/3600)" office:value-type="float" office:value="-49.3344444444444" calcext:value-type="float">
            <text:p>-49.33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Colinas do Sul</text:p>
          </table:table-cell>
          <table:table-cell table:style-name="ce3" office:value-type="string" calcext:value-type="string">
            <text:p>14º 09’ 05”</text:p>
          </table:table-cell>
          <table:table-cell table:formula="of:=MID([.C50];1;2)" office:value-type="string" office:string-value="14" calcext:value-type="string">
            <text:p>14</text:p>
          </table:table-cell>
          <table:table-cell table:style-name="ce3" table:formula="of:=MIDB([.C50];4;3)" office:value-type="string" office:string-value=" 09" calcext:value-type="string">
            <text:p><text:s/>09</text:p>
          </table:table-cell>
          <table:table-cell table:style-name="ce5" table:formula="of:=MIDB([.C50];8;3)" office:value-type="string" office:string-value=" 05" calcext:value-type="string">
            <text:p><text:s/>05</text:p>
          </table:table-cell>
          <table:table-cell table:formula="of:=-([.D50]+[.E50]/60+[.F50]/3600)" office:value-type="float" office:value="-14.1513888888889" calcext:value-type="float">
            <text:p>-14.151388888889</text:p>
          </table:table-cell>
          <table:table-cell/>
          <table:table-cell table:style-name="ce3" office:value-type="string" calcext:value-type="string">
            <text:p>48º 04’ 42”</text:p>
          </table:table-cell>
          <table:table-cell table:formula="of:=MID([.I50];1;2)" office:value-type="string" office:string-value="48" calcext:value-type="string">
            <text:p>48</text:p>
          </table:table-cell>
          <table:table-cell table:formula="of:=MIDB([.I50];4;3)" office:value-type="string" office:string-value=" 04" calcext:value-type="string">
            <text:p><text:s/>04</text:p>
          </table:table-cell>
          <table:table-cell table:formula="of:=MIDB([.I50];8;3)" office:value-type="string" office:string-value=" 42" calcext:value-type="string">
            <text:p><text:s/>42</text:p>
          </table:table-cell>
          <table:table-cell table:formula="of:=-([.J50]+[.K50]/60+[.L50]/3600)" office:value-type="float" office:value="-48.0783333333333" calcext:value-type="float">
            <text:p>-48.0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Ipameri</text:p>
          </table:table-cell>
          <table:table-cell table:style-name="ce3" office:value-type="string" calcext:value-type="string">
            <text:p>17º 43’ 19”</text:p>
          </table:table-cell>
          <table:table-cell table:formula="of:=MID([.C51];1;2)" office:value-type="string" office:string-value="17" calcext:value-type="string">
            <text:p>17</text:p>
          </table:table-cell>
          <table:table-cell table:style-name="ce3" table:formula="of:=MIDB([.C51];4;3)" office:value-type="string" office:string-value=" 43" calcext:value-type="string">
            <text:p><text:s/>43</text:p>
          </table:table-cell>
          <table:table-cell table:style-name="ce5" table:formula="of:=MIDB([.C51];8;3)" office:value-type="string" office:string-value=" 19" calcext:value-type="string">
            <text:p><text:s/>19</text:p>
          </table:table-cell>
          <table:table-cell table:formula="of:=-([.D51]+[.E51]/60+[.F51]/3600)" office:value-type="float" office:value="-17.7219444444444" calcext:value-type="float">
            <text:p>-17.721944444445</text:p>
          </table:table-cell>
          <table:table-cell/>
          <table:table-cell table:style-name="ce3" office:value-type="string" calcext:value-type="string">
            <text:p>48º 09’ 35”</text:p>
          </table:table-cell>
          <table:table-cell table:formula="of:=MID([.I51];1;2)" office:value-type="string" office:string-value="48" calcext:value-type="string">
            <text:p>48</text:p>
          </table:table-cell>
          <table:table-cell table:formula="of:=MIDB([.I51];4;3)" office:value-type="string" office:string-value=" 09" calcext:value-type="string">
            <text:p><text:s/>09</text:p>
          </table:table-cell>
          <table:table-cell table:formula="of:=MIDB([.I51];8;3)" office:value-type="string" office:string-value=" 35" calcext:value-type="string">
            <text:p><text:s/>35</text:p>
          </table:table-cell>
          <table:table-cell table:formula="of:=-([.J51]+[.K51]/60+[.L51]/3600)" office:value-type="float" office:value="-48.1597222222222" calcext:value-type="float">
            <text:p>-48.1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São Patrício</text:p>
          </table:table-cell>
          <table:table-cell table:style-name="ce3" office:value-type="string" calcext:value-type="string">
            <text:p>15º 21’ 01”</text:p>
          </table:table-cell>
          <table:table-cell table:formula="of:=MID([.C52];1;2)" office:value-type="string" office:string-value="15" calcext:value-type="string">
            <text:p>15</text:p>
          </table:table-cell>
          <table:table-cell table:style-name="ce3" table:formula="of:=MIDB([.C52];4;3)" office:value-type="string" office:string-value=" 21" calcext:value-type="string">
            <text:p><text:s/>21</text:p>
          </table:table-cell>
          <table:table-cell table:style-name="ce5" table:formula="of:=MIDB([.C52];8;3)" office:value-type="string" office:string-value=" 01" calcext:value-type="string">
            <text:p><text:s/>01</text:p>
          </table:table-cell>
          <table:table-cell table:formula="of:=-([.D52]+[.E52]/60+[.F52]/3600)" office:value-type="float" office:value="-15.3502777777778" calcext:value-type="float">
            <text:p>-15.350277777778</text:p>
          </table:table-cell>
          <table:table-cell/>
          <table:table-cell table:style-name="ce3" office:value-type="string" calcext:value-type="string">
            <text:p>49º 49’ 04”</text:p>
          </table:table-cell>
          <table:table-cell table:formula="of:=MID([.I52];1;2)" office:value-type="string" office:string-value="49" calcext:value-type="string">
            <text:p>49</text:p>
          </table:table-cell>
          <table:table-cell table:formula="of:=MIDB([.I52];4;3)" office:value-type="string" office:string-value=" 49" calcext:value-type="string">
            <text:p><text:s/>49</text:p>
          </table:table-cell>
          <table:table-cell table:formula="of:=MIDB([.I52];8;3)" office:value-type="string" office:string-value=" 04" calcext:value-type="string">
            <text:p><text:s/>04</text:p>
          </table:table-cell>
          <table:table-cell table:formula="of:=-([.J52]+[.K52]/60+[.L52]/3600)" office:value-type="float" office:value="-49.8177777777778" calcext:value-type="float">
            <text:p>-49.81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Santo Antônio do Descoberto</text:p>
          </table:table-cell>
          <table:table-cell table:style-name="ce3" office:value-type="string" calcext:value-type="string">
            <text:p>15º 56’ 23”</text:p>
          </table:table-cell>
          <table:table-cell table:formula="of:=MID([.C53];1;2)" office:value-type="string" office:string-value="15" calcext:value-type="string">
            <text:p>15</text:p>
          </table:table-cell>
          <table:table-cell table:style-name="ce3" table:formula="of:=MIDB([.C53];4;3)" office:value-type="string" office:string-value=" 56" calcext:value-type="string">
            <text:p><text:s/>56</text:p>
          </table:table-cell>
          <table:table-cell table:style-name="ce5" table:formula="of:=MIDB([.C53];8;3)" office:value-type="string" office:string-value=" 23" calcext:value-type="string">
            <text:p><text:s/>23</text:p>
          </table:table-cell>
          <table:table-cell table:formula="of:=-([.D53]+[.E53]/60+[.F53]/3600)" office:value-type="float" office:value="-15.9397222222222" calcext:value-type="float">
            <text:p>-15.939722222222</text:p>
          </table:table-cell>
          <table:table-cell/>
          <table:table-cell table:style-name="ce3" office:value-type="string" calcext:value-type="string">
            <text:p>48º 15’ 18”</text:p>
          </table:table-cell>
          <table:table-cell table:formula="of:=MID([.I53];1;2)" office:value-type="string" office:string-value="48" calcext:value-type="string">
            <text:p>48</text:p>
          </table:table-cell>
          <table:table-cell table:formula="of:=MIDB([.I53];4;3)" office:value-type="string" office:string-value=" 15" calcext:value-type="string">
            <text:p><text:s/>15</text:p>
          </table:table-cell>
          <table:table-cell table:formula="of:=MIDB([.I53];8;3)" office:value-type="string" office:string-value=" 18" calcext:value-type="string">
            <text:p><text:s/>18</text:p>
          </table:table-cell>
          <table:table-cell table:formula="of:=-([.J53]+[.K53]/60+[.L53]/3600)" office:value-type="float" office:value="-48.255" calcext:value-type="float">
            <text:p>-48.25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orumbá de Goiás</text:p>
          </table:table-cell>
          <table:table-cell table:style-name="ce3" office:value-type="string" calcext:value-type="string">
            <text:p>15º 55’ 25”</text:p>
          </table:table-cell>
          <table:table-cell table:formula="of:=MID([.C54];1;2)" office:value-type="string" office:string-value="15" calcext:value-type="string">
            <text:p>15</text:p>
          </table:table-cell>
          <table:table-cell table:style-name="ce3" table:formula="of:=MIDB([.C54];4;3)" office:value-type="string" office:string-value=" 55" calcext:value-type="string">
            <text:p><text:s/>55</text:p>
          </table:table-cell>
          <table:table-cell table:style-name="ce5" table:formula="of:=MIDB([.C54];8;3)" office:value-type="string" office:string-value=" 25" calcext:value-type="string">
            <text:p><text:s/>25</text:p>
          </table:table-cell>
          <table:table-cell table:formula="of:=-([.D54]+[.E54]/60+[.F54]/3600)" office:value-type="float" office:value="-15.9236111111111" calcext:value-type="float">
            <text:p>-15.923611111111</text:p>
          </table:table-cell>
          <table:table-cell/>
          <table:table-cell table:style-name="ce3" office:value-type="string" calcext:value-type="string">
            <text:p>48º 48’ 31”</text:p>
          </table:table-cell>
          <table:table-cell table:formula="of:=MID([.I54];1;2)" office:value-type="string" office:string-value="48" calcext:value-type="string">
            <text:p>48</text:p>
          </table:table-cell>
          <table:table-cell table:formula="of:=MIDB([.I54];4;3)" office:value-type="string" office:string-value=" 48" calcext:value-type="string">
            <text:p><text:s/>48</text:p>
          </table:table-cell>
          <table:table-cell table:formula="of:=MIDB([.I54];8;3)" office:value-type="string" office:string-value=" 31" calcext:value-type="string">
            <text:p><text:s/>31</text:p>
          </table:table-cell>
          <table:table-cell table:formula="of:=-([.J54]+[.K54]/60+[.L54]/3600)" office:value-type="float" office:value="-48.8086111111111" calcext:value-type="float">
            <text:p>-48.80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Orizona</text:p>
          </table:table-cell>
          <table:table-cell table:style-name="ce3" office:value-type="string" calcext:value-type="string">
            <text:p>17º 01’ 53”</text:p>
          </table:table-cell>
          <table:table-cell table:formula="of:=MID([.C55];1;2)" office:value-type="string" office:string-value="17" calcext:value-type="string">
            <text:p>17</text:p>
          </table:table-cell>
          <table:table-cell table:style-name="ce3" table:formula="of:=MIDB([.C55];4;3)" office:value-type="string" office:string-value=" 01" calcext:value-type="string">
            <text:p><text:s/>01</text:p>
          </table:table-cell>
          <table:table-cell table:style-name="ce5" table:formula="of:=MIDB([.C55];8;3)" office:value-type="string" office:string-value=" 53" calcext:value-type="string">
            <text:p><text:s/>53</text:p>
          </table:table-cell>
          <table:table-cell table:formula="of:=-([.D55]+[.E55]/60+[.F55]/3600)" office:value-type="float" office:value="-17.0313888888889" calcext:value-type="float">
            <text:p>-17.031388888889</text:p>
          </table:table-cell>
          <table:table-cell/>
          <table:table-cell table:style-name="ce3" office:value-type="string" calcext:value-type="string">
            <text:p>48º 17’ 45”</text:p>
          </table:table-cell>
          <table:table-cell table:formula="of:=MID([.I55];1;2)" office:value-type="string" office:string-value="48" calcext:value-type="string">
            <text:p>48</text:p>
          </table:table-cell>
          <table:table-cell table:formula="of:=MIDB([.I55];4;3)" office:value-type="string" office:string-value=" 17" calcext:value-type="string">
            <text:p><text:s/>17</text:p>
          </table:table-cell>
          <table:table-cell table:formula="of:=MIDB([.I55];8;3)" office:value-type="string" office:string-value=" 45" calcext:value-type="string">
            <text:p><text:s/>45</text:p>
          </table:table-cell>
          <table:table-cell table:formula="of:=-([.J55]+[.K55]/60+[.L55]/3600)" office:value-type="float" office:value="-48.2958333333333" calcext:value-type="float">
            <text:p>-48.29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Aparecida do Rio Doce</text:p>
          </table:table-cell>
          <table:table-cell table:style-name="ce3" office:value-type="string" calcext:value-type="string">
            <text:p>18º 17’ 56”</text:p>
          </table:table-cell>
          <table:table-cell table:formula="of:=MID([.C56];1;2)" office:value-type="string" office:string-value="18" calcext:value-type="string">
            <text:p>18</text:p>
          </table:table-cell>
          <table:table-cell table:style-name="ce3" table:formula="of:=MIDB([.C56];4;3)" office:value-type="string" office:string-value=" 17" calcext:value-type="string">
            <text:p><text:s/>17</text:p>
          </table:table-cell>
          <table:table-cell table:style-name="ce5" table:formula="of:=MIDB([.C56];8;3)" office:value-type="string" office:string-value=" 56" calcext:value-type="string">
            <text:p><text:s/>56</text:p>
          </table:table-cell>
          <table:table-cell table:formula="of:=-([.D56]+[.E56]/60+[.F56]/3600)" office:value-type="float" office:value="-18.2988888888889" calcext:value-type="float">
            <text:p>-18.298888888889</text:p>
          </table:table-cell>
          <table:table-cell/>
          <table:table-cell table:style-name="ce3" office:value-type="string" calcext:value-type="string">
            <text:p>51º 08’ 43”</text:p>
          </table:table-cell>
          <table:table-cell table:formula="of:=MID([.I56];1;2)" office:value-type="string" office:string-value="51" calcext:value-type="string">
            <text:p>51</text:p>
          </table:table-cell>
          <table:table-cell table:formula="of:=MIDB([.I56];4;3)" office:value-type="string" office:string-value=" 08" calcext:value-type="string">
            <text:p><text:s/>08</text:p>
          </table:table-cell>
          <table:table-cell table:formula="of:=MIDB([.I56];8;3)" office:value-type="string" office:string-value=" 43" calcext:value-type="string">
            <text:p><text:s/>43</text:p>
          </table:table-cell>
          <table:table-cell table:formula="of:=-([.J56]+[.K56]/60+[.L56]/3600)" office:value-type="float" office:value="-51.1452777777778" calcext:value-type="float">
            <text:p>-51.14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Vila Boa</text:p>
          </table:table-cell>
          <table:table-cell table:style-name="ce3" office:value-type="string" calcext:value-type="string">
            <text:p>15º 02’ 18”</text:p>
          </table:table-cell>
          <table:table-cell table:formula="of:=MID([.C57];1;2)" office:value-type="string" office:string-value="15" calcext:value-type="string">
            <text:p>15</text:p>
          </table:table-cell>
          <table:table-cell table:style-name="ce3" table:formula="of:=MIDB([.C57];4;3)" office:value-type="string" office:string-value=" 02" calcext:value-type="string">
            <text:p><text:s/>02</text:p>
          </table:table-cell>
          <table:table-cell table:style-name="ce5" table:formula="of:=MIDB([.C57];8;3)" office:value-type="string" office:string-value=" 18" calcext:value-type="string">
            <text:p><text:s/>18</text:p>
          </table:table-cell>
          <table:table-cell table:formula="of:=-([.D57]+[.E57]/60+[.F57]/3600)" office:value-type="float" office:value="-15.0383333333333" calcext:value-type="float">
            <text:p>-15.038333333333</text:p>
          </table:table-cell>
          <table:table-cell/>
          <table:table-cell table:style-name="ce3" office:value-type="string" calcext:value-type="string">
            <text:p>47º 03’ 34”</text:p>
          </table:table-cell>
          <table:table-cell table:formula="of:=MID([.I57];1;2)" office:value-type="string" office:string-value="47" calcext:value-type="string">
            <text:p>47</text:p>
          </table:table-cell>
          <table:table-cell table:formula="of:=MIDB([.I57];4;3)" office:value-type="string" office:string-value=" 03" calcext:value-type="string">
            <text:p><text:s/>03</text:p>
          </table:table-cell>
          <table:table-cell table:formula="of:=MIDB([.I57];8;3)" office:value-type="string" office:string-value=" 34" calcext:value-type="string">
            <text:p><text:s/>34</text:p>
          </table:table-cell>
          <table:table-cell table:formula="of:=-([.J57]+[.K57]/60+[.L57]/3600)" office:value-type="float" office:value="-47.0594444444444" calcext:value-type="float">
            <text:p>-47.05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Palestina de Goiás</text:p>
          </table:table-cell>
          <table:table-cell table:style-name="ce3" office:value-type="string" calcext:value-type="string">
            <text:p>16º 44’ 00”</text:p>
          </table:table-cell>
          <table:table-cell table:formula="of:=MID([.C58];1;2)" office:value-type="string" office:string-value="16" calcext:value-type="string">
            <text:p>16</text:p>
          </table:table-cell>
          <table:table-cell table:style-name="ce3" table:formula="of:=MIDB([.C58];4;3)" office:value-type="string" office:string-value=" 44" calcext:value-type="string">
            <text:p><text:s/>44</text:p>
          </table:table-cell>
          <table:table-cell table:style-name="ce5" table:formula="of:=MIDB([.C58];8;3)" office:value-type="string" office:string-value=" 00" calcext:value-type="string">
            <text:p><text:s/>00</text:p>
          </table:table-cell>
          <table:table-cell table:formula="of:=-([.D58]+[.E58]/60+[.F58]/3600)" office:value-type="float" office:value="-16.7333333333333" calcext:value-type="float">
            <text:p>-16.733333333333</text:p>
          </table:table-cell>
          <table:table-cell/>
          <table:table-cell table:style-name="ce3" office:value-type="string" calcext:value-type="string">
            <text:p>51º 31’ 57”</text:p>
          </table:table-cell>
          <table:table-cell table:formula="of:=MID([.I58];1;2)" office:value-type="string" office:string-value="51" calcext:value-type="string">
            <text:p>51</text:p>
          </table:table-cell>
          <table:table-cell table:formula="of:=MIDB([.I58];4;3)" office:value-type="string" office:string-value=" 31" calcext:value-type="string">
            <text:p><text:s/>31</text:p>
          </table:table-cell>
          <table:table-cell table:formula="of:=MIDB([.I58];8;3)" office:value-type="string" office:string-value=" 57" calcext:value-type="string">
            <text:p><text:s/>57</text:p>
          </table:table-cell>
          <table:table-cell table:formula="of:=-([.J58]+[.K58]/60+[.L58]/3600)" office:value-type="float" office:value="-51.5325" calcext:value-type="float">
            <text:p>-51.53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Águas Lindas de Goiás</text:p>
          </table:table-cell>
          <table:table-cell table:style-name="ce3" office:value-type="string" calcext:value-type="string">
            <text:p>15º 45’ 43”</text:p>
          </table:table-cell>
          <table:table-cell table:formula="of:=MID([.C59];1;2)" office:value-type="string" office:string-value="15" calcext:value-type="string">
            <text:p>15</text:p>
          </table:table-cell>
          <table:table-cell table:style-name="ce3" table:formula="of:=MIDB([.C59];4;3)" office:value-type="string" office:string-value=" 45" calcext:value-type="string">
            <text:p><text:s/>45</text:p>
          </table:table-cell>
          <table:table-cell table:style-name="ce5" table:formula="of:=MIDB([.C59];8;3)" office:value-type="string" office:string-value=" 43" calcext:value-type="string">
            <text:p><text:s/>43</text:p>
          </table:table-cell>
          <table:table-cell table:formula="of:=-([.D59]+[.E59]/60+[.F59]/3600)" office:value-type="float" office:value="-15.7619444444444" calcext:value-type="float">
            <text:p>-15.761944444445</text:p>
          </table:table-cell>
          <table:table-cell/>
          <table:table-cell table:style-name="ce3" office:value-type="string" calcext:value-type="string">
            <text:p>48º 16’ 54”</text:p>
          </table:table-cell>
          <table:table-cell table:formula="of:=MID([.I59];1;2)" office:value-type="string" office:string-value="48" calcext:value-type="string">
            <text:p>48</text:p>
          </table:table-cell>
          <table:table-cell table:formula="of:=MIDB([.I59];4;3)" office:value-type="string" office:string-value=" 16" calcext:value-type="string">
            <text:p><text:s/>16</text:p>
          </table:table-cell>
          <table:table-cell table:formula="of:=MIDB([.I59];8;3)" office:value-type="string" office:string-value=" 54" calcext:value-type="string">
            <text:p><text:s/>54</text:p>
          </table:table-cell>
          <table:table-cell table:formula="of:=-([.J59]+[.K59]/60+[.L59]/3600)" office:value-type="float" office:value="-48.2816666666667" calcext:value-type="float">
            <text:p>-48.2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Campinaçu</text:p>
          </table:table-cell>
          <table:table-cell table:style-name="ce3" office:value-type="string" calcext:value-type="string">
            <text:p>13º 47’ 24”</text:p>
          </table:table-cell>
          <table:table-cell table:formula="of:=MID([.C60];1;2)" office:value-type="string" office:string-value="13" calcext:value-type="string">
            <text:p>13</text:p>
          </table:table-cell>
          <table:table-cell table:style-name="ce3" table:formula="of:=MIDB([.C60];4;3)" office:value-type="string" office:string-value=" 47" calcext:value-type="string">
            <text:p><text:s/>47</text:p>
          </table:table-cell>
          <table:table-cell table:style-name="ce5" table:formula="of:=MIDB([.C60];8;3)" office:value-type="string" office:string-value=" 24" calcext:value-type="string">
            <text:p><text:s/>24</text:p>
          </table:table-cell>
          <table:table-cell table:formula="of:=-([.D60]+[.E60]/60+[.F60]/3600)" office:value-type="float" office:value="-13.79" calcext:value-type="float">
            <text:p>-13.790000000000</text:p>
          </table:table-cell>
          <table:table-cell/>
          <table:table-cell table:style-name="ce3" office:value-type="string" calcext:value-type="string">
            <text:p>48º 34’ 16”</text:p>
          </table:table-cell>
          <table:table-cell table:formula="of:=MID([.I60];1;2)" office:value-type="string" office:string-value="48" calcext:value-type="string">
            <text:p>48</text:p>
          </table:table-cell>
          <table:table-cell table:formula="of:=MIDB([.I60];4;3)" office:value-type="string" office:string-value=" 34" calcext:value-type="string">
            <text:p><text:s/>34</text:p>
          </table:table-cell>
          <table:table-cell table:formula="of:=MIDB([.I60];8;3)" office:value-type="string" office:string-value=" 16" calcext:value-type="string">
            <text:p><text:s/>16</text:p>
          </table:table-cell>
          <table:table-cell table:formula="of:=-([.J60]+[.K60]/60+[.L60]/3600)" office:value-type="float" office:value="-48.5711111111111" calcext:value-type="float">
            <text:p>-48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Petrolina de Goiás</text:p>
          </table:table-cell>
          <table:table-cell table:style-name="ce3" office:value-type="string" calcext:value-type="string">
            <text:p>16º 05’ 42”</text:p>
          </table:table-cell>
          <table:table-cell table:formula="of:=MID([.C61];1;2)" office:value-type="string" office:string-value="16" calcext:value-type="string">
            <text:p>16</text:p>
          </table:table-cell>
          <table:table-cell table:style-name="ce3" table:formula="of:=MIDB([.C61];4;3)" office:value-type="string" office:string-value=" 05" calcext:value-type="string">
            <text:p><text:s/>05</text:p>
          </table:table-cell>
          <table:table-cell table:style-name="ce5" table:formula="of:=MIDB([.C61];8;3)" office:value-type="string" office:string-value=" 42" calcext:value-type="string">
            <text:p><text:s/>42</text:p>
          </table:table-cell>
          <table:table-cell table:formula="of:=-([.D61]+[.E61]/60+[.F61]/3600)" office:value-type="float" office:value="-16.095" calcext:value-type="float">
            <text:p>-16.095000000000</text:p>
          </table:table-cell>
          <table:table-cell/>
          <table:table-cell table:style-name="ce3" office:value-type="string" calcext:value-type="string">
            <text:p>49º 20’ 17”</text:p>
          </table:table-cell>
          <table:table-cell table:formula="of:=MID([.I61];1;2)" office:value-type="string" office:string-value="49" calcext:value-type="string">
            <text:p>49</text:p>
          </table:table-cell>
          <table:table-cell table:formula="of:=MIDB([.I61];4;3)" office:value-type="string" office:string-value=" 20" calcext:value-type="string">
            <text:p><text:s/>20</text:p>
          </table:table-cell>
          <table:table-cell table:formula="of:=MIDB([.I61];8;3)" office:value-type="string" office:string-value=" 17" calcext:value-type="string">
            <text:p><text:s/>17</text:p>
          </table:table-cell>
          <table:table-cell table:formula="of:=-([.J61]+[.K61]/60+[.L61]/3600)" office:value-type="float" office:value="-49.3380555555556" calcext:value-type="float">
            <text:p>-49.33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Firminópolis</text:p>
          </table:table-cell>
          <table:table-cell table:style-name="ce3" office:value-type="string" calcext:value-type="string">
            <text:p>16º 34’ 55”</text:p>
          </table:table-cell>
          <table:table-cell table:formula="of:=MID([.C62];1;2)" office:value-type="string" office:string-value="16" calcext:value-type="string">
            <text:p>16</text:p>
          </table:table-cell>
          <table:table-cell table:style-name="ce3" table:formula="of:=MIDB([.C62];4;3)" office:value-type="string" office:string-value=" 34" calcext:value-type="string">
            <text:p><text:s/>34</text:p>
          </table:table-cell>
          <table:table-cell table:style-name="ce5" table:formula="of:=MIDB([.C62];8;3)" office:value-type="string" office:string-value=" 55" calcext:value-type="string">
            <text:p><text:s/>55</text:p>
          </table:table-cell>
          <table:table-cell table:formula="of:=-([.D62]+[.E62]/60+[.F62]/3600)" office:value-type="float" office:value="-16.5819444444444" calcext:value-type="float">
            <text:p>-16.581944444445</text:p>
          </table:table-cell>
          <table:table-cell/>
          <table:table-cell table:style-name="ce3" office:value-type="string" calcext:value-type="string">
            <text:p>50º 18’ 18”</text:p>
          </table:table-cell>
          <table:table-cell table:formula="of:=MID([.I62];1;2)" office:value-type="string" office:string-value="50" calcext:value-type="string">
            <text:p>50</text:p>
          </table:table-cell>
          <table:table-cell table:formula="of:=MIDB([.I62];4;3)" office:value-type="string" office:string-value=" 18" calcext:value-type="string">
            <text:p><text:s/>18</text:p>
          </table:table-cell>
          <table:table-cell table:formula="of:=MIDB([.I62];8;3)" office:value-type="string" office:string-value=" 18" calcext:value-type="string">
            <text:p><text:s/>18</text:p>
          </table:table-cell>
          <table:table-cell table:formula="of:=-([.J62]+[.K62]/60+[.L62]/3600)" office:value-type="float" office:value="-50.305" calcext:value-type="float">
            <text:p>-50.30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Goianésia</text:p>
          </table:table-cell>
          <table:table-cell table:style-name="ce3" office:value-type="string" calcext:value-type="string">
            <text:p>15º 19’ 03”</text:p>
          </table:table-cell>
          <table:table-cell table:formula="of:=MID([.C63];1;2)" office:value-type="string" office:string-value="15" calcext:value-type="string">
            <text:p>15</text:p>
          </table:table-cell>
          <table:table-cell table:style-name="ce3" table:formula="of:=MIDB([.C63];4;3)" office:value-type="string" office:string-value=" 19" calcext:value-type="string">
            <text:p><text:s/>19</text:p>
          </table:table-cell>
          <table:table-cell table:style-name="ce5" table:formula="of:=MIDB([.C63];8;3)" office:value-type="string" office:string-value=" 03" calcext:value-type="string">
            <text:p><text:s/>03</text:p>
          </table:table-cell>
          <table:table-cell table:formula="of:=-([.D63]+[.E63]/60+[.F63]/3600)" office:value-type="float" office:value="-15.3175" calcext:value-type="float">
            <text:p>-15.317500000000</text:p>
          </table:table-cell>
          <table:table-cell/>
          <table:table-cell table:style-name="ce3" office:value-type="string" calcext:value-type="string">
            <text:p>49º 07’ 03”</text:p>
          </table:table-cell>
          <table:table-cell table:formula="of:=MID([.I63];1;2)" office:value-type="string" office:string-value="49" calcext:value-type="string">
            <text:p>49</text:p>
          </table:table-cell>
          <table:table-cell table:formula="of:=MIDB([.I63];4;3)" office:value-type="string" office:string-value=" 07" calcext:value-type="string">
            <text:p><text:s/>07</text:p>
          </table:table-cell>
          <table:table-cell table:formula="of:=MIDB([.I63];8;3)" office:value-type="string" office:string-value=" 03" calcext:value-type="string">
            <text:p><text:s/>03</text:p>
          </table:table-cell>
          <table:table-cell table:formula="of:=-([.J63]+[.K63]/60+[.L63]/3600)" office:value-type="float" office:value="-49.1175" calcext:value-type="float">
            <text:p>-49.11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Paranaiguara</text:p>
          </table:table-cell>
          <table:table-cell table:style-name="ce3" office:value-type="string" calcext:value-type="string">
            <text:p>18º 54’ 57”</text:p>
          </table:table-cell>
          <table:table-cell table:formula="of:=MID([.C64];1;2)" office:value-type="string" office:string-value="18" calcext:value-type="string">
            <text:p>18</text:p>
          </table:table-cell>
          <table:table-cell table:style-name="ce3" table:formula="of:=MIDB([.C64];4;3)" office:value-type="string" office:string-value=" 54" calcext:value-type="string">
            <text:p><text:s/>54</text:p>
          </table:table-cell>
          <table:table-cell table:style-name="ce5" table:formula="of:=MIDB([.C64];8;3)" office:value-type="string" office:string-value=" 57" calcext:value-type="string">
            <text:p><text:s/>57</text:p>
          </table:table-cell>
          <table:table-cell table:formula="of:=-([.D64]+[.E64]/60+[.F64]/3600)" office:value-type="float" office:value="-18.9158333333333" calcext:value-type="float">
            <text:p>-18.915833333333</text:p>
          </table:table-cell>
          <table:table-cell/>
          <table:table-cell table:style-name="ce3" office:value-type="string" calcext:value-type="string">
            <text:p>50º 39’ 14”</text:p>
          </table:table-cell>
          <table:table-cell table:formula="of:=MID([.I64];1;2)" office:value-type="string" office:string-value="50" calcext:value-type="string">
            <text:p>50</text:p>
          </table:table-cell>
          <table:table-cell table:formula="of:=MIDB([.I64];4;3)" office:value-type="string" office:string-value=" 39" calcext:value-type="string">
            <text:p><text:s/>39</text:p>
          </table:table-cell>
          <table:table-cell table:formula="of:=MIDB([.I64];8;3)" office:value-type="string" office:string-value=" 14" calcext:value-type="string">
            <text:p><text:s/>14</text:p>
          </table:table-cell>
          <table:table-cell table:formula="of:=-([.J64]+[.K64]/60+[.L64]/3600)" office:value-type="float" office:value="-50.6538888888889" calcext:value-type="float">
            <text:p>-50.6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Posse</text:p>
          </table:table-cell>
          <table:table-cell table:style-name="ce3" office:value-type="string" calcext:value-type="string">
            <text:p>14º 05’ 35”</text:p>
          </table:table-cell>
          <table:table-cell table:formula="of:=MID([.C65];1;2)" office:value-type="string" office:string-value="14" calcext:value-type="string">
            <text:p>14</text:p>
          </table:table-cell>
          <table:table-cell table:style-name="ce3" table:formula="of:=MIDB([.C65];4;3)" office:value-type="string" office:string-value=" 05" calcext:value-type="string">
            <text:p><text:s/>05</text:p>
          </table:table-cell>
          <table:table-cell table:style-name="ce5" table:formula="of:=MIDB([.C65];8;3)" office:value-type="string" office:string-value=" 35" calcext:value-type="string">
            <text:p><text:s/>35</text:p>
          </table:table-cell>
          <table:table-cell table:formula="of:=-([.D65]+[.E65]/60+[.F65]/3600)" office:value-type="float" office:value="-14.0930555555556" calcext:value-type="float">
            <text:p>-14.093055555556</text:p>
          </table:table-cell>
          <table:table-cell/>
          <table:table-cell table:style-name="ce3" office:value-type="string" calcext:value-type="string">
            <text:p>46º 22’ 10“</text:p>
          </table:table-cell>
          <table:table-cell table:formula="of:=MID([.I65];1;2)" office:value-type="string" office:string-value="46" calcext:value-type="string">
            <text:p>46</text:p>
          </table:table-cell>
          <table:table-cell table:formula="of:=MIDB([.I65];4;3)" office:value-type="string" office:string-value=" 22" calcext:value-type="string">
            <text:p><text:s/>22</text:p>
          </table:table-cell>
          <table:table-cell table:formula="of:=MIDB([.I65];8;3)" office:value-type="string" office:string-value=" 10" calcext:value-type="string">
            <text:p><text:s/>10</text:p>
          </table:table-cell>
          <table:table-cell table:formula="of:=-([.J65]+[.K65]/60+[.L65]/3600)" office:value-type="float" office:value="-46.3694444444444" calcext:value-type="float">
            <text:p>-46.36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São Francisco de Goiás</text:p>
          </table:table-cell>
          <table:table-cell table:style-name="ce3" office:value-type="string" calcext:value-type="string">
            <text:p>15º 55’ 50”</text:p>
          </table:table-cell>
          <table:table-cell table:formula="of:=MID([.C66];1;2)" office:value-type="string" office:string-value="15" calcext:value-type="string">
            <text:p>15</text:p>
          </table:table-cell>
          <table:table-cell table:style-name="ce3" table:formula="of:=MIDB([.C66];4;3)" office:value-type="string" office:string-value=" 55" calcext:value-type="string">
            <text:p><text:s/>55</text:p>
          </table:table-cell>
          <table:table-cell table:style-name="ce5" table:formula="of:=MIDB([.C66];8;3)" office:value-type="string" office:string-value=" 50" calcext:value-type="string">
            <text:p><text:s/>50</text:p>
          </table:table-cell>
          <table:table-cell table:formula="of:=-([.D66]+[.E66]/60+[.F66]/3600)" office:value-type="float" office:value="-15.9305555555556" calcext:value-type="float">
            <text:p>-15.930555555556</text:p>
          </table:table-cell>
          <table:table-cell/>
          <table:table-cell table:style-name="ce3" office:value-type="string" calcext:value-type="string">
            <text:p>49º 15’ 40”</text:p>
          </table:table-cell>
          <table:table-cell table:formula="of:=MID([.I66];1;2)" office:value-type="string" office:string-value="49" calcext:value-type="string">
            <text:p>49</text:p>
          </table:table-cell>
          <table:table-cell table:formula="of:=MIDB([.I66];4;3)" office:value-type="string" office:string-value=" 15" calcext:value-type="string">
            <text:p><text:s/>15</text:p>
          </table:table-cell>
          <table:table-cell table:formula="of:=MIDB([.I66];8;3)" office:value-type="string" office:string-value=" 40" calcext:value-type="string">
            <text:p><text:s/>40</text:p>
          </table:table-cell>
          <table:table-cell table:formula="of:=-([.J66]+[.K66]/60+[.L66]/3600)" office:value-type="float" office:value="-49.2611111111111" calcext:value-type="float">
            <text:p>-49.26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Itaguari</text:p>
          </table:table-cell>
          <table:table-cell table:style-name="ce3" office:value-type="string" calcext:value-type="string">
            <text:p>15º 55’ 07”</text:p>
          </table:table-cell>
          <table:table-cell table:formula="of:=MID([.C67];1;2)" office:value-type="string" office:string-value="15" calcext:value-type="string">
            <text:p>15</text:p>
          </table:table-cell>
          <table:table-cell table:style-name="ce3" table:formula="of:=MIDB([.C67];4;3)" office:value-type="string" office:string-value=" 55" calcext:value-type="string">
            <text:p><text:s/>55</text:p>
          </table:table-cell>
          <table:table-cell table:style-name="ce5" table:formula="of:=MIDB([.C67];8;3)" office:value-type="string" office:string-value=" 07" calcext:value-type="string">
            <text:p><text:s/>07</text:p>
          </table:table-cell>
          <table:table-cell table:formula="of:=-([.D67]+[.E67]/60+[.F67]/3600)" office:value-type="float" office:value="-15.9186111111111" calcext:value-type="float">
            <text:p>-15.918611111111</text:p>
          </table:table-cell>
          <table:table-cell/>
          <table:table-cell table:style-name="ce3" office:value-type="string" calcext:value-type="string">
            <text:p>49º 36’ 16”</text:p>
          </table:table-cell>
          <table:table-cell table:formula="of:=MID([.I67];1;2)" office:value-type="string" office:string-value="49" calcext:value-type="string">
            <text:p>49</text:p>
          </table:table-cell>
          <table:table-cell table:formula="of:=MIDB([.I67];4;3)" office:value-type="string" office:string-value=" 36" calcext:value-type="string">
            <text:p><text:s/>36</text:p>
          </table:table-cell>
          <table:table-cell table:formula="of:=MIDB([.I67];8;3)" office:value-type="string" office:string-value=" 16" calcext:value-type="string">
            <text:p><text:s/>16</text:p>
          </table:table-cell>
          <table:table-cell table:formula="of:=-([.J67]+[.K67]/60+[.L67]/3600)" office:value-type="float" office:value="-49.6044444444444" calcext:value-type="float">
            <text:p>-49.60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Bom Jesus de Goiás</text:p>
          </table:table-cell>
          <table:table-cell table:style-name="ce3" office:value-type="string" calcext:value-type="string">
            <text:p>18º 12’ 50”</text:p>
          </table:table-cell>
          <table:table-cell table:formula="of:=MID([.C68];1;2)" office:value-type="string" office:string-value="18" calcext:value-type="string">
            <text:p>18</text:p>
          </table:table-cell>
          <table:table-cell table:style-name="ce3" table:formula="of:=MIDB([.C68];4;3)" office:value-type="string" office:string-value=" 12" calcext:value-type="string">
            <text:p><text:s/>12</text:p>
          </table:table-cell>
          <table:table-cell table:style-name="ce5" table:formula="of:=MIDB([.C68];8;3)" office:value-type="string" office:string-value=" 50" calcext:value-type="string">
            <text:p><text:s/>50</text:p>
          </table:table-cell>
          <table:table-cell table:formula="of:=-([.D68]+[.E68]/60+[.F68]/3600)" office:value-type="float" office:value="-18.2138888888889" calcext:value-type="float">
            <text:p>-18.213888888889</text:p>
          </table:table-cell>
          <table:table-cell/>
          <table:table-cell table:style-name="ce3" office:value-type="string" calcext:value-type="string">
            <text:p>49º 44’ 27”</text:p>
          </table:table-cell>
          <table:table-cell table:formula="of:=MID([.I68];1;2)" office:value-type="string" office:string-value="49" calcext:value-type="string">
            <text:p>49</text:p>
          </table:table-cell>
          <table:table-cell table:formula="of:=MIDB([.I68];4;3)" office:value-type="string" office:string-value=" 44" calcext:value-type="string">
            <text:p><text:s/>44</text:p>
          </table:table-cell>
          <table:table-cell table:formula="of:=MIDB([.I68];8;3)" office:value-type="string" office:string-value=" 27" calcext:value-type="string">
            <text:p><text:s/>27</text:p>
          </table:table-cell>
          <table:table-cell table:formula="of:=-([.J68]+[.K68]/60+[.L68]/3600)" office:value-type="float" office:value="-49.7408333333333" calcext:value-type="float">
            <text:p>-49.7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Goiatuba</text:p>
          </table:table-cell>
          <table:table-cell table:style-name="ce3" office:value-type="string" calcext:value-type="string">
            <text:p>18º 00’ 44”</text:p>
          </table:table-cell>
          <table:table-cell table:formula="of:=MID([.C69];1;2)" office:value-type="string" office:string-value="18" calcext:value-type="string">
            <text:p>18</text:p>
          </table:table-cell>
          <table:table-cell table:style-name="ce3" table:formula="of:=MIDB([.C69];4;3)" office:value-type="string" office:string-value=" 00" calcext:value-type="string">
            <text:p><text:s/>00</text:p>
          </table:table-cell>
          <table:table-cell table:style-name="ce5" table:formula="of:=MIDB([.C69];8;3)" office:value-type="string" office:string-value=" 44" calcext:value-type="string">
            <text:p><text:s/>44</text:p>
          </table:table-cell>
          <table:table-cell table:formula="of:=-([.D69]+[.E69]/60+[.F69]/3600)" office:value-type="float" office:value="-18.0122222222222" calcext:value-type="float">
            <text:p>-18.012222222222</text:p>
          </table:table-cell>
          <table:table-cell/>
          <table:table-cell table:style-name="ce3" office:value-type="string" calcext:value-type="string">
            <text:p>49º 21’ 25”</text:p>
          </table:table-cell>
          <table:table-cell table:formula="of:=MID([.I69];1;2)" office:value-type="string" office:string-value="49" calcext:value-type="string">
            <text:p>49</text:p>
          </table:table-cell>
          <table:table-cell table:formula="of:=MIDB([.I69];4;3)" office:value-type="string" office:string-value=" 21" calcext:value-type="string">
            <text:p><text:s/>21</text:p>
          </table:table-cell>
          <table:table-cell table:formula="of:=MIDB([.I69];8;3)" office:value-type="string" office:string-value=" 25" calcext:value-type="string">
            <text:p><text:s/>25</text:p>
          </table:table-cell>
          <table:table-cell table:formula="of:=-([.J69]+[.K69]/60+[.L69]/3600)" office:value-type="float" office:value="-49.3569444444444" calcext:value-type="float">
            <text:p>-49.35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Caldas Novas</text:p>
          </table:table-cell>
          <table:table-cell table:style-name="ce3" office:value-type="string" calcext:value-type="string">
            <text:p>17º 44’ 30”</text:p>
          </table:table-cell>
          <table:table-cell table:formula="of:=MID([.C70];1;2)" office:value-type="string" office:string-value="17" calcext:value-type="string">
            <text:p>17</text:p>
          </table:table-cell>
          <table:table-cell table:style-name="ce3" table:formula="of:=MIDB([.C70];4;3)" office:value-type="string" office:string-value=" 44" calcext:value-type="string">
            <text:p><text:s/>44</text:p>
          </table:table-cell>
          <table:table-cell table:style-name="ce5" table:formula="of:=MIDB([.C70];8;3)" office:value-type="string" office:string-value=" 30" calcext:value-type="string">
            <text:p><text:s/>30</text:p>
          </table:table-cell>
          <table:table-cell table:formula="of:=-([.D70]+[.E70]/60+[.F70]/3600)" office:value-type="float" office:value="-17.7416666666667" calcext:value-type="float">
            <text:p>-17.741666666667</text:p>
          </table:table-cell>
          <table:table-cell/>
          <table:table-cell table:style-name="ce3" office:value-type="string" calcext:value-type="string">
            <text:p>48º 37’ 30”</text:p>
          </table:table-cell>
          <table:table-cell table:formula="of:=MID([.I70];1;2)" office:value-type="string" office:string-value="48" calcext:value-type="string">
            <text:p>48</text:p>
          </table:table-cell>
          <table:table-cell table:formula="of:=MIDB([.I70];4;3)" office:value-type="string" office:string-value=" 37" calcext:value-type="string">
            <text:p><text:s/>37</text:p>
          </table:table-cell>
          <table:table-cell table:formula="of:=MIDB([.I70];8;3)" office:value-type="string" office:string-value=" 30" calcext:value-type="string">
            <text:p><text:s/>30</text:p>
          </table:table-cell>
          <table:table-cell table:formula="of:=-([.J70]+[.K70]/60+[.L70]/3600)" office:value-type="float" office:value="-48.625" calcext:value-type="float">
            <text:p>-48.62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Itajá</text:p>
          </table:table-cell>
          <table:table-cell table:style-name="ce3" office:value-type="string" calcext:value-type="string">
            <text:p>19º 04’ 03”</text:p>
          </table:table-cell>
          <table:table-cell table:formula="of:=MID([.C71];1;2)" office:value-type="string" office:string-value="19" calcext:value-type="string">
            <text:p>19</text:p>
          </table:table-cell>
          <table:table-cell table:style-name="ce3" table:formula="of:=MIDB([.C71];4;3)" office:value-type="string" office:string-value=" 04" calcext:value-type="string">
            <text:p><text:s/>04</text:p>
          </table:table-cell>
          <table:table-cell table:style-name="ce5" table:formula="of:=MIDB([.C71];8;3)" office:value-type="string" office:string-value=" 03" calcext:value-type="string">
            <text:p><text:s/>03</text:p>
          </table:table-cell>
          <table:table-cell table:formula="of:=-([.D71]+[.E71]/60+[.F71]/3600)" office:value-type="float" office:value="-19.0675" calcext:value-type="float">
            <text:p>-19.067500000000</text:p>
          </table:table-cell>
          <table:table-cell/>
          <table:table-cell table:style-name="ce3" office:value-type="string" calcext:value-type="string">
            <text:p>51º 32’ 40”</text:p>
          </table:table-cell>
          <table:table-cell table:formula="of:=MID([.I71];1;2)" office:value-type="string" office:string-value="51" calcext:value-type="string">
            <text:p>51</text:p>
          </table:table-cell>
          <table:table-cell table:formula="of:=MIDB([.I71];4;3)" office:value-type="string" office:string-value=" 32" calcext:value-type="string">
            <text:p><text:s/>32</text:p>
          </table:table-cell>
          <table:table-cell table:formula="of:=MIDB([.I71];8;3)" office:value-type="string" office:string-value=" 40" calcext:value-type="string">
            <text:p><text:s/>40</text:p>
          </table:table-cell>
          <table:table-cell table:formula="of:=-([.J71]+[.K71]/60+[.L71]/3600)" office:value-type="float" office:value="-51.5444444444444" calcext:value-type="float">
            <text:p>-51.54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Adelândia</text:p>
          </table:table-cell>
          <table:table-cell table:style-name="ce3" office:value-type="string" calcext:value-type="string">
            <text:p>16º 24’ 54”</text:p>
          </table:table-cell>
          <table:table-cell table:formula="of:=MID([.C72];1;2)" office:value-type="string" office:string-value="16" calcext:value-type="string">
            <text:p>16</text:p>
          </table:table-cell>
          <table:table-cell table:style-name="ce3" table:formula="of:=MIDB([.C72];4;3)" office:value-type="string" office:string-value=" 24" calcext:value-type="string">
            <text:p><text:s/>24</text:p>
          </table:table-cell>
          <table:table-cell table:style-name="ce5" table:formula="of:=MIDB([.C72];8;3)" office:value-type="string" office:string-value=" 54" calcext:value-type="string">
            <text:p><text:s/>54</text:p>
          </table:table-cell>
          <table:table-cell table:formula="of:=-([.D72]+[.E72]/60+[.F72]/3600)" office:value-type="float" office:value="-16.415" calcext:value-type="float">
            <text:p>-16.415000000000</text:p>
          </table:table-cell>
          <table:table-cell/>
          <table:table-cell table:style-name="ce3" office:value-type="string" calcext:value-type="string">
            <text:p>50º 09’ 56”</text:p>
          </table:table-cell>
          <table:table-cell table:formula="of:=MID([.I72];1;2)" office:value-type="string" office:string-value="50" calcext:value-type="string">
            <text:p>50</text:p>
          </table:table-cell>
          <table:table-cell table:formula="of:=MIDB([.I72];4;3)" office:value-type="string" office:string-value=" 09" calcext:value-type="string">
            <text:p><text:s/>09</text:p>
          </table:table-cell>
          <table:table-cell table:formula="of:=MIDB([.I72];8;3)" office:value-type="string" office:string-value=" 56" calcext:value-type="string">
            <text:p><text:s/>56</text:p>
          </table:table-cell>
          <table:table-cell table:formula="of:=-([.J72]+[.K72]/60+[.L72]/3600)" office:value-type="float" office:value="-50.1655555555556" calcext:value-type="float">
            <text:p>-50.16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Campos Belos</text:p>
          </table:table-cell>
          <table:table-cell table:style-name="ce3" office:value-type="string" calcext:value-type="string">
            <text:p>13º 02’ 12”</text:p>
          </table:table-cell>
          <table:table-cell table:formula="of:=MID([.C73];1;2)" office:value-type="string" office:string-value="13" calcext:value-type="string">
            <text:p>13</text:p>
          </table:table-cell>
          <table:table-cell table:style-name="ce3" table:formula="of:=MIDB([.C73];4;3)" office:value-type="string" office:string-value=" 02" calcext:value-type="string">
            <text:p><text:s/>02</text:p>
          </table:table-cell>
          <table:table-cell table:style-name="ce5" table:formula="of:=MIDB([.C73];8;3)" office:value-type="string" office:string-value=" 12" calcext:value-type="string">
            <text:p><text:s/>12</text:p>
          </table:table-cell>
          <table:table-cell table:formula="of:=-([.D73]+[.E73]/60+[.F73]/3600)" office:value-type="float" office:value="-13.0366666666667" calcext:value-type="float">
            <text:p>-13.036666666667</text:p>
          </table:table-cell>
          <table:table-cell/>
          <table:table-cell table:style-name="ce3" office:value-type="string" calcext:value-type="string">
            <text:p>46º 46’ 18”</text:p>
          </table:table-cell>
          <table:table-cell table:formula="of:=MID([.I73];1;2)" office:value-type="string" office:string-value="46" calcext:value-type="string">
            <text:p>46</text:p>
          </table:table-cell>
          <table:table-cell table:formula="of:=MIDB([.I73];4;3)" office:value-type="string" office:string-value=" 46" calcext:value-type="string">
            <text:p><text:s/>46</text:p>
          </table:table-cell>
          <table:table-cell table:formula="of:=MIDB([.I73];8;3)" office:value-type="string" office:string-value=" 18" calcext:value-type="string">
            <text:p><text:s/>18</text:p>
          </table:table-cell>
          <table:table-cell table:formula="of:=-([.J73]+[.K73]/60+[.L73]/3600)" office:value-type="float" office:value="-46.7716666666667" calcext:value-type="float">
            <text:p>-46.77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Cidade Ocidental</text:p>
          </table:table-cell>
          <table:table-cell table:style-name="ce3" office:value-type="string" calcext:value-type="string">
            <text:p>16º 04’ 38”</text:p>
          </table:table-cell>
          <table:table-cell table:formula="of:=MID([.C74];1;2)" office:value-type="string" office:string-value="16" calcext:value-type="string">
            <text:p>16</text:p>
          </table:table-cell>
          <table:table-cell table:style-name="ce3" table:formula="of:=MIDB([.C74];4;3)" office:value-type="string" office:string-value=" 04" calcext:value-type="string">
            <text:p><text:s/>04</text:p>
          </table:table-cell>
          <table:table-cell table:style-name="ce5" table:formula="of:=MIDB([.C74];8;3)" office:value-type="string" office:string-value=" 38" calcext:value-type="string">
            <text:p><text:s/>38</text:p>
          </table:table-cell>
          <table:table-cell table:formula="of:=-([.D74]+[.E74]/60+[.F74]/3600)" office:value-type="float" office:value="-16.0772222222222" calcext:value-type="float">
            <text:p>-16.077222222222</text:p>
          </table:table-cell>
          <table:table-cell/>
          <table:table-cell table:style-name="ce3" office:value-type="string" calcext:value-type="string">
            <text:p>47º 55’ 35”</text:p>
          </table:table-cell>
          <table:table-cell table:formula="of:=MID([.I74];1;2)" office:value-type="string" office:string-value="47" calcext:value-type="string">
            <text:p>47</text:p>
          </table:table-cell>
          <table:table-cell table:formula="of:=MIDB([.I74];4;3)" office:value-type="string" office:string-value=" 55" calcext:value-type="string">
            <text:p><text:s/>55</text:p>
          </table:table-cell>
          <table:table-cell table:formula="of:=MIDB([.I74];8;3)" office:value-type="string" office:string-value=" 35" calcext:value-type="string">
            <text:p><text:s/>35</text:p>
          </table:table-cell>
          <table:table-cell table:formula="of:=-([.J74]+[.K74]/60+[.L74]/3600)" office:value-type="float" office:value="-47.9263888888889" calcext:value-type="float">
            <text:p>-47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Trindade</text:p>
          </table:table-cell>
          <table:table-cell table:style-name="ce3" office:value-type="string" calcext:value-type="string">
            <text:p>16º 38’ 58”</text:p>
          </table:table-cell>
          <table:table-cell table:formula="of:=MID([.C75];1;2)" office:value-type="string" office:string-value="16" calcext:value-type="string">
            <text:p>16</text:p>
          </table:table-cell>
          <table:table-cell table:style-name="ce3" table:formula="of:=MIDB([.C75];4;3)" office:value-type="string" office:string-value=" 38" calcext:value-type="string">
            <text:p><text:s/>38</text:p>
          </table:table-cell>
          <table:table-cell table:style-name="ce5" table:formula="of:=MIDB([.C75];8;3)" office:value-type="string" office:string-value=" 58" calcext:value-type="string">
            <text:p><text:s/>58</text:p>
          </table:table-cell>
          <table:table-cell table:formula="of:=-([.D75]+[.E75]/60+[.F75]/3600)" office:value-type="float" office:value="-16.6494444444444" calcext:value-type="float">
            <text:p>-16.649444444445</text:p>
          </table:table-cell>
          <table:table-cell/>
          <table:table-cell table:style-name="ce3" office:value-type="string" calcext:value-type="string">
            <text:p>49º 29’ 20”</text:p>
          </table:table-cell>
          <table:table-cell table:formula="of:=MID([.I75];1;2)" office:value-type="string" office:string-value="49" calcext:value-type="string">
            <text:p>49</text:p>
          </table:table-cell>
          <table:table-cell table:formula="of:=MIDB([.I75];4;3)" office:value-type="string" office:string-value=" 29" calcext:value-type="string">
            <text:p><text:s/>29</text:p>
          </table:table-cell>
          <table:table-cell table:formula="of:=MIDB([.I75];8;3)" office:value-type="string" office:string-value=" 20" calcext:value-type="string">
            <text:p><text:s/>20</text:p>
          </table:table-cell>
          <table:table-cell table:formula="of:=-([.J75]+[.K75]/60+[.L75]/3600)" office:value-type="float" office:value="-49.4888888888889" calcext:value-type="float">
            <text:p>-49.48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Anhanguera</text:p>
          </table:table-cell>
          <table:table-cell table:style-name="ce3" office:value-type="string" calcext:value-type="string">
            <text:p>18º 20’ 14”</text:p>
          </table:table-cell>
          <table:table-cell table:formula="of:=MID([.C76];1;2)" office:value-type="string" office:string-value="18" calcext:value-type="string">
            <text:p>18</text:p>
          </table:table-cell>
          <table:table-cell table:style-name="ce3" table:formula="of:=MIDB([.C76];4;3)" office:value-type="string" office:string-value=" 20" calcext:value-type="string">
            <text:p><text:s/>20</text:p>
          </table:table-cell>
          <table:table-cell table:style-name="ce5" table:formula="of:=MIDB([.C76];8;3)" office:value-type="string" office:string-value=" 14" calcext:value-type="string">
            <text:p><text:s/>14</text:p>
          </table:table-cell>
          <table:table-cell table:formula="of:=-([.D76]+[.E76]/60+[.F76]/3600)" office:value-type="float" office:value="-18.3372222222222" calcext:value-type="float">
            <text:p>-18.337222222222</text:p>
          </table:table-cell>
          <table:table-cell/>
          <table:table-cell table:style-name="ce3" office:value-type="string" calcext:value-type="string">
            <text:p>48º 13’ 09”</text:p>
          </table:table-cell>
          <table:table-cell table:formula="of:=MID([.I76];1;2)" office:value-type="string" office:string-value="48" calcext:value-type="string">
            <text:p>48</text:p>
          </table:table-cell>
          <table:table-cell table:formula="of:=MIDB([.I76];4;3)" office:value-type="string" office:string-value=" 13" calcext:value-type="string">
            <text:p><text:s/>13</text:p>
          </table:table-cell>
          <table:table-cell table:formula="of:=MIDB([.I76];8;3)" office:value-type="string" office:string-value=" 09" calcext:value-type="string">
            <text:p><text:s/>09</text:p>
          </table:table-cell>
          <table:table-cell table:formula="of:=-([.J76]+[.K76]/60+[.L76]/3600)" office:value-type="float" office:value="-48.2191666666667" calcext:value-type="float">
            <text:p>-48.21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Arenópolis</text:p>
          </table:table-cell>
          <table:table-cell table:style-name="ce3" office:value-type="string" calcext:value-type="string">
            <text:p>16º 23’ 10”</text:p>
          </table:table-cell>
          <table:table-cell table:formula="of:=MID([.C77];1;2)" office:value-type="string" office:string-value="16" calcext:value-type="string">
            <text:p>16</text:p>
          </table:table-cell>
          <table:table-cell table:style-name="ce3" table:formula="of:=MIDB([.C77];4;3)" office:value-type="string" office:string-value=" 23" calcext:value-type="string">
            <text:p><text:s/>23</text:p>
          </table:table-cell>
          <table:table-cell table:style-name="ce5" table:formula="of:=MIDB([.C77];8;3)" office:value-type="string" office:string-value=" 10" calcext:value-type="string">
            <text:p><text:s/>10</text:p>
          </table:table-cell>
          <table:table-cell table:formula="of:=-([.D77]+[.E77]/60+[.F77]/3600)" office:value-type="float" office:value="-16.3861111111111" calcext:value-type="float">
            <text:p>-16.386111111111</text:p>
          </table:table-cell>
          <table:table-cell/>
          <table:table-cell table:style-name="ce3" office:value-type="string" calcext:value-type="string">
            <text:p>51º 33’ 37”</text:p>
          </table:table-cell>
          <table:table-cell table:formula="of:=MID([.I77];1;2)" office:value-type="string" office:string-value="51" calcext:value-type="string">
            <text:p>51</text:p>
          </table:table-cell>
          <table:table-cell table:formula="of:=MIDB([.I77];4;3)" office:value-type="string" office:string-value=" 33" calcext:value-type="string">
            <text:p><text:s/>33</text:p>
          </table:table-cell>
          <table:table-cell table:formula="of:=MIDB([.I77];8;3)" office:value-type="string" office:string-value=" 37" calcext:value-type="string">
            <text:p><text:s/>37</text:p>
          </table:table-cell>
          <table:table-cell table:formula="of:=-([.J77]+[.K77]/60+[.L77]/3600)" office:value-type="float" office:value="-51.5602777777778" calcext:value-type="float">
            <text:p>-51.56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Cumari</text:p>
          </table:table-cell>
          <table:table-cell table:style-name="ce3" office:value-type="string" calcext:value-type="string">
            <text:p>18º 15’ 47”</text:p>
          </table:table-cell>
          <table:table-cell table:formula="of:=MID([.C78];1;2)" office:value-type="string" office:string-value="18" calcext:value-type="string">
            <text:p>18</text:p>
          </table:table-cell>
          <table:table-cell table:style-name="ce3" table:formula="of:=MIDB([.C78];4;3)" office:value-type="string" office:string-value=" 15" calcext:value-type="string">
            <text:p><text:s/>15</text:p>
          </table:table-cell>
          <table:table-cell table:style-name="ce5" table:formula="of:=MIDB([.C78];8;3)" office:value-type="string" office:string-value=" 47" calcext:value-type="string">
            <text:p><text:s/>47</text:p>
          </table:table-cell>
          <table:table-cell table:formula="of:=-([.D78]+[.E78]/60+[.F78]/3600)" office:value-type="float" office:value="-18.2630555555556" calcext:value-type="float">
            <text:p>-18.263055555556</text:p>
          </table:table-cell>
          <table:table-cell/>
          <table:table-cell table:style-name="ce3" office:value-type="string" calcext:value-type="string">
            <text:p>48º 09’ 04”</text:p>
          </table:table-cell>
          <table:table-cell table:formula="of:=MID([.I78];1;2)" office:value-type="string" office:string-value="48" calcext:value-type="string">
            <text:p>48</text:p>
          </table:table-cell>
          <table:table-cell table:formula="of:=MIDB([.I78];4;3)" office:value-type="string" office:string-value=" 09" calcext:value-type="string">
            <text:p><text:s/>09</text:p>
          </table:table-cell>
          <table:table-cell table:formula="of:=MIDB([.I78];8;3)" office:value-type="string" office:string-value=" 04" calcext:value-type="string">
            <text:p><text:s/>04</text:p>
          </table:table-cell>
          <table:table-cell table:formula="of:=-([.J78]+[.K78]/60+[.L78]/3600)" office:value-type="float" office:value="-48.1511111111111" calcext:value-type="float">
            <text:p>-48.1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Americano do Brasil</text:p>
          </table:table-cell>
          <table:table-cell table:style-name="ce3" office:value-type="string" calcext:value-type="string">
            <text:p>16º 15’ 17”</text:p>
          </table:table-cell>
          <table:table-cell table:formula="of:=MID([.C79];1;2)" office:value-type="string" office:string-value="16" calcext:value-type="string">
            <text:p>16</text:p>
          </table:table-cell>
          <table:table-cell table:style-name="ce3" table:formula="of:=MIDB([.C79];4;3)" office:value-type="string" office:string-value=" 15" calcext:value-type="string">
            <text:p><text:s/>15</text:p>
          </table:table-cell>
          <table:table-cell table:style-name="ce5" table:formula="of:=MIDB([.C79];8;3)" office:value-type="string" office:string-value=" 17" calcext:value-type="string">
            <text:p><text:s/>17</text:p>
          </table:table-cell>
          <table:table-cell table:formula="of:=-([.D79]+[.E79]/60+[.F79]/3600)" office:value-type="float" office:value="-16.2547222222222" calcext:value-type="float">
            <text:p>-16.254722222222</text:p>
          </table:table-cell>
          <table:table-cell/>
          <table:table-cell table:style-name="ce3" office:value-type="string" calcext:value-type="string">
            <text:p>49º 58’ 58”</text:p>
          </table:table-cell>
          <table:table-cell table:formula="of:=MID([.I79];1;2)" office:value-type="string" office:string-value="49" calcext:value-type="string">
            <text:p>49</text:p>
          </table:table-cell>
          <table:table-cell table:formula="of:=MIDB([.I79];4;3)" office:value-type="string" office:string-value=" 58" calcext:value-type="string">
            <text:p><text:s/>58</text:p>
          </table:table-cell>
          <table:table-cell table:formula="of:=MIDB([.I79];8;3)" office:value-type="string" office:string-value=" 58" calcext:value-type="string">
            <text:p><text:s/>58</text:p>
          </table:table-cell>
          <table:table-cell table:formula="of:=-([.J79]+[.K79]/60+[.L79]/3600)" office:value-type="float" office:value="-49.9827777777778" calcext:value-type="float">
            <text:p>-49.98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Fazenda Nova</text:p>
          </table:table-cell>
          <table:table-cell table:style-name="ce3" office:value-type="string" calcext:value-type="string">
            <text:p>16º 10’ 59”</text:p>
          </table:table-cell>
          <table:table-cell table:formula="of:=MID([.C80];1;2)" office:value-type="string" office:string-value="16" calcext:value-type="string">
            <text:p>16</text:p>
          </table:table-cell>
          <table:table-cell table:style-name="ce3" table:formula="of:=MIDB([.C80];4;3)" office:value-type="string" office:string-value=" 10" calcext:value-type="string">
            <text:p><text:s/>10</text:p>
          </table:table-cell>
          <table:table-cell table:style-name="ce5" table:formula="of:=MIDB([.C80];8;3)" office:value-type="string" office:string-value=" 59" calcext:value-type="string">
            <text:p><text:s/>59</text:p>
          </table:table-cell>
          <table:table-cell table:formula="of:=-([.D80]+[.E80]/60+[.F80]/3600)" office:value-type="float" office:value="-16.1830555555556" calcext:value-type="float">
            <text:p>-16.183055555556</text:p>
          </table:table-cell>
          <table:table-cell/>
          <table:table-cell table:style-name="ce3" office:value-type="string" calcext:value-type="string">
            <text:p>50º 46’ 47”</text:p>
          </table:table-cell>
          <table:table-cell table:formula="of:=MID([.I80];1;2)" office:value-type="string" office:string-value="50" calcext:value-type="string">
            <text:p>50</text:p>
          </table:table-cell>
          <table:table-cell table:formula="of:=MIDB([.I80];4;3)" office:value-type="string" office:string-value=" 46" calcext:value-type="string">
            <text:p><text:s/>46</text:p>
          </table:table-cell>
          <table:table-cell table:formula="of:=MIDB([.I80];8;3)" office:value-type="string" office:string-value=" 47" calcext:value-type="string">
            <text:p><text:s/>47</text:p>
          </table:table-cell>
          <table:table-cell table:formula="of:=-([.J80]+[.K80]/60+[.L80]/3600)" office:value-type="float" office:value="-50.7797222222222" calcext:value-type="float">
            <text:p>-50.7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Bonópolis</text:p>
          </table:table-cell>
          <table:table-cell table:style-name="ce3" office:value-type="string" calcext:value-type="string">
            <text:p>13º 38’ 11”</text:p>
          </table:table-cell>
          <table:table-cell table:formula="of:=MID([.C81];1;2)" office:value-type="string" office:string-value="13" calcext:value-type="string">
            <text:p>13</text:p>
          </table:table-cell>
          <table:table-cell table:style-name="ce3" table:formula="of:=MIDB([.C81];4;3)" office:value-type="string" office:string-value=" 38" calcext:value-type="string">
            <text:p><text:s/>38</text:p>
          </table:table-cell>
          <table:table-cell table:style-name="ce5" table:formula="of:=MIDB([.C81];8;3)" office:value-type="string" office:string-value=" 11" calcext:value-type="string">
            <text:p><text:s/>11</text:p>
          </table:table-cell>
          <table:table-cell table:formula="of:=-([.D81]+[.E81]/60+[.F81]/3600)" office:value-type="float" office:value="-13.6363888888889" calcext:value-type="float">
            <text:p>-13.636388888889</text:p>
          </table:table-cell>
          <table:table-cell/>
          <table:table-cell table:style-name="ce3" office:value-type="string" calcext:value-type="string">
            <text:p>49º 48’ 37”</text:p>
          </table:table-cell>
          <table:table-cell table:formula="of:=MID([.I81];1;2)" office:value-type="string" office:string-value="49" calcext:value-type="string">
            <text:p>49</text:p>
          </table:table-cell>
          <table:table-cell table:formula="of:=MIDB([.I81];4;3)" office:value-type="string" office:string-value=" 48" calcext:value-type="string">
            <text:p><text:s/>48</text:p>
          </table:table-cell>
          <table:table-cell table:formula="of:=MIDB([.I81];8;3)" office:value-type="string" office:string-value=" 37" calcext:value-type="string">
            <text:p><text:s/>37</text:p>
          </table:table-cell>
          <table:table-cell table:formula="of:=-([.J81]+[.K81]/60+[.L81]/3600)" office:value-type="float" office:value="-49.8102777777778" calcext:value-type="float">
            <text:p>-49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Caturaí</text:p>
          </table:table-cell>
          <table:table-cell table:style-name="ce3" office:value-type="string" calcext:value-type="string">
            <text:p>16º 26’ 49”</text:p>
          </table:table-cell>
          <table:table-cell table:formula="of:=MID([.C82];1;2)" office:value-type="string" office:string-value="16" calcext:value-type="string">
            <text:p>16</text:p>
          </table:table-cell>
          <table:table-cell table:style-name="ce3" table:formula="of:=MIDB([.C82];4;3)" office:value-type="string" office:string-value=" 26" calcext:value-type="string">
            <text:p><text:s/>26</text:p>
          </table:table-cell>
          <table:table-cell table:style-name="ce5" table:formula="of:=MIDB([.C82];8;3)" office:value-type="string" office:string-value=" 49" calcext:value-type="string">
            <text:p><text:s/>49</text:p>
          </table:table-cell>
          <table:table-cell table:formula="of:=-([.D82]+[.E82]/60+[.F82]/3600)" office:value-type="float" office:value="-16.4469444444444" calcext:value-type="float">
            <text:p>-16.446944444445</text:p>
          </table:table-cell>
          <table:table-cell/>
          <table:table-cell table:style-name="ce3" office:value-type="string" calcext:value-type="string">
            <text:p>49º 29’ 38”</text:p>
          </table:table-cell>
          <table:table-cell table:formula="of:=MID([.I82];1;2)" office:value-type="string" office:string-value="49" calcext:value-type="string">
            <text:p>49</text:p>
          </table:table-cell>
          <table:table-cell table:formula="of:=MIDB([.I82];4;3)" office:value-type="string" office:string-value=" 29" calcext:value-type="string">
            <text:p><text:s/>29</text:p>
          </table:table-cell>
          <table:table-cell table:formula="of:=MIDB([.I82];8;3)" office:value-type="string" office:string-value=" 38" calcext:value-type="string">
            <text:p><text:s/>38</text:p>
          </table:table-cell>
          <table:table-cell table:formula="of:=-([.J82]+[.K82]/60+[.L82]/3600)" office:value-type="float" office:value="-49.4938888888889" calcext:value-type="float">
            <text:p>-49.49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Mara Rosa</text:p>
          </table:table-cell>
          <table:table-cell table:style-name="ce3" office:value-type="string" calcext:value-type="string">
            <text:p>14º 00’ 59”</text:p>
          </table:table-cell>
          <table:table-cell table:formula="of:=MID([.C83];1;2)" office:value-type="string" office:string-value="14" calcext:value-type="string">
            <text:p>14</text:p>
          </table:table-cell>
          <table:table-cell table:style-name="ce3" table:formula="of:=MIDB([.C83];4;3)" office:value-type="string" office:string-value=" 00" calcext:value-type="string">
            <text:p><text:s/>00</text:p>
          </table:table-cell>
          <table:table-cell table:style-name="ce5" table:formula="of:=MIDB([.C83];8;3)" office:value-type="string" office:string-value=" 59" calcext:value-type="string">
            <text:p><text:s/>59</text:p>
          </table:table-cell>
          <table:table-cell table:formula="of:=-([.D83]+[.E83]/60+[.F83]/3600)" office:value-type="float" office:value="-14.0163888888889" calcext:value-type="float">
            <text:p>-14.016388888889</text:p>
          </table:table-cell>
          <table:table-cell/>
          <table:table-cell table:style-name="ce3" office:value-type="string" calcext:value-type="string">
            <text:p>49º 10’ 38”</text:p>
          </table:table-cell>
          <table:table-cell table:formula="of:=MID([.I83];1;2)" office:value-type="string" office:string-value="49" calcext:value-type="string">
            <text:p>49</text:p>
          </table:table-cell>
          <table:table-cell table:formula="of:=MIDB([.I83];4;3)" office:value-type="string" office:string-value=" 10" calcext:value-type="string">
            <text:p><text:s/>10</text:p>
          </table:table-cell>
          <table:table-cell table:formula="of:=MIDB([.I83];8;3)" office:value-type="string" office:string-value=" 38" calcext:value-type="string">
            <text:p><text:s/>38</text:p>
          </table:table-cell>
          <table:table-cell table:formula="of:=-([.J83]+[.K83]/60+[.L83]/3600)" office:value-type="float" office:value="-49.1772222222222" calcext:value-type="float">
            <text:p>-49.17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Abadiânia</text:p>
          </table:table-cell>
          <table:table-cell table:style-name="ce3" office:value-type="string" calcext:value-type="string">
            <text:p>16º 12’ 15”</text:p>
          </table:table-cell>
          <table:table-cell table:formula="of:=MID([.C84];1;2)" office:value-type="string" office:string-value="16" calcext:value-type="string">
            <text:p>16</text:p>
          </table:table-cell>
          <table:table-cell table:style-name="ce3" table:formula="of:=MIDB([.C84];4;3)" office:value-type="string" office:string-value=" 12" calcext:value-type="string">
            <text:p><text:s/>12</text:p>
          </table:table-cell>
          <table:table-cell table:style-name="ce5" table:formula="of:=MIDB([.C84];8;3)" office:value-type="string" office:string-value=" 15" calcext:value-type="string">
            <text:p><text:s/>15</text:p>
          </table:table-cell>
          <table:table-cell table:formula="of:=-([.D84]+[.E84]/60+[.F84]/3600)" office:value-type="float" office:value="-16.2041666666667" calcext:value-type="float">
            <text:p>-16.204166666667</text:p>
          </table:table-cell>
          <table:table-cell/>
          <table:table-cell table:style-name="ce3" office:value-type="string" calcext:value-type="string">
            <text:p>48º 42’ 25”</text:p>
          </table:table-cell>
          <table:table-cell table:formula="of:=MID([.I84];1;2)" office:value-type="string" office:string-value="48" calcext:value-type="string">
            <text:p>48</text:p>
          </table:table-cell>
          <table:table-cell table:formula="of:=MIDB([.I84];4;3)" office:value-type="string" office:string-value=" 42" calcext:value-type="string">
            <text:p><text:s/>42</text:p>
          </table:table-cell>
          <table:table-cell table:formula="of:=MIDB([.I84];8;3)" office:value-type="string" office:string-value=" 25" calcext:value-type="string">
            <text:p><text:s/>25</text:p>
          </table:table-cell>
          <table:table-cell table:formula="of:=-([.J84]+[.K84]/60+[.L84]/3600)" office:value-type="float" office:value="-48.7069444444444" calcext:value-type="float">
            <text:p>-48.70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Montividiu do Norte</text:p>
          </table:table-cell>
          <table:table-cell table:style-name="ce3" office:value-type="string" calcext:value-type="string">
            <text:p>13º 06’ 45”</text:p>
          </table:table-cell>
          <table:table-cell table:formula="of:=MID([.C85];1;2)" office:value-type="string" office:string-value="13" calcext:value-type="string">
            <text:p>13</text:p>
          </table:table-cell>
          <table:table-cell table:style-name="ce3" table:formula="of:=MIDB([.C85];4;3)" office:value-type="string" office:string-value=" 06" calcext:value-type="string">
            <text:p><text:s/>06</text:p>
          </table:table-cell>
          <table:table-cell table:style-name="ce5" table:formula="of:=MIDB([.C85];8;3)" office:value-type="string" office:string-value=" 45" calcext:value-type="string">
            <text:p><text:s/>45</text:p>
          </table:table-cell>
          <table:table-cell table:formula="of:=-([.D85]+[.E85]/60+[.F85]/3600)" office:value-type="float" office:value="-13.1125" calcext:value-type="float">
            <text:p>-13.112500000000</text:p>
          </table:table-cell>
          <table:table-cell/>
          <table:table-cell table:style-name="ce3" office:value-type="string" calcext:value-type="string">
            <text:p>48º 36’ 26”</text:p>
          </table:table-cell>
          <table:table-cell table:formula="of:=MID([.I85];1;2)" office:value-type="string" office:string-value="48" calcext:value-type="string">
            <text:p>48</text:p>
          </table:table-cell>
          <table:table-cell table:formula="of:=MIDB([.I85];4;3)" office:value-type="string" office:string-value=" 36" calcext:value-type="string">
            <text:p><text:s/>36</text:p>
          </table:table-cell>
          <table:table-cell table:formula="of:=MIDB([.I85];8;3)" office:value-type="string" office:string-value=" 26" calcext:value-type="string">
            <text:p><text:s/>26</text:p>
          </table:table-cell>
          <table:table-cell table:formula="of:=-([.J85]+[.K85]/60+[.L85]/3600)" office:value-type="float" office:value="-48.6072222222222" calcext:value-type="float">
            <text:p>-48.60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Mutunópolis</text:p>
          </table:table-cell>
          <table:table-cell table:style-name="ce3" office:value-type="string" calcext:value-type="string">
            <text:p>13º 43’ 57”</text:p>
          </table:table-cell>
          <table:table-cell table:formula="of:=MID([.C86];1;2)" office:value-type="string" office:string-value="13" calcext:value-type="string">
            <text:p>13</text:p>
          </table:table-cell>
          <table:table-cell table:style-name="ce3" table:formula="of:=MIDB([.C86];4;3)" office:value-type="string" office:string-value=" 43" calcext:value-type="string">
            <text:p><text:s/>43</text:p>
          </table:table-cell>
          <table:table-cell table:style-name="ce5" table:formula="of:=MIDB([.C86];8;3)" office:value-type="string" office:string-value=" 57" calcext:value-type="string">
            <text:p><text:s/>57</text:p>
          </table:table-cell>
          <table:table-cell table:formula="of:=-([.D86]+[.E86]/60+[.F86]/3600)" office:value-type="float" office:value="-13.7325" calcext:value-type="float">
            <text:p>-13.732500000000</text:p>
          </table:table-cell>
          <table:table-cell/>
          <table:table-cell table:style-name="ce3" office:value-type="string" calcext:value-type="string">
            <text:p>49º 16’ 30”</text:p>
          </table:table-cell>
          <table:table-cell table:formula="of:=MID([.I86];1;2)" office:value-type="string" office:string-value="49" calcext:value-type="string">
            <text:p>49</text:p>
          </table:table-cell>
          <table:table-cell table:formula="of:=MIDB([.I86];4;3)" office:value-type="string" office:string-value=" 16" calcext:value-type="string">
            <text:p><text:s/>16</text:p>
          </table:table-cell>
          <table:table-cell table:formula="of:=MIDB([.I86];8;3)" office:value-type="string" office:string-value=" 30" calcext:value-type="string">
            <text:p><text:s/>30</text:p>
          </table:table-cell>
          <table:table-cell table:formula="of:=-([.J86]+[.K86]/60+[.L86]/3600)" office:value-type="float" office:value="-49.275" calcext:value-type="float">
            <text:p>-49.27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Hidrolândia</text:p>
          </table:table-cell>
          <table:table-cell table:style-name="ce3" office:value-type="string" calcext:value-type="string">
            <text:p>16º 57’ 44”</text:p>
          </table:table-cell>
          <table:table-cell table:formula="of:=MID([.C87];1;2)" office:value-type="string" office:string-value="16" calcext:value-type="string">
            <text:p>16</text:p>
          </table:table-cell>
          <table:table-cell table:style-name="ce3" table:formula="of:=MIDB([.C87];4;3)" office:value-type="string" office:string-value=" 57" calcext:value-type="string">
            <text:p><text:s/>57</text:p>
          </table:table-cell>
          <table:table-cell table:style-name="ce5" table:formula="of:=MIDB([.C87];8;3)" office:value-type="string" office:string-value=" 44" calcext:value-type="string">
            <text:p><text:s/>44</text:p>
          </table:table-cell>
          <table:table-cell table:formula="of:=-([.D87]+[.E87]/60+[.F87]/3600)" office:value-type="float" office:value="-16.9622222222222" calcext:value-type="float">
            <text:p>-16.962222222222</text:p>
          </table:table-cell>
          <table:table-cell/>
          <table:table-cell table:style-name="ce3" office:value-type="string" calcext:value-type="string">
            <text:p>49º 13’ 41”</text:p>
          </table:table-cell>
          <table:table-cell table:formula="of:=MID([.I87];1;2)" office:value-type="string" office:string-value="49" calcext:value-type="string">
            <text:p>49</text:p>
          </table:table-cell>
          <table:table-cell table:formula="of:=MIDB([.I87];4;3)" office:value-type="string" office:string-value=" 13" calcext:value-type="string">
            <text:p><text:s/>13</text:p>
          </table:table-cell>
          <table:table-cell table:formula="of:=MIDB([.I87];8;3)" office:value-type="string" office:string-value=" 41" calcext:value-type="string">
            <text:p><text:s/>41</text:p>
          </table:table-cell>
          <table:table-cell table:formula="of:=-([.J87]+[.K87]/60+[.L87]/3600)" office:value-type="float" office:value="-49.2280555555556" calcext:value-type="float">
            <text:p>-49.2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Montividiu</text:p>
          </table:table-cell>
          <table:table-cell table:style-name="ce3" office:value-type="string" calcext:value-type="string">
            <text:p>17º 26’ 39”</text:p>
          </table:table-cell>
          <table:table-cell table:formula="of:=MID([.C88];1;2)" office:value-type="string" office:string-value="17" calcext:value-type="string">
            <text:p>17</text:p>
          </table:table-cell>
          <table:table-cell table:style-name="ce3" table:formula="of:=MIDB([.C88];4;3)" office:value-type="string" office:string-value=" 26" calcext:value-type="string">
            <text:p><text:s/>26</text:p>
          </table:table-cell>
          <table:table-cell table:style-name="ce5" table:formula="of:=MIDB([.C88];8;3)" office:value-type="string" office:string-value=" 39" calcext:value-type="string">
            <text:p><text:s/>39</text:p>
          </table:table-cell>
          <table:table-cell table:formula="of:=-([.D88]+[.E88]/60+[.F88]/3600)" office:value-type="float" office:value="-17.4441666666667" calcext:value-type="float">
            <text:p>-17.444166666667</text:p>
          </table:table-cell>
          <table:table-cell/>
          <table:table-cell table:style-name="ce3" office:value-type="string" calcext:value-type="string">
            <text:p>51º 10’ 29”</text:p>
          </table:table-cell>
          <table:table-cell table:formula="of:=MID([.I88];1;2)" office:value-type="string" office:string-value="51" calcext:value-type="string">
            <text:p>51</text:p>
          </table:table-cell>
          <table:table-cell table:formula="of:=MIDB([.I88];4;3)" office:value-type="string" office:string-value=" 10" calcext:value-type="string">
            <text:p><text:s/>10</text:p>
          </table:table-cell>
          <table:table-cell table:formula="of:=MIDB([.I88];8;3)" office:value-type="string" office:string-value=" 29" calcext:value-type="string">
            <text:p><text:s/>29</text:p>
          </table:table-cell>
          <table:table-cell table:formula="of:=-([.J88]+[.K88]/60+[.L88]/3600)" office:value-type="float" office:value="-51.1747222222222" calcext:value-type="float">
            <text:p>-51.17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Niquelândia</text:p>
          </table:table-cell>
          <table:table-cell table:style-name="ce3" office:value-type="string" calcext:value-type="string">
            <text:p>14º 28’ 26”</text:p>
          </table:table-cell>
          <table:table-cell table:formula="of:=MID([.C89];1;2)" office:value-type="string" office:string-value="14" calcext:value-type="string">
            <text:p>14</text:p>
          </table:table-cell>
          <table:table-cell table:style-name="ce3" table:formula="of:=MIDB([.C89];4;3)" office:value-type="string" office:string-value=" 28" calcext:value-type="string">
            <text:p><text:s/>28</text:p>
          </table:table-cell>
          <table:table-cell table:style-name="ce5" table:formula="of:=MIDB([.C89];8;3)" office:value-type="string" office:string-value=" 26" calcext:value-type="string">
            <text:p><text:s/>26</text:p>
          </table:table-cell>
          <table:table-cell table:formula="of:=-([.D89]+[.E89]/60+[.F89]/3600)" office:value-type="float" office:value="-14.4738888888889" calcext:value-type="float">
            <text:p>-14.473888888889</text:p>
          </table:table-cell>
          <table:table-cell/>
          <table:table-cell table:style-name="ce3" office:value-type="string" calcext:value-type="string">
            <text:p>48º 27’ 35”</text:p>
          </table:table-cell>
          <table:table-cell table:formula="of:=MID([.I89];1;2)" office:value-type="string" office:string-value="48" calcext:value-type="string">
            <text:p>48</text:p>
          </table:table-cell>
          <table:table-cell table:formula="of:=MIDB([.I89];4;3)" office:value-type="string" office:string-value=" 27" calcext:value-type="string">
            <text:p><text:s/>27</text:p>
          </table:table-cell>
          <table:table-cell table:formula="of:=MIDB([.I89];8;3)" office:value-type="string" office:string-value=" 35" calcext:value-type="string">
            <text:p><text:s/>35</text:p>
          </table:table-cell>
          <table:table-cell table:formula="of:=-([.J89]+[.K89]/60+[.L89]/3600)" office:value-type="float" office:value="-48.4597222222222" calcext:value-type="float">
            <text:p>-48.4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Inaciolândia</text:p>
          </table:table-cell>
          <table:table-cell table:style-name="ce3" office:value-type="string" calcext:value-type="string">
            <text:p>18º 29’ 17”</text:p>
          </table:table-cell>
          <table:table-cell table:formula="of:=MID([.C90];1;2)" office:value-type="string" office:string-value="18" calcext:value-type="string">
            <text:p>18</text:p>
          </table:table-cell>
          <table:table-cell table:style-name="ce3" table:formula="of:=MIDB([.C90];4;3)" office:value-type="string" office:string-value=" 29" calcext:value-type="string">
            <text:p><text:s/>29</text:p>
          </table:table-cell>
          <table:table-cell table:style-name="ce5" table:formula="of:=MIDB([.C90];8;3)" office:value-type="string" office:string-value=" 17" calcext:value-type="string">
            <text:p><text:s/>17</text:p>
          </table:table-cell>
          <table:table-cell table:formula="of:=-([.D90]+[.E90]/60+[.F90]/3600)" office:value-type="float" office:value="-18.4880555555556" calcext:value-type="float">
            <text:p>-18.488055555556</text:p>
          </table:table-cell>
          <table:table-cell/>
          <table:table-cell table:style-name="ce3" office:value-type="string" calcext:value-type="string">
            <text:p>49º 59’ 14”</text:p>
          </table:table-cell>
          <table:table-cell table:formula="of:=MID([.I90];1;2)" office:value-type="string" office:string-value="49" calcext:value-type="string">
            <text:p>49</text:p>
          </table:table-cell>
          <table:table-cell table:formula="of:=MIDB([.I90];4;3)" office:value-type="string" office:string-value=" 59" calcext:value-type="string">
            <text:p><text:s/>59</text:p>
          </table:table-cell>
          <table:table-cell table:formula="of:=MIDB([.I90];8;3)" office:value-type="string" office:string-value=" 14" calcext:value-type="string">
            <text:p><text:s/>14</text:p>
          </table:table-cell>
          <table:table-cell table:formula="of:=-([.J90]+[.K90]/60+[.L90]/3600)" office:value-type="float" office:value="-49.9872222222222" calcext:value-type="float">
            <text:p>-49.98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Marzagão</text:p>
          </table:table-cell>
          <table:table-cell table:style-name="ce3" office:value-type="string" calcext:value-type="string">
            <text:p>17º 58’ 53”</text:p>
          </table:table-cell>
          <table:table-cell table:formula="of:=MID([.C91];1;2)" office:value-type="string" office:string-value="17" calcext:value-type="string">
            <text:p>17</text:p>
          </table:table-cell>
          <table:table-cell table:style-name="ce3" table:formula="of:=MIDB([.C91];4;3)" office:value-type="string" office:string-value=" 58" calcext:value-type="string">
            <text:p><text:s/>58</text:p>
          </table:table-cell>
          <table:table-cell table:style-name="ce5" table:formula="of:=MIDB([.C91];8;3)" office:value-type="string" office:string-value=" 53" calcext:value-type="string">
            <text:p><text:s/>53</text:p>
          </table:table-cell>
          <table:table-cell table:formula="of:=-([.D91]+[.E91]/60+[.F91]/3600)" office:value-type="float" office:value="-17.9813888888889" calcext:value-type="float">
            <text:p>-17.981388888889</text:p>
          </table:table-cell>
          <table:table-cell/>
          <table:table-cell table:style-name="ce3" office:value-type="string" calcext:value-type="string">
            <text:p>48º 38’ 25”</text:p>
          </table:table-cell>
          <table:table-cell table:formula="of:=MID([.I91];1;2)" office:value-type="string" office:string-value="48" calcext:value-type="string">
            <text:p>48</text:p>
          </table:table-cell>
          <table:table-cell table:formula="of:=MIDB([.I91];4;3)" office:value-type="string" office:string-value=" 38" calcext:value-type="string">
            <text:p><text:s/>38</text:p>
          </table:table-cell>
          <table:table-cell table:formula="of:=MIDB([.I91];8;3)" office:value-type="string" office:string-value=" 25" calcext:value-type="string">
            <text:p><text:s/>25</text:p>
          </table:table-cell>
          <table:table-cell table:formula="of:=-([.J91]+[.K91]/60+[.L91]/3600)" office:value-type="float" office:value="-48.6402777777778" calcext:value-type="float">
            <text:p>-48.64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Piranhas</text:p>
          </table:table-cell>
          <table:table-cell table:style-name="ce3" office:value-type="string" calcext:value-type="string">
            <text:p>16º 25’ 37”</text:p>
          </table:table-cell>
          <table:table-cell table:formula="of:=MID([.C92];1;2)" office:value-type="string" office:string-value="16" calcext:value-type="string">
            <text:p>16</text:p>
          </table:table-cell>
          <table:table-cell table:style-name="ce3" table:formula="of:=MIDB([.C92];4;3)" office:value-type="string" office:string-value=" 25" calcext:value-type="string">
            <text:p><text:s/>25</text:p>
          </table:table-cell>
          <table:table-cell table:style-name="ce5" table:formula="of:=MIDB([.C92];8;3)" office:value-type="string" office:string-value=" 37" calcext:value-type="string">
            <text:p><text:s/>37</text:p>
          </table:table-cell>
          <table:table-cell table:formula="of:=-([.D92]+[.E92]/60+[.F92]/3600)" office:value-type="float" office:value="-16.4269444444444" calcext:value-type="float">
            <text:p>-16.426944444445</text:p>
          </table:table-cell>
          <table:table-cell/>
          <table:table-cell table:style-name="ce3" office:value-type="string" calcext:value-type="string">
            <text:p>51º 49’ 20”</text:p>
          </table:table-cell>
          <table:table-cell table:formula="of:=MID([.I92];1;2)" office:value-type="string" office:string-value="51" calcext:value-type="string">
            <text:p>51</text:p>
          </table:table-cell>
          <table:table-cell table:formula="of:=MIDB([.I92];4;3)" office:value-type="string" office:string-value=" 49" calcext:value-type="string">
            <text:p><text:s/>49</text:p>
          </table:table-cell>
          <table:table-cell table:formula="of:=MIDB([.I92];8;3)" office:value-type="string" office:string-value=" 20" calcext:value-type="string">
            <text:p><text:s/>20</text:p>
          </table:table-cell>
          <table:table-cell table:formula="of:=-([.J92]+[.K92]/60+[.L92]/3600)" office:value-type="float" office:value="-51.8222222222222" calcext:value-type="float">
            <text:p>-51.82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Rio Verde</text:p>
          </table:table-cell>
          <table:table-cell table:style-name="ce3" office:value-type="string" calcext:value-type="string">
            <text:p>17º 47’ 53”</text:p>
          </table:table-cell>
          <table:table-cell table:formula="of:=MID([.C93];1;2)" office:value-type="string" office:string-value="17" calcext:value-type="string">
            <text:p>17</text:p>
          </table:table-cell>
          <table:table-cell table:style-name="ce3" table:formula="of:=MIDB([.C93];4;3)" office:value-type="string" office:string-value=" 47" calcext:value-type="string">
            <text:p><text:s/>47</text:p>
          </table:table-cell>
          <table:table-cell table:style-name="ce5" table:formula="of:=MIDB([.C93];8;3)" office:value-type="string" office:string-value=" 53" calcext:value-type="string">
            <text:p><text:s/>53</text:p>
          </table:table-cell>
          <table:table-cell table:formula="of:=-([.D93]+[.E93]/60+[.F93]/3600)" office:value-type="float" office:value="-17.7980555555556" calcext:value-type="float">
            <text:p>-17.798055555556</text:p>
          </table:table-cell>
          <table:table-cell/>
          <table:table-cell table:style-name="ce3" office:value-type="string" calcext:value-type="string">
            <text:p>50º 55’ 41”</text:p>
          </table:table-cell>
          <table:table-cell table:formula="of:=MID([.I93];1;2)" office:value-type="string" office:string-value="50" calcext:value-type="string">
            <text:p>50</text:p>
          </table:table-cell>
          <table:table-cell table:formula="of:=MIDB([.I93];4;3)" office:value-type="string" office:string-value=" 55" calcext:value-type="string">
            <text:p><text:s/>55</text:p>
          </table:table-cell>
          <table:table-cell table:formula="of:=MIDB([.I93];8;3)" office:value-type="string" office:string-value=" 41" calcext:value-type="string">
            <text:p><text:s/>41</text:p>
          </table:table-cell>
          <table:table-cell table:formula="of:=-([.J93]+[.K93]/60+[.L93]/3600)" office:value-type="float" office:value="-50.9280555555556" calcext:value-type="float">
            <text:p>-50.9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Pilar de Goiás</text:p>
          </table:table-cell>
          <table:table-cell table:style-name="ce3" office:value-type="string" calcext:value-type="string">
            <text:p>14º 45’ 50”</text:p>
          </table:table-cell>
          <table:table-cell table:formula="of:=MID([.C94];1;2)" office:value-type="string" office:string-value="14" calcext:value-type="string">
            <text:p>14</text:p>
          </table:table-cell>
          <table:table-cell table:style-name="ce3" table:formula="of:=MIDB([.C94];4;3)" office:value-type="string" office:string-value=" 45" calcext:value-type="string">
            <text:p><text:s/>45</text:p>
          </table:table-cell>
          <table:table-cell table:style-name="ce5" table:formula="of:=MIDB([.C94];8;3)" office:value-type="string" office:string-value=" 50" calcext:value-type="string">
            <text:p><text:s/>50</text:p>
          </table:table-cell>
          <table:table-cell table:formula="of:=-([.D94]+[.E94]/60+[.F94]/3600)" office:value-type="float" office:value="-14.7638888888889" calcext:value-type="float">
            <text:p>-14.763888888889</text:p>
          </table:table-cell>
          <table:table-cell/>
          <table:table-cell table:style-name="ce3" office:value-type="string" calcext:value-type="string">
            <text:p>49º 34’ 42”</text:p>
          </table:table-cell>
          <table:table-cell table:formula="of:=MID([.I94];1;2)" office:value-type="string" office:string-value="49" calcext:value-type="string">
            <text:p>49</text:p>
          </table:table-cell>
          <table:table-cell table:formula="of:=MIDB([.I94];4;3)" office:value-type="string" office:string-value=" 34" calcext:value-type="string">
            <text:p><text:s/>34</text:p>
          </table:table-cell>
          <table:table-cell table:formula="of:=MIDB([.I94];8;3)" office:value-type="string" office:string-value=" 42" calcext:value-type="string">
            <text:p><text:s/>42</text:p>
          </table:table-cell>
          <table:table-cell table:formula="of:=-([.J94]+[.K94]/60+[.L94]/3600)" office:value-type="float" office:value="-49.5783333333333" calcext:value-type="float">
            <text:p>-49.5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Guaraíta</text:p>
          </table:table-cell>
          <table:table-cell table:style-name="ce3" office:value-type="string" calcext:value-type="string">
            <text:p>15º 36’ 51”</text:p>
          </table:table-cell>
          <table:table-cell table:formula="of:=MID([.C95];1;2)" office:value-type="string" office:string-value="15" calcext:value-type="string">
            <text:p>15</text:p>
          </table:table-cell>
          <table:table-cell table:style-name="ce3" table:formula="of:=MIDB([.C95];4;3)" office:value-type="string" office:string-value=" 36" calcext:value-type="string">
            <text:p><text:s/>36</text:p>
          </table:table-cell>
          <table:table-cell table:style-name="ce5" table:formula="of:=MIDB([.C95];8;3)" office:value-type="string" office:string-value=" 51" calcext:value-type="string">
            <text:p><text:s/>51</text:p>
          </table:table-cell>
          <table:table-cell table:formula="of:=-([.D95]+[.E95]/60+[.F95]/3600)" office:value-type="float" office:value="-15.6141666666667" calcext:value-type="float">
            <text:p>-15.614166666667</text:p>
          </table:table-cell>
          <table:table-cell/>
          <table:table-cell table:style-name="ce3" office:value-type="string" calcext:value-type="string">
            <text:p>50º 01’ 26”</text:p>
          </table:table-cell>
          <table:table-cell table:formula="of:=MID([.I95];1;2)" office:value-type="string" office:string-value="50" calcext:value-type="string">
            <text:p>50</text:p>
          </table:table-cell>
          <table:table-cell table:formula="of:=MIDB([.I95];4;3)" office:value-type="string" office:string-value=" 01" calcext:value-type="string">
            <text:p><text:s/>01</text:p>
          </table:table-cell>
          <table:table-cell table:formula="of:=MIDB([.I95];8;3)" office:value-type="string" office:string-value=" 26" calcext:value-type="string">
            <text:p><text:s/>26</text:p>
          </table:table-cell>
          <table:table-cell table:formula="of:=-([.J95]+[.K95]/60+[.L95]/3600)" office:value-type="float" office:value="-50.0238888888889" calcext:value-type="float">
            <text:p>-50.02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Taquaral de Goiás</text:p>
          </table:table-cell>
          <table:table-cell table:style-name="ce3" office:value-type="string" calcext:value-type="string">
            <text:p>16º 03’ 15”</text:p>
          </table:table-cell>
          <table:table-cell table:formula="of:=MID([.C96];1;2)" office:value-type="string" office:string-value="16" calcext:value-type="string">
            <text:p>16</text:p>
          </table:table-cell>
          <table:table-cell table:style-name="ce3" table:formula="of:=MIDB([.C96];4;3)" office:value-type="string" office:string-value=" 03" calcext:value-type="string">
            <text:p><text:s/>03</text:p>
          </table:table-cell>
          <table:table-cell table:style-name="ce5" table:formula="of:=MIDB([.C96];8;3)" office:value-type="string" office:string-value=" 15" calcext:value-type="string">
            <text:p><text:s/>15</text:p>
          </table:table-cell>
          <table:table-cell table:formula="of:=-([.D96]+[.E96]/60+[.F96]/3600)" office:value-type="float" office:value="-16.0541666666667" calcext:value-type="float">
            <text:p>-16.054166666667</text:p>
          </table:table-cell>
          <table:table-cell/>
          <table:table-cell table:style-name="ce3" office:value-type="string" calcext:value-type="string">
            <text:p>49º 36’ 21”</text:p>
          </table:table-cell>
          <table:table-cell table:formula="of:=MID([.I96];1;2)" office:value-type="string" office:string-value="49" calcext:value-type="string">
            <text:p>49</text:p>
          </table:table-cell>
          <table:table-cell table:formula="of:=MIDB([.I96];4;3)" office:value-type="string" office:string-value=" 36" calcext:value-type="string">
            <text:p><text:s/>36</text:p>
          </table:table-cell>
          <table:table-cell table:formula="of:=MIDB([.I96];8;3)" office:value-type="string" office:string-value=" 21" calcext:value-type="string">
            <text:p><text:s/>21</text:p>
          </table:table-cell>
          <table:table-cell table:formula="of:=-([.J96]+[.K96]/60+[.L96]/3600)" office:value-type="float" office:value="-49.6058333333333" calcext:value-type="float">
            <text:p>-49.60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Gouvelândia</text:p>
          </table:table-cell>
          <table:table-cell table:style-name="ce3" office:value-type="string" calcext:value-type="string">
            <text:p>18º 38’ 33”</text:p>
          </table:table-cell>
          <table:table-cell table:formula="of:=MID([.C97];1;2)" office:value-type="string" office:string-value="18" calcext:value-type="string">
            <text:p>18</text:p>
          </table:table-cell>
          <table:table-cell table:style-name="ce3" table:formula="of:=MIDB([.C97];4;3)" office:value-type="string" office:string-value=" 38" calcext:value-type="string">
            <text:p><text:s/>38</text:p>
          </table:table-cell>
          <table:table-cell table:style-name="ce5" table:formula="of:=MIDB([.C97];8;3)" office:value-type="string" office:string-value=" 33" calcext:value-type="string">
            <text:p><text:s/>33</text:p>
          </table:table-cell>
          <table:table-cell table:formula="of:=-([.D97]+[.E97]/60+[.F97]/3600)" office:value-type="float" office:value="-18.6425" calcext:value-type="float">
            <text:p>-18.642500000000</text:p>
          </table:table-cell>
          <table:table-cell/>
          <table:table-cell table:style-name="ce3" office:value-type="string" calcext:value-type="string">
            <text:p>50º 03’ 58”</text:p>
          </table:table-cell>
          <table:table-cell table:formula="of:=MID([.I97];1;2)" office:value-type="string" office:string-value="50" calcext:value-type="string">
            <text:p>50</text:p>
          </table:table-cell>
          <table:table-cell table:formula="of:=MIDB([.I97];4;3)" office:value-type="string" office:string-value=" 03" calcext:value-type="string">
            <text:p><text:s/>03</text:p>
          </table:table-cell>
          <table:table-cell table:formula="of:=MIDB([.I97];8;3)" office:value-type="string" office:string-value=" 58" calcext:value-type="string">
            <text:p><text:s/>58</text:p>
          </table:table-cell>
          <table:table-cell table:formula="of:=-([.J97]+[.K97]/60+[.L97]/3600)" office:value-type="float" office:value="-50.0661111111111" calcext:value-type="float">
            <text:p>-50.06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Campos Verdes</text:p>
          </table:table-cell>
          <table:table-cell table:style-name="ce3" office:value-type="string" calcext:value-type="string">
            <text:p>14º 15’ 28”</text:p>
          </table:table-cell>
          <table:table-cell table:formula="of:=MID([.C98];1;2)" office:value-type="string" office:string-value="14" calcext:value-type="string">
            <text:p>14</text:p>
          </table:table-cell>
          <table:table-cell table:style-name="ce3" table:formula="of:=MIDB([.C98];4;3)" office:value-type="string" office:string-value=" 15" calcext:value-type="string">
            <text:p><text:s/>15</text:p>
          </table:table-cell>
          <table:table-cell table:style-name="ce5" table:formula="of:=MIDB([.C98];8;3)" office:value-type="string" office:string-value=" 28" calcext:value-type="string">
            <text:p><text:s/>28</text:p>
          </table:table-cell>
          <table:table-cell table:formula="of:=-([.D98]+[.E98]/60+[.F98]/3600)" office:value-type="float" office:value="-14.2577777777778" calcext:value-type="float">
            <text:p>-14.257777777778</text:p>
          </table:table-cell>
          <table:table-cell/>
          <table:table-cell table:style-name="ce3" office:value-type="string" calcext:value-type="string">
            <text:p>49º 39’ 27”</text:p>
          </table:table-cell>
          <table:table-cell table:formula="of:=MID([.I98];1;2)" office:value-type="string" office:string-value="49" calcext:value-type="string">
            <text:p>49</text:p>
          </table:table-cell>
          <table:table-cell table:formula="of:=MIDB([.I98];4;3)" office:value-type="string" office:string-value=" 39" calcext:value-type="string">
            <text:p><text:s/>39</text:p>
          </table:table-cell>
          <table:table-cell table:formula="of:=MIDB([.I98];8;3)" office:value-type="string" office:string-value=" 27" calcext:value-type="string">
            <text:p><text:s/>27</text:p>
          </table:table-cell>
          <table:table-cell table:formula="of:=-([.J98]+[.K98]/60+[.L98]/3600)" office:value-type="float" office:value="-49.6575" calcext:value-type="float">
            <text:p>-49.65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Gameleira de Goiás</text:p>
          </table:table-cell>
          <table:table-cell table:style-name="ce3" office:value-type="string" calcext:value-type="string">
            <text:p>16º 27’ 23”</text:p>
          </table:table-cell>
          <table:table-cell table:formula="of:=MID([.C99];1;2)" office:value-type="string" office:string-value="16" calcext:value-type="string">
            <text:p>16</text:p>
          </table:table-cell>
          <table:table-cell table:style-name="ce3" table:formula="of:=MIDB([.C99];4;3)" office:value-type="string" office:string-value=" 27" calcext:value-type="string">
            <text:p><text:s/>27</text:p>
          </table:table-cell>
          <table:table-cell table:style-name="ce5" table:formula="of:=MIDB([.C99];8;3)" office:value-type="string" office:string-value=" 23" calcext:value-type="string">
            <text:p><text:s/>23</text:p>
          </table:table-cell>
          <table:table-cell table:formula="of:=-([.D99]+[.E99]/60+[.F99]/3600)" office:value-type="float" office:value="-16.4563888888889" calcext:value-type="float">
            <text:p>-16.456388888889</text:p>
          </table:table-cell>
          <table:table-cell/>
          <table:table-cell table:style-name="ce3" office:value-type="string" calcext:value-type="string">
            <text:p>48º 39’ 44”</text:p>
          </table:table-cell>
          <table:table-cell table:formula="of:=MID([.I99];1;2)" office:value-type="string" office:string-value="48" calcext:value-type="string">
            <text:p>48</text:p>
          </table:table-cell>
          <table:table-cell table:formula="of:=MIDB([.I99];4;3)" office:value-type="string" office:string-value=" 39" calcext:value-type="string">
            <text:p><text:s/>39</text:p>
          </table:table-cell>
          <table:table-cell table:formula="of:=MIDB([.I99];8;3)" office:value-type="string" office:string-value=" 44" calcext:value-type="string">
            <text:p><text:s/>44</text:p>
          </table:table-cell>
          <table:table-cell table:formula="of:=-([.J99]+[.K99]/60+[.L99]/3600)" office:value-type="float" office:value="-48.6622222222222" calcext:value-type="float">
            <text:p>-48.6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Santa Tereza de Goiás</text:p>
          </table:table-cell>
          <table:table-cell table:style-name="ce3" office:value-type="string" calcext:value-type="string">
            <text:p>13º 42’ 52”</text:p>
          </table:table-cell>
          <table:table-cell table:formula="of:=MID([.C100];1;2)" office:value-type="string" office:string-value="13" calcext:value-type="string">
            <text:p>13</text:p>
          </table:table-cell>
          <table:table-cell table:style-name="ce3" table:formula="of:=MIDB([.C100];4;3)" office:value-type="string" office:string-value=" 42" calcext:value-type="string">
            <text:p><text:s/>42</text:p>
          </table:table-cell>
          <table:table-cell table:style-name="ce5" table:formula="of:=MIDB([.C100];8;3)" office:value-type="string" office:string-value=" 52" calcext:value-type="string">
            <text:p><text:s/>52</text:p>
          </table:table-cell>
          <table:table-cell table:formula="of:=-([.D100]+[.E100]/60+[.F100]/3600)" office:value-type="float" office:value="-13.7144444444444" calcext:value-type="float">
            <text:p>-13.714444444445</text:p>
          </table:table-cell>
          <table:table-cell/>
          <table:table-cell table:style-name="ce3" office:value-type="string" calcext:value-type="string">
            <text:p>49º 00’ 54”</text:p>
          </table:table-cell>
          <table:table-cell table:formula="of:=MID([.I100];1;2)" office:value-type="string" office:string-value="49" calcext:value-type="string">
            <text:p>49</text:p>
          </table:table-cell>
          <table:table-cell table:formula="of:=MIDB([.I100];4;3)" office:value-type="string" office:string-value=" 00" calcext:value-type="string">
            <text:p><text:s/>00</text:p>
          </table:table-cell>
          <table:table-cell table:formula="of:=MIDB([.I100];8;3)" office:value-type="string" office:string-value=" 54" calcext:value-type="string">
            <text:p><text:s/>54</text:p>
          </table:table-cell>
          <table:table-cell table:formula="of:=-([.J100]+[.K100]/60+[.L100]/3600)" office:value-type="float" office:value="-49.015" calcext:value-type="float">
            <text:p>-49.01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São João D'Aliança</text:p>
          </table:table-cell>
          <table:table-cell table:style-name="ce3" office:value-type="string" calcext:value-type="string">
            <text:p>14º 42’ 20”</text:p>
          </table:table-cell>
          <table:table-cell table:formula="of:=MID([.C101];1;2)" office:value-type="string" office:string-value="14" calcext:value-type="string">
            <text:p>14</text:p>
          </table:table-cell>
          <table:table-cell table:style-name="ce3" table:formula="of:=MIDB([.C101];4;3)" office:value-type="string" office:string-value=" 42" calcext:value-type="string">
            <text:p><text:s/>42</text:p>
          </table:table-cell>
          <table:table-cell table:style-name="ce5" table:formula="of:=MIDB([.C101];8;3)" office:value-type="string" office:string-value=" 20" calcext:value-type="string">
            <text:p><text:s/>20</text:p>
          </table:table-cell>
          <table:table-cell table:formula="of:=-([.D101]+[.E101]/60+[.F101]/3600)" office:value-type="float" office:value="-14.7055555555556" calcext:value-type="float">
            <text:p>-14.705555555556</text:p>
          </table:table-cell>
          <table:table-cell/>
          <table:table-cell table:style-name="ce3" office:value-type="string" calcext:value-type="string">
            <text:p>47º 31’ 29”</text:p>
          </table:table-cell>
          <table:table-cell table:formula="of:=MID([.I101];1;2)" office:value-type="string" office:string-value="47" calcext:value-type="string">
            <text:p>47</text:p>
          </table:table-cell>
          <table:table-cell table:formula="of:=MIDB([.I101];4;3)" office:value-type="string" office:string-value=" 31" calcext:value-type="string">
            <text:p><text:s/>31</text:p>
          </table:table-cell>
          <table:table-cell table:formula="of:=MIDB([.I101];8;3)" office:value-type="string" office:string-value=" 29" calcext:value-type="string">
            <text:p><text:s/>29</text:p>
          </table:table-cell>
          <table:table-cell table:formula="of:=-([.J101]+[.K101]/60+[.L101]/3600)" office:value-type="float" office:value="-47.5247222222222" calcext:value-type="float">
            <text:p>-47.52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Formoso</text:p>
          </table:table-cell>
          <table:table-cell table:style-name="ce3" office:value-type="string" calcext:value-type="string">
            <text:p>13º 39’ 13”</text:p>
          </table:table-cell>
          <table:table-cell table:formula="of:=MID([.C102];1;2)" office:value-type="string" office:string-value="13" calcext:value-type="string">
            <text:p>13</text:p>
          </table:table-cell>
          <table:table-cell table:style-name="ce3" table:formula="of:=MIDB([.C102];4;3)" office:value-type="string" office:string-value=" 39" calcext:value-type="string">
            <text:p><text:s/>39</text:p>
          </table:table-cell>
          <table:table-cell table:style-name="ce5" table:formula="of:=MIDB([.C102];8;3)" office:value-type="string" office:string-value=" 13" calcext:value-type="string">
            <text:p><text:s/>13</text:p>
          </table:table-cell>
          <table:table-cell table:formula="of:=-([.D102]+[.E102]/60+[.F102]/3600)" office:value-type="float" office:value="-13.6536111111111" calcext:value-type="float">
            <text:p>-13.653611111111</text:p>
          </table:table-cell>
          <table:table-cell/>
          <table:table-cell table:style-name="ce3" office:value-type="string" calcext:value-type="string">
            <text:p>48º 52’ 55”</text:p>
          </table:table-cell>
          <table:table-cell table:formula="of:=MID([.I102];1;2)" office:value-type="string" office:string-value="48" calcext:value-type="string">
            <text:p>48</text:p>
          </table:table-cell>
          <table:table-cell table:formula="of:=MIDB([.I102];4;3)" office:value-type="string" office:string-value=" 52" calcext:value-type="string">
            <text:p><text:s/>52</text:p>
          </table:table-cell>
          <table:table-cell table:formula="of:=MIDB([.I102];8;3)" office:value-type="string" office:string-value=" 55" calcext:value-type="string">
            <text:p><text:s/>55</text:p>
          </table:table-cell>
          <table:table-cell table:formula="of:=-([.J102]+[.K102]/60+[.L102]/3600)" office:value-type="float" office:value="-48.8819444444444" calcext:value-type="float">
            <text:p>-48.881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Paraúna</text:p>
          </table:table-cell>
          <table:table-cell table:style-name="ce3" office:value-type="string" calcext:value-type="string">
            <text:p>16º 56’ 52”</text:p>
          </table:table-cell>
          <table:table-cell table:formula="of:=MID([.C103];1;2)" office:value-type="string" office:string-value="16" calcext:value-type="string">
            <text:p>16</text:p>
          </table:table-cell>
          <table:table-cell table:style-name="ce3" table:formula="of:=MIDB([.C103];4;3)" office:value-type="string" office:string-value=" 56" calcext:value-type="string">
            <text:p><text:s/>56</text:p>
          </table:table-cell>
          <table:table-cell table:style-name="ce5" table:formula="of:=MIDB([.C103];8;3)" office:value-type="string" office:string-value=" 52" calcext:value-type="string">
            <text:p><text:s/>52</text:p>
          </table:table-cell>
          <table:table-cell table:formula="of:=-([.D103]+[.E103]/60+[.F103]/3600)" office:value-type="float" office:value="-16.9477777777778" calcext:value-type="float">
            <text:p>-16.947777777778</text:p>
          </table:table-cell>
          <table:table-cell/>
          <table:table-cell table:style-name="ce3" office:value-type="string" calcext:value-type="string">
            <text:p>50º 26’ 55”</text:p>
          </table:table-cell>
          <table:table-cell table:formula="of:=MID([.I103];1;2)" office:value-type="string" office:string-value="50" calcext:value-type="string">
            <text:p>50</text:p>
          </table:table-cell>
          <table:table-cell table:formula="of:=MIDB([.I103];4;3)" office:value-type="string" office:string-value=" 26" calcext:value-type="string">
            <text:p><text:s/>26</text:p>
          </table:table-cell>
          <table:table-cell table:formula="of:=MIDB([.I103];8;3)" office:value-type="string" office:string-value=" 55" calcext:value-type="string">
            <text:p><text:s/>55</text:p>
          </table:table-cell>
          <table:table-cell table:formula="of:=-([.J103]+[.K103]/60+[.L103]/3600)" office:value-type="float" office:value="-50.4486111111111" calcext:value-type="float">
            <text:p>-50.4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Palmelo</text:p>
          </table:table-cell>
          <table:table-cell table:style-name="ce3" office:value-type="string" calcext:value-type="string">
            <text:p>17º 19’ 28”</text:p>
          </table:table-cell>
          <table:table-cell table:formula="of:=MID([.C104];1;2)" office:value-type="string" office:string-value="17" calcext:value-type="string">
            <text:p>17</text:p>
          </table:table-cell>
          <table:table-cell table:style-name="ce3" table:formula="of:=MIDB([.C104];4;3)" office:value-type="string" office:string-value=" 19" calcext:value-type="string">
            <text:p><text:s/>19</text:p>
          </table:table-cell>
          <table:table-cell table:style-name="ce5" table:formula="of:=MIDB([.C104];8;3)" office:value-type="string" office:string-value=" 28" calcext:value-type="string">
            <text:p><text:s/>28</text:p>
          </table:table-cell>
          <table:table-cell table:formula="of:=-([.D104]+[.E104]/60+[.F104]/3600)" office:value-type="float" office:value="-17.3244444444444" calcext:value-type="float">
            <text:p>-17.324444444445</text:p>
          </table:table-cell>
          <table:table-cell/>
          <table:table-cell table:style-name="ce3" office:value-type="string" calcext:value-type="string">
            <text:p>48º 25’ 24”</text:p>
          </table:table-cell>
          <table:table-cell table:formula="of:=MID([.I104];1;2)" office:value-type="string" office:string-value="48" calcext:value-type="string">
            <text:p>48</text:p>
          </table:table-cell>
          <table:table-cell table:formula="of:=MIDB([.I104];4;3)" office:value-type="string" office:string-value=" 25" calcext:value-type="string">
            <text:p><text:s/>25</text:p>
          </table:table-cell>
          <table:table-cell table:formula="of:=MIDB([.I104];8;3)" office:value-type="string" office:string-value=" 24" calcext:value-type="string">
            <text:p><text:s/>24</text:p>
          </table:table-cell>
          <table:table-cell table:formula="of:=-([.J104]+[.K104]/60+[.L104]/3600)" office:value-type="float" office:value="-48.4233333333333" calcext:value-type="float">
            <text:p>-48.42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Davinópolis</text:p>
          </table:table-cell>
          <table:table-cell table:style-name="ce3" office:value-type="string" calcext:value-type="string">
            <text:p>18º 09’ 11”</text:p>
          </table:table-cell>
          <table:table-cell table:formula="of:=MID([.C105];1;2)" office:value-type="string" office:string-value="18" calcext:value-type="string">
            <text:p>18</text:p>
          </table:table-cell>
          <table:table-cell table:style-name="ce3" table:formula="of:=MIDB([.C105];4;3)" office:value-type="string" office:string-value=" 09" calcext:value-type="string">
            <text:p><text:s/>09</text:p>
          </table:table-cell>
          <table:table-cell table:style-name="ce5" table:formula="of:=MIDB([.C105];8;3)" office:value-type="string" office:string-value=" 11" calcext:value-type="string">
            <text:p><text:s/>11</text:p>
          </table:table-cell>
          <table:table-cell table:formula="of:=-([.D105]+[.E105]/60+[.F105]/3600)" office:value-type="float" office:value="-18.1530555555556" calcext:value-type="float">
            <text:p>-18.153055555556</text:p>
          </table:table-cell>
          <table:table-cell/>
          <table:table-cell table:style-name="ce3" office:value-type="string" calcext:value-type="string">
            <text:p>47º 33’ 42”</text:p>
          </table:table-cell>
          <table:table-cell table:formula="of:=MID([.I105];1;2)" office:value-type="string" office:string-value="47" calcext:value-type="string">
            <text:p>47</text:p>
          </table:table-cell>
          <table:table-cell table:formula="of:=MIDB([.I105];4;3)" office:value-type="string" office:string-value=" 33" calcext:value-type="string">
            <text:p><text:s/>33</text:p>
          </table:table-cell>
          <table:table-cell table:formula="of:=MIDB([.I105];8;3)" office:value-type="string" office:string-value=" 42" calcext:value-type="string">
            <text:p><text:s/>42</text:p>
          </table:table-cell>
          <table:table-cell table:formula="of:=-([.J105]+[.K105]/60+[.L105]/3600)" office:value-type="float" office:value="-47.5616666666667" calcext:value-type="float">
            <text:p>-47.56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Ouvidor</text:p>
          </table:table-cell>
          <table:table-cell table:style-name="ce3" office:value-type="string" calcext:value-type="string">
            <text:p>18º 14’ 01”</text:p>
          </table:table-cell>
          <table:table-cell table:formula="of:=MID([.C106];1;2)" office:value-type="string" office:string-value="18" calcext:value-type="string">
            <text:p>18</text:p>
          </table:table-cell>
          <table:table-cell table:style-name="ce3" table:formula="of:=MIDB([.C106];4;3)" office:value-type="string" office:string-value=" 14" calcext:value-type="string">
            <text:p><text:s/>14</text:p>
          </table:table-cell>
          <table:table-cell table:style-name="ce5" table:formula="of:=MIDB([.C106];8;3)" office:value-type="string" office:string-value=" 01" calcext:value-type="string">
            <text:p><text:s/>01</text:p>
          </table:table-cell>
          <table:table-cell table:formula="of:=-([.D106]+[.E106]/60+[.F106]/3600)" office:value-type="float" office:value="-18.2336111111111" calcext:value-type="float">
            <text:p>-18.233611111111</text:p>
          </table:table-cell>
          <table:table-cell/>
          <table:table-cell table:style-name="ce3" office:value-type="string" calcext:value-type="string">
            <text:p>47º 50’ 20”</text:p>
          </table:table-cell>
          <table:table-cell table:formula="of:=MID([.I106];1;2)" office:value-type="string" office:string-value="47" calcext:value-type="string">
            <text:p>47</text:p>
          </table:table-cell>
          <table:table-cell table:formula="of:=MIDB([.I106];4;3)" office:value-type="string" office:string-value=" 50" calcext:value-type="string">
            <text:p><text:s/>50</text:p>
          </table:table-cell>
          <table:table-cell table:formula="of:=MIDB([.I106];8;3)" office:value-type="string" office:string-value=" 20" calcext:value-type="string">
            <text:p><text:s/>20</text:p>
          </table:table-cell>
          <table:table-cell table:formula="of:=-([.J106]+[.K106]/60+[.L106]/3600)" office:value-type="float" office:value="-47.8388888888889" calcext:value-type="float">
            <text:p>-47.83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18º 09’ 57”</text:p>
          </table:table-cell>
          <table:table-cell table:formula="of:=MID([.C107];1;2)" office:value-type="string" office:string-value="18" calcext:value-type="string">
            <text:p>18</text:p>
          </table:table-cell>
          <table:table-cell table:style-name="ce3" table:formula="of:=MIDB([.C107];4;3)" office:value-type="string" office:string-value=" 09" calcext:value-type="string">
            <text:p><text:s/>09</text:p>
          </table:table-cell>
          <table:table-cell table:style-name="ce5" table:formula="of:=MIDB([.C107];8;3)" office:value-type="string" office:string-value=" 57" calcext:value-type="string">
            <text:p><text:s/>57</text:p>
          </table:table-cell>
          <table:table-cell table:formula="of:=-([.D107]+[.E107]/60+[.F107]/3600)" office:value-type="float" office:value="-18.1658333333333" calcext:value-type="float">
            <text:p>-18.165833333333</text:p>
          </table:table-cell>
          <table:table-cell/>
          <table:table-cell table:style-name="ce3" office:value-type="string" calcext:value-type="string">
            <text:p>47º 56’ 47”</text:p>
          </table:table-cell>
          <table:table-cell table:formula="of:=MID([.I107];1;2)" office:value-type="string" office:string-value="47" calcext:value-type="string">
            <text:p>47</text:p>
          </table:table-cell>
          <table:table-cell table:formula="of:=MIDB([.I107];4;3)" office:value-type="string" office:string-value=" 56" calcext:value-type="string">
            <text:p><text:s/>56</text:p>
          </table:table-cell>
          <table:table-cell table:formula="of:=MIDB([.I107];8;3)" office:value-type="string" office:string-value=" 47" calcext:value-type="string">
            <text:p><text:s/>47</text:p>
          </table:table-cell>
          <table:table-cell table:formula="of:=-([.J107]+[.K107]/60+[.L107]/3600)" office:value-type="float" office:value="-47.9463888888889" calcext:value-type="float">
            <text:p>-47.94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Novo Gama</text:p>
          </table:table-cell>
          <table:table-cell table:style-name="ce3" office:value-type="string" calcext:value-type="string">
            <text:p>16º 03’ 33”</text:p>
          </table:table-cell>
          <table:table-cell table:formula="of:=MID([.C108];1;2)" office:value-type="string" office:string-value="16" calcext:value-type="string">
            <text:p>16</text:p>
          </table:table-cell>
          <table:table-cell table:style-name="ce3" table:formula="of:=MIDB([.C108];4;3)" office:value-type="string" office:string-value=" 03" calcext:value-type="string">
            <text:p><text:s/>03</text:p>
          </table:table-cell>
          <table:table-cell table:style-name="ce5" table:formula="of:=MIDB([.C108];8;3)" office:value-type="string" office:string-value=" 33" calcext:value-type="string">
            <text:p><text:s/>33</text:p>
          </table:table-cell>
          <table:table-cell table:formula="of:=-([.D108]+[.E108]/60+[.F108]/3600)" office:value-type="float" office:value="-16.0591666666667" calcext:value-type="float">
            <text:p>-16.059166666667</text:p>
          </table:table-cell>
          <table:table-cell/>
          <table:table-cell table:style-name="ce3" office:value-type="string" calcext:value-type="string">
            <text:p>48º 02’ 22”</text:p>
          </table:table-cell>
          <table:table-cell table:formula="of:=MID([.I108];1;2)" office:value-type="string" office:string-value="48" calcext:value-type="string">
            <text:p>48</text:p>
          </table:table-cell>
          <table:table-cell table:formula="of:=MIDB([.I108];4;3)" office:value-type="string" office:string-value=" 02" calcext:value-type="string">
            <text:p><text:s/>02</text:p>
          </table:table-cell>
          <table:table-cell table:formula="of:=MIDB([.I108];8;3)" office:value-type="string" office:string-value=" 22" calcext:value-type="string">
            <text:p><text:s/>22</text:p>
          </table:table-cell>
          <table:table-cell table:formula="of:=-([.J108]+[.K108]/60+[.L108]/3600)" office:value-type="float" office:value="-48.0394444444444" calcext:value-type="float">
            <text:p>-48.03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Aurilândia</text:p>
          </table:table-cell>
          <table:table-cell table:style-name="ce3" office:value-type="string" calcext:value-type="string">
            <text:p>16º 40’ 54”</text:p>
          </table:table-cell>
          <table:table-cell table:formula="of:=MID([.C109];1;2)" office:value-type="string" office:string-value="16" calcext:value-type="string">
            <text:p>16</text:p>
          </table:table-cell>
          <table:table-cell table:style-name="ce3" table:formula="of:=MIDB([.C109];4;3)" office:value-type="string" office:string-value=" 40" calcext:value-type="string">
            <text:p><text:s/>40</text:p>
          </table:table-cell>
          <table:table-cell table:style-name="ce5" table:formula="of:=MIDB([.C109];8;3)" office:value-type="string" office:string-value=" 54" calcext:value-type="string">
            <text:p><text:s/>54</text:p>
          </table:table-cell>
          <table:table-cell table:formula="of:=-([.D109]+[.E109]/60+[.F109]/3600)" office:value-type="float" office:value="-16.6816666666667" calcext:value-type="float">
            <text:p>-16.681666666667</text:p>
          </table:table-cell>
          <table:table-cell/>
          <table:table-cell table:style-name="ce3" office:value-type="string" calcext:value-type="string">
            <text:p>50º 27’ 53”</text:p>
          </table:table-cell>
          <table:table-cell table:formula="of:=MID([.I109];1;2)" office:value-type="string" office:string-value="50" calcext:value-type="string">
            <text:p>50</text:p>
          </table:table-cell>
          <table:table-cell table:formula="of:=MIDB([.I109];4;3)" office:value-type="string" office:string-value=" 27" calcext:value-type="string">
            <text:p><text:s/>27</text:p>
          </table:table-cell>
          <table:table-cell table:formula="of:=MIDB([.I109];8;3)" office:value-type="string" office:string-value=" 53" calcext:value-type="string">
            <text:p><text:s/>53</text:p>
          </table:table-cell>
          <table:table-cell table:formula="of:=-([.J109]+[.K109]/60+[.L109]/3600)" office:value-type="float" office:value="-50.4647222222222" calcext:value-type="float">
            <text:p>-50.4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Mundo Novo</text:p>
          </table:table-cell>
          <table:table-cell table:style-name="ce3" office:value-type="string" calcext:value-type="string">
            <text:p>13º 46’ 34”</text:p>
          </table:table-cell>
          <table:table-cell table:formula="of:=MID([.C110];1;2)" office:value-type="string" office:string-value="13" calcext:value-type="string">
            <text:p>13</text:p>
          </table:table-cell>
          <table:table-cell table:style-name="ce3" table:formula="of:=MIDB([.C110];4;3)" office:value-type="string" office:string-value=" 46" calcext:value-type="string">
            <text:p><text:s/>46</text:p>
          </table:table-cell>
          <table:table-cell table:style-name="ce5" table:formula="of:=MIDB([.C110];8;3)" office:value-type="string" office:string-value=" 34" calcext:value-type="string">
            <text:p><text:s/>34</text:p>
          </table:table-cell>
          <table:table-cell table:formula="of:=-([.D110]+[.E110]/60+[.F110]/3600)" office:value-type="float" office:value="-13.7761111111111" calcext:value-type="float">
            <text:p>-13.776111111111</text:p>
          </table:table-cell>
          <table:table-cell/>
          <table:table-cell table:style-name="ce3" office:value-type="string" calcext:value-type="string">
            <text:p>50º 16’ 52”</text:p>
          </table:table-cell>
          <table:table-cell table:formula="of:=MID([.I110];1;2)" office:value-type="string" office:string-value="50" calcext:value-type="string">
            <text:p>50</text:p>
          </table:table-cell>
          <table:table-cell table:formula="of:=MIDB([.I110];4;3)" office:value-type="string" office:string-value=" 16" calcext:value-type="string">
            <text:p><text:s/>16</text:p>
          </table:table-cell>
          <table:table-cell table:formula="of:=MIDB([.I110];8;3)" office:value-type="string" office:string-value=" 52" calcext:value-type="string">
            <text:p><text:s/>52</text:p>
          </table:table-cell>
          <table:table-cell table:formula="of:=-([.J110]+[.K110]/60+[.L110]/3600)" office:value-type="float" office:value="-50.2811111111111" calcext:value-type="float">
            <text:p>-50.28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Aruanã</text:p>
          </table:table-cell>
          <table:table-cell table:style-name="ce3" office:value-type="string" calcext:value-type="string">
            <text:p>14º 55’ 13”</text:p>
          </table:table-cell>
          <table:table-cell table:formula="of:=MID([.C111];1;2)" office:value-type="string" office:string-value="14" calcext:value-type="string">
            <text:p>14</text:p>
          </table:table-cell>
          <table:table-cell table:style-name="ce3" table:formula="of:=MIDB([.C111];4;3)" office:value-type="string" office:string-value=" 55" calcext:value-type="string">
            <text:p><text:s/>55</text:p>
          </table:table-cell>
          <table:table-cell table:style-name="ce5" table:formula="of:=MIDB([.C111];8;3)" office:value-type="string" office:string-value=" 13" calcext:value-type="string">
            <text:p><text:s/>13</text:p>
          </table:table-cell>
          <table:table-cell table:formula="of:=-([.D111]+[.E111]/60+[.F111]/3600)" office:value-type="float" office:value="-14.9202777777778" calcext:value-type="float">
            <text:p>-14.920277777778</text:p>
          </table:table-cell>
          <table:table-cell/>
          <table:table-cell table:style-name="ce3" office:value-type="string" calcext:value-type="string">
            <text:p>51º 04’ 59”</text:p>
          </table:table-cell>
          <table:table-cell table:formula="of:=MID([.I111];1;2)" office:value-type="string" office:string-value="51" calcext:value-type="string">
            <text:p>51</text:p>
          </table:table-cell>
          <table:table-cell table:formula="of:=MIDB([.I111];4;3)" office:value-type="string" office:string-value=" 04" calcext:value-type="string">
            <text:p><text:s/>04</text:p>
          </table:table-cell>
          <table:table-cell table:formula="of:=MIDB([.I111];8;3)" office:value-type="string" office:string-value=" 59" calcext:value-type="string">
            <text:p><text:s/>59</text:p>
          </table:table-cell>
          <table:table-cell table:formula="of:=-([.J111]+[.K111]/60+[.L111]/3600)" office:value-type="float" office:value="-51.0830555555556" calcext:value-type="float">
            <text:p>-51.08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Aporé</text:p>
          </table:table-cell>
          <table:table-cell table:style-name="ce3" office:value-type="string" calcext:value-type="string">
            <text:p>18º 57’ 55”</text:p>
          </table:table-cell>
          <table:table-cell table:formula="of:=MID([.C112];1;2)" office:value-type="string" office:string-value="18" calcext:value-type="string">
            <text:p>18</text:p>
          </table:table-cell>
          <table:table-cell table:style-name="ce3" table:formula="of:=MIDB([.C112];4;3)" office:value-type="string" office:string-value=" 57" calcext:value-type="string">
            <text:p><text:s/>57</text:p>
          </table:table-cell>
          <table:table-cell table:style-name="ce5" table:formula="of:=MIDB([.C112];8;3)" office:value-type="string" office:string-value=" 55" calcext:value-type="string">
            <text:p><text:s/>55</text:p>
          </table:table-cell>
          <table:table-cell table:formula="of:=-([.D112]+[.E112]/60+[.F112]/3600)" office:value-type="float" office:value="-18.9652777777778" calcext:value-type="float">
            <text:p>-18.965277777778</text:p>
          </table:table-cell>
          <table:table-cell/>
          <table:table-cell table:style-name="ce3" office:value-type="string" calcext:value-type="string">
            <text:p>51º 55’ 35”</text:p>
          </table:table-cell>
          <table:table-cell table:formula="of:=MID([.I112];1;2)" office:value-type="string" office:string-value="51" calcext:value-type="string">
            <text:p>51</text:p>
          </table:table-cell>
          <table:table-cell table:formula="of:=MIDB([.I112];4;3)" office:value-type="string" office:string-value=" 55" calcext:value-type="string">
            <text:p><text:s/>55</text:p>
          </table:table-cell>
          <table:table-cell table:formula="of:=MIDB([.I112];8;3)" office:value-type="string" office:string-value=" 35" calcext:value-type="string">
            <text:p><text:s/>35</text:p>
          </table:table-cell>
          <table:table-cell table:formula="of:=-([.J112]+[.K112]/60+[.L112]/3600)" office:value-type="float" office:value="-51.9263888888889" calcext:value-type="float">
            <text:p>-51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Professor Jamil</text:p>
          </table:table-cell>
          <table:table-cell table:style-name="ce3" office:value-type="string" calcext:value-type="string">
            <text:p>17º 14’ 55”</text:p>
          </table:table-cell>
          <table:table-cell table:formula="of:=MID([.C113];1;2)" office:value-type="string" office:string-value="17" calcext:value-type="string">
            <text:p>17</text:p>
          </table:table-cell>
          <table:table-cell table:style-name="ce3" table:formula="of:=MIDB([.C113];4;3)" office:value-type="string" office:string-value=" 14" calcext:value-type="string">
            <text:p><text:s/>14</text:p>
          </table:table-cell>
          <table:table-cell table:style-name="ce5" table:formula="of:=MIDB([.C113];8;3)" office:value-type="string" office:string-value=" 55" calcext:value-type="string">
            <text:p><text:s/>55</text:p>
          </table:table-cell>
          <table:table-cell table:formula="of:=-([.D113]+[.E113]/60+[.F113]/3600)" office:value-type="float" office:value="-17.2486111111111" calcext:value-type="float">
            <text:p>-17.248611111111</text:p>
          </table:table-cell>
          <table:table-cell/>
          <table:table-cell table:style-name="ce3" office:value-type="string" calcext:value-type="string">
            <text:p>49º 14’ 30”</text:p>
          </table:table-cell>
          <table:table-cell table:formula="of:=MID([.I113];1;2)" office:value-type="string" office:string-value="49" calcext:value-type="string">
            <text:p>49</text:p>
          </table:table-cell>
          <table:table-cell table:formula="of:=MIDB([.I113];4;3)" office:value-type="string" office:string-value=" 14" calcext:value-type="string">
            <text:p><text:s/>14</text:p>
          </table:table-cell>
          <table:table-cell table:formula="of:=MIDB([.I113];8;3)" office:value-type="string" office:string-value=" 30" calcext:value-type="string">
            <text:p><text:s/>30</text:p>
          </table:table-cell>
          <table:table-cell table:formula="of:=-([.J113]+[.K113]/60+[.L113]/3600)" office:value-type="float" office:value="-49.2416666666667" calcext:value-type="float">
            <text:p>-49.2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Buritinópolis</text:p>
          </table:table-cell>
          <table:table-cell table:style-name="ce3" office:value-type="string" calcext:value-type="string">
            <text:p>14º 27’ 27”</text:p>
          </table:table-cell>
          <table:table-cell table:formula="of:=MID([.C114];1;2)" office:value-type="string" office:string-value="14" calcext:value-type="string">
            <text:p>14</text:p>
          </table:table-cell>
          <table:table-cell table:style-name="ce3" table:formula="of:=MIDB([.C114];4;3)" office:value-type="string" office:string-value=" 27" calcext:value-type="string">
            <text:p><text:s/>27</text:p>
          </table:table-cell>
          <table:table-cell table:style-name="ce5" table:formula="of:=MIDB([.C114];8;3)" office:value-type="string" office:string-value=" 27" calcext:value-type="string">
            <text:p><text:s/>27</text:p>
          </table:table-cell>
          <table:table-cell table:formula="of:=-([.D114]+[.E114]/60+[.F114]/3600)" office:value-type="float" office:value="-14.4575" calcext:value-type="float">
            <text:p>-14.457500000000</text:p>
          </table:table-cell>
          <table:table-cell/>
          <table:table-cell table:style-name="ce3" office:value-type="string" calcext:value-type="string">
            <text:p>46º 26’ 14”</text:p>
          </table:table-cell>
          <table:table-cell table:formula="of:=MID([.I114];1;2)" office:value-type="string" office:string-value="46" calcext:value-type="string">
            <text:p>46</text:p>
          </table:table-cell>
          <table:table-cell table:formula="of:=MIDB([.I114];4;3)" office:value-type="string" office:string-value=" 26" calcext:value-type="string">
            <text:p><text:s/>26</text:p>
          </table:table-cell>
          <table:table-cell table:formula="of:=MIDB([.I114];8;3)" office:value-type="string" office:string-value=" 14" calcext:value-type="string">
            <text:p><text:s/>14</text:p>
          </table:table-cell>
          <table:table-cell table:formula="of:=-([.J114]+[.K114]/60+[.L114]/3600)" office:value-type="float" office:value="-46.4372222222222" calcext:value-type="float">
            <text:p>-46.43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Nova Glória</text:p>
          </table:table-cell>
          <table:table-cell table:style-name="ce3" office:value-type="string" calcext:value-type="string">
            <text:p>15º 08’ 35”</text:p>
          </table:table-cell>
          <table:table-cell table:formula="of:=MID([.C115];1;2)" office:value-type="string" office:string-value="15" calcext:value-type="string">
            <text:p>15</text:p>
          </table:table-cell>
          <table:table-cell table:style-name="ce3" table:formula="of:=MIDB([.C115];4;3)" office:value-type="string" office:string-value=" 08" calcext:value-type="string">
            <text:p><text:s/>08</text:p>
          </table:table-cell>
          <table:table-cell table:style-name="ce5" table:formula="of:=MIDB([.C115];8;3)" office:value-type="string" office:string-value=" 35" calcext:value-type="string">
            <text:p><text:s/>35</text:p>
          </table:table-cell>
          <table:table-cell table:formula="of:=-([.D115]+[.E115]/60+[.F115]/3600)" office:value-type="float" office:value="-15.1430555555556" calcext:value-type="float">
            <text:p>-15.143055555556</text:p>
          </table:table-cell>
          <table:table-cell/>
          <table:table-cell table:style-name="ce3" office:value-type="string" calcext:value-type="string">
            <text:p>49º 34’ 16”</text:p>
          </table:table-cell>
          <table:table-cell table:formula="of:=MID([.I115];1;2)" office:value-type="string" office:string-value="49" calcext:value-type="string">
            <text:p>49</text:p>
          </table:table-cell>
          <table:table-cell table:formula="of:=MIDB([.I115];4;3)" office:value-type="string" office:string-value=" 34" calcext:value-type="string">
            <text:p><text:s/>34</text:p>
          </table:table-cell>
          <table:table-cell table:formula="of:=MIDB([.I115];8;3)" office:value-type="string" office:string-value=" 16" calcext:value-type="string">
            <text:p><text:s/>16</text:p>
          </table:table-cell>
          <table:table-cell table:formula="of:=-([.J115]+[.K115]/60+[.L115]/3600)" office:value-type="float" office:value="-49.5711111111111" calcext:value-type="float">
            <text:p>-49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Cavalcante</text:p>
          </table:table-cell>
          <table:table-cell table:style-name="ce3" office:value-type="string" calcext:value-type="string">
            <text:p>13º 47’ 51”</text:p>
          </table:table-cell>
          <table:table-cell table:formula="of:=MID([.C116];1;2)" office:value-type="string" office:string-value="13" calcext:value-type="string">
            <text:p>13</text:p>
          </table:table-cell>
          <table:table-cell table:style-name="ce3" table:formula="of:=MIDB([.C116];4;3)" office:value-type="string" office:string-value=" 47" calcext:value-type="string">
            <text:p><text:s/>47</text:p>
          </table:table-cell>
          <table:table-cell table:style-name="ce5" table:formula="of:=MIDB([.C116];8;3)" office:value-type="string" office:string-value=" 51" calcext:value-type="string">
            <text:p><text:s/>51</text:p>
          </table:table-cell>
          <table:table-cell table:formula="of:=-([.D116]+[.E116]/60+[.F116]/3600)" office:value-type="float" office:value="-13.7975" calcext:value-type="float">
            <text:p>-13.797500000000</text:p>
          </table:table-cell>
          <table:table-cell/>
          <table:table-cell table:style-name="ce3" office:value-type="string" calcext:value-type="string">
            <text:p>47º 27’ 30”</text:p>
          </table:table-cell>
          <table:table-cell table:formula="of:=MID([.I116];1;2)" office:value-type="string" office:string-value="47" calcext:value-type="string">
            <text:p>47</text:p>
          </table:table-cell>
          <table:table-cell table:formula="of:=MIDB([.I116];4;3)" office:value-type="string" office:string-value=" 27" calcext:value-type="string">
            <text:p><text:s/>27</text:p>
          </table:table-cell>
          <table:table-cell table:formula="of:=MIDB([.I116];8;3)" office:value-type="string" office:string-value=" 30" calcext:value-type="string">
            <text:p><text:s/>30</text:p>
          </table:table-cell>
          <table:table-cell table:formula="of:=-([.J116]+[.K116]/60+[.L116]/3600)" office:value-type="float" office:value="-47.4583333333333" calcext:value-type="float">
            <text:p>-47.45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Cachoeira Alta</text:p>
          </table:table-cell>
          <table:table-cell table:style-name="ce3" office:value-type="string" calcext:value-type="string">
            <text:p>18º 45’ 48”</text:p>
          </table:table-cell>
          <table:table-cell table:formula="of:=MID([.C117];1;2)" office:value-type="string" office:string-value="18" calcext:value-type="string">
            <text:p>18</text:p>
          </table:table-cell>
          <table:table-cell table:style-name="ce3" table:formula="of:=MIDB([.C117];4;3)" office:value-type="string" office:string-value=" 45" calcext:value-type="string">
            <text:p><text:s/>45</text:p>
          </table:table-cell>
          <table:table-cell table:style-name="ce5" table:formula="of:=MIDB([.C117];8;3)" office:value-type="string" office:string-value=" 48" calcext:value-type="string">
            <text:p><text:s/>48</text:p>
          </table:table-cell>
          <table:table-cell table:formula="of:=-([.D117]+[.E117]/60+[.F117]/3600)" office:value-type="float" office:value="-18.7633333333333" calcext:value-type="float">
            <text:p>-18.763333333333</text:p>
          </table:table-cell>
          <table:table-cell/>
          <table:table-cell table:style-name="ce3" office:value-type="string" calcext:value-type="string">
            <text:p>50º 56’ 30”</text:p>
          </table:table-cell>
          <table:table-cell table:formula="of:=MID([.I117];1;2)" office:value-type="string" office:string-value="50" calcext:value-type="string">
            <text:p>50</text:p>
          </table:table-cell>
          <table:table-cell table:formula="of:=MIDB([.I117];4;3)" office:value-type="string" office:string-value=" 56" calcext:value-type="string">
            <text:p><text:s/>56</text:p>
          </table:table-cell>
          <table:table-cell table:formula="of:=MIDB([.I117];8;3)" office:value-type="string" office:string-value=" 30" calcext:value-type="string">
            <text:p><text:s/>30</text:p>
          </table:table-cell>
          <table:table-cell table:formula="of:=-([.J117]+[.K117]/60+[.L117]/3600)" office:value-type="float" office:value="-50.9416666666667" calcext:value-type="float">
            <text:p>-50.9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Panamá</text:p>
          </table:table-cell>
          <table:table-cell table:style-name="ce3" office:value-type="string" calcext:value-type="string">
            <text:p>18º 10’ 36”</text:p>
          </table:table-cell>
          <table:table-cell table:formula="of:=MID([.C118];1;2)" office:value-type="string" office:string-value="18" calcext:value-type="string">
            <text:p>18</text:p>
          </table:table-cell>
          <table:table-cell table:style-name="ce3" table:formula="of:=MIDB([.C118];4;3)" office:value-type="string" office:string-value=" 10" calcext:value-type="string">
            <text:p><text:s/>10</text:p>
          </table:table-cell>
          <table:table-cell table:style-name="ce5" table:formula="of:=MIDB([.C118];8;3)" office:value-type="string" office:string-value=" 36" calcext:value-type="string">
            <text:p><text:s/>36</text:p>
          </table:table-cell>
          <table:table-cell table:formula="of:=-([.D118]+[.E118]/60+[.F118]/3600)" office:value-type="float" office:value="-18.1766666666667" calcext:value-type="float">
            <text:p>-18.176666666667</text:p>
          </table:table-cell>
          <table:table-cell/>
          <table:table-cell table:style-name="ce3" office:value-type="string" calcext:value-type="string">
            <text:p>49º 21’ 15”</text:p>
          </table:table-cell>
          <table:table-cell table:formula="of:=MID([.I118];1;2)" office:value-type="string" office:string-value="49" calcext:value-type="string">
            <text:p>49</text:p>
          </table:table-cell>
          <table:table-cell table:formula="of:=MIDB([.I118];4;3)" office:value-type="string" office:string-value=" 21" calcext:value-type="string">
            <text:p><text:s/>21</text:p>
          </table:table-cell>
          <table:table-cell table:formula="of:=MIDB([.I118];8;3)" office:value-type="string" office:string-value=" 15" calcext:value-type="string">
            <text:p><text:s/>15</text:p>
          </table:table-cell>
          <table:table-cell table:formula="of:=-([.J118]+[.K118]/60+[.L118]/3600)" office:value-type="float" office:value="-49.3541666666667" calcext:value-type="float">
            <text:p>-49.35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Piracanjuba</text:p>
          </table:table-cell>
          <table:table-cell table:style-name="ce3" office:value-type="string" calcext:value-type="string">
            <text:p>17º 18’ 10”</text:p>
          </table:table-cell>
          <table:table-cell table:formula="of:=MID([.C119];1;2)" office:value-type="string" office:string-value="17" calcext:value-type="string">
            <text:p>17</text:p>
          </table:table-cell>
          <table:table-cell table:style-name="ce3" table:formula="of:=MIDB([.C119];4;3)" office:value-type="string" office:string-value=" 18" calcext:value-type="string">
            <text:p><text:s/>18</text:p>
          </table:table-cell>
          <table:table-cell table:style-name="ce5" table:formula="of:=MIDB([.C119];8;3)" office:value-type="string" office:string-value=" 10" calcext:value-type="string">
            <text:p><text:s/>10</text:p>
          </table:table-cell>
          <table:table-cell table:formula="of:=-([.D119]+[.E119]/60+[.F119]/3600)" office:value-type="float" office:value="-17.3027777777778" calcext:value-type="float">
            <text:p>-17.302777777778</text:p>
          </table:table-cell>
          <table:table-cell/>
          <table:table-cell table:style-name="ce3" office:value-type="string" calcext:value-type="string">
            <text:p>49º 01’ 00”</text:p>
          </table:table-cell>
          <table:table-cell table:formula="of:=MID([.I119];1;2)" office:value-type="string" office:string-value="49" calcext:value-type="string">
            <text:p>49</text:p>
          </table:table-cell>
          <table:table-cell table:formula="of:=MIDB([.I119];4;3)" office:value-type="string" office:string-value=" 01" calcext:value-type="string">
            <text:p><text:s/>01</text:p>
          </table:table-cell>
          <table:table-cell table:formula="of:=MIDB([.I119];8;3)" office:value-type="string" office:string-value=" 00" calcext:value-type="string">
            <text:p><text:s/>00</text:p>
          </table:table-cell>
          <table:table-cell table:formula="of:=-([.J119]+[.K119]/60+[.L119]/3600)" office:value-type="float" office:value="-49.0166666666667" calcext:value-type="float">
            <text:p>-49.01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São Luís de Montes Belos</text:p>
          </table:table-cell>
          <table:table-cell table:style-name="ce3" office:value-type="string" calcext:value-type="string">
            <text:p>16º 31’ 30”</text:p>
          </table:table-cell>
          <table:table-cell table:formula="of:=MID([.C120];1;2)" office:value-type="string" office:string-value="16" calcext:value-type="string">
            <text:p>16</text:p>
          </table:table-cell>
          <table:table-cell table:style-name="ce3" table:formula="of:=MIDB([.C120];4;3)" office:value-type="string" office:string-value=" 31" calcext:value-type="string">
            <text:p><text:s/>31</text:p>
          </table:table-cell>
          <table:table-cell table:style-name="ce5" table:formula="of:=MIDB([.C120];8;3)" office:value-type="string" office:string-value=" 30" calcext:value-type="string">
            <text:p><text:s/>30</text:p>
          </table:table-cell>
          <table:table-cell table:formula="of:=-([.D120]+[.E120]/60+[.F120]/3600)" office:value-type="float" office:value="-16.525" calcext:value-type="float">
            <text:p>-16.525000000000</text:p>
          </table:table-cell>
          <table:table-cell/>
          <table:table-cell table:style-name="ce3" office:value-type="string" calcext:value-type="string">
            <text:p>50º 22’ 20”</text:p>
          </table:table-cell>
          <table:table-cell table:formula="of:=MID([.I120];1;2)" office:value-type="string" office:string-value="50" calcext:value-type="string">
            <text:p>50</text:p>
          </table:table-cell>
          <table:table-cell table:formula="of:=MIDB([.I120];4;3)" office:value-type="string" office:string-value=" 22" calcext:value-type="string">
            <text:p><text:s/>22</text:p>
          </table:table-cell>
          <table:table-cell table:formula="of:=MIDB([.I120];8;3)" office:value-type="string" office:string-value=" 20" calcext:value-type="string">
            <text:p><text:s/>20</text:p>
          </table:table-cell>
          <table:table-cell table:formula="of:=-([.J120]+[.K120]/60+[.L120]/3600)" office:value-type="float" office:value="-50.3722222222222" calcext:value-type="float">
            <text:p>-50.3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Rubiataba</text:p>
          </table:table-cell>
          <table:table-cell table:style-name="ce3" office:value-type="string" calcext:value-type="string">
            <text:p>15º 09’ 52”</text:p>
          </table:table-cell>
          <table:table-cell table:formula="of:=MID([.C121];1;2)" office:value-type="string" office:string-value="15" calcext:value-type="string">
            <text:p>15</text:p>
          </table:table-cell>
          <table:table-cell table:style-name="ce3" table:formula="of:=MIDB([.C121];4;3)" office:value-type="string" office:string-value=" 09" calcext:value-type="string">
            <text:p><text:s/>09</text:p>
          </table:table-cell>
          <table:table-cell table:style-name="ce5" table:formula="of:=MIDB([.C121];8;3)" office:value-type="string" office:string-value=" 52" calcext:value-type="string">
            <text:p><text:s/>52</text:p>
          </table:table-cell>
          <table:table-cell table:formula="of:=-([.D121]+[.E121]/60+[.F121]/3600)" office:value-type="float" office:value="-15.1644444444444" calcext:value-type="float">
            <text:p>-15.164444444445</text:p>
          </table:table-cell>
          <table:table-cell/>
          <table:table-cell table:style-name="ce3" office:value-type="string" calcext:value-type="string">
            <text:p>49º 48’ 12”</text:p>
          </table:table-cell>
          <table:table-cell table:formula="of:=MID([.I121];1;2)" office:value-type="string" office:string-value="49" calcext:value-type="string">
            <text:p>49</text:p>
          </table:table-cell>
          <table:table-cell table:formula="of:=MIDB([.I121];4;3)" office:value-type="string" office:string-value=" 48" calcext:value-type="string">
            <text:p><text:s/>48</text:p>
          </table:table-cell>
          <table:table-cell table:formula="of:=MIDB([.I121];8;3)" office:value-type="string" office:string-value=" 12" calcext:value-type="string">
            <text:p><text:s/>12</text:p>
          </table:table-cell>
          <table:table-cell table:formula="of:=-([.J121]+[.K121]/60+[.L121]/3600)" office:value-type="float" office:value="-49.8033333333333" calcext:value-type="float">
            <text:p>-49.80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Itapirapuã</text:p>
          </table:table-cell>
          <table:table-cell table:style-name="ce3" office:value-type="string" calcext:value-type="string">
            <text:p>15º 49’ 24”</text:p>
          </table:table-cell>
          <table:table-cell table:formula="of:=MID([.C122];1;2)" office:value-type="string" office:string-value="15" calcext:value-type="string">
            <text:p>15</text:p>
          </table:table-cell>
          <table:table-cell table:style-name="ce3" table:formula="of:=MIDB([.C122];4;3)" office:value-type="string" office:string-value=" 49" calcext:value-type="string">
            <text:p><text:s/>49</text:p>
          </table:table-cell>
          <table:table-cell table:style-name="ce5" table:formula="of:=MIDB([.C122];8;3)" office:value-type="string" office:string-value=" 24" calcext:value-type="string">
            <text:p><text:s/>24</text:p>
          </table:table-cell>
          <table:table-cell table:formula="of:=-([.D122]+[.E122]/60+[.F122]/3600)" office:value-type="float" office:value="-15.8233333333333" calcext:value-type="float">
            <text:p>-15.823333333333</text:p>
          </table:table-cell>
          <table:table-cell/>
          <table:table-cell table:style-name="ce3" office:value-type="string" calcext:value-type="string">
            <text:p>50º 36’ 48”</text:p>
          </table:table-cell>
          <table:table-cell table:formula="of:=MID([.I122];1;2)" office:value-type="string" office:string-value="50" calcext:value-type="string">
            <text:p>50</text:p>
          </table:table-cell>
          <table:table-cell table:formula="of:=MIDB([.I122];4;3)" office:value-type="string" office:string-value=" 36" calcext:value-type="string">
            <text:p><text:s/>36</text:p>
          </table:table-cell>
          <table:table-cell table:formula="of:=MIDB([.I122];8;3)" office:value-type="string" office:string-value=" 48" calcext:value-type="string">
            <text:p><text:s/>48</text:p>
          </table:table-cell>
          <table:table-cell table:formula="of:=-([.J122]+[.K122]/60+[.L122]/3600)" office:value-type="float" office:value="-50.6133333333333" calcext:value-type="float">
            <text:p>-50.61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Santa Fé de Goiás</text:p>
          </table:table-cell>
          <table:table-cell table:style-name="ce3" office:value-type="string" calcext:value-type="string">
            <text:p>15º 46’ 09”</text:p>
          </table:table-cell>
          <table:table-cell table:formula="of:=MID([.C123];1;2)" office:value-type="string" office:string-value="15" calcext:value-type="string">
            <text:p>15</text:p>
          </table:table-cell>
          <table:table-cell table:style-name="ce3" table:formula="of:=MIDB([.C123];4;3)" office:value-type="string" office:string-value=" 46" calcext:value-type="string">
            <text:p><text:s/>46</text:p>
          </table:table-cell>
          <table:table-cell table:style-name="ce5" table:formula="of:=MIDB([.C123];8;3)" office:value-type="string" office:string-value=" 09" calcext:value-type="string">
            <text:p><text:s/>09</text:p>
          </table:table-cell>
          <table:table-cell table:formula="of:=-([.D123]+[.E123]/60+[.F123]/3600)" office:value-type="float" office:value="-15.7691666666667" calcext:value-type="float">
            <text:p>-15.769166666667</text:p>
          </table:table-cell>
          <table:table-cell/>
          <table:table-cell table:style-name="ce3" office:value-type="string" calcext:value-type="string">
            <text:p>51º 06’ 20”</text:p>
          </table:table-cell>
          <table:table-cell table:formula="of:=MID([.I123];1;2)" office:value-type="string" office:string-value="51" calcext:value-type="string">
            <text:p>51</text:p>
          </table:table-cell>
          <table:table-cell table:formula="of:=MIDB([.I123];4;3)" office:value-type="string" office:string-value=" 06" calcext:value-type="string">
            <text:p><text:s/>06</text:p>
          </table:table-cell>
          <table:table-cell table:formula="of:=MIDB([.I123];8;3)" office:value-type="string" office:string-value=" 20" calcext:value-type="string">
            <text:p><text:s/>20</text:p>
          </table:table-cell>
          <table:table-cell table:formula="of:=-([.J123]+[.K123]/60+[.L123]/3600)" office:value-type="float" office:value="-51.1055555555556" calcext:value-type="float">
            <text:p>-51.10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Cachoeira Dourada</text:p>
          </table:table-cell>
          <table:table-cell table:style-name="ce3" office:value-type="string" calcext:value-type="string">
            <text:p>18º 29’ 30”</text:p>
          </table:table-cell>
          <table:table-cell table:formula="of:=MID([.C124];1;2)" office:value-type="string" office:string-value="18" calcext:value-type="string">
            <text:p>18</text:p>
          </table:table-cell>
          <table:table-cell table:style-name="ce3" table:formula="of:=MIDB([.C124];4;3)" office:value-type="string" office:string-value=" 29" calcext:value-type="string">
            <text:p><text:s/>29</text:p>
          </table:table-cell>
          <table:table-cell table:style-name="ce5" table:formula="of:=MIDB([.C124];8;3)" office:value-type="string" office:string-value=" 30" calcext:value-type="string">
            <text:p><text:s/>30</text:p>
          </table:table-cell>
          <table:table-cell table:formula="of:=-([.D124]+[.E124]/60+[.F124]/3600)" office:value-type="float" office:value="-18.4916666666667" calcext:value-type="float">
            <text:p>-18.491666666667</text:p>
          </table:table-cell>
          <table:table-cell/>
          <table:table-cell table:style-name="ce3" office:value-type="string" calcext:value-type="string">
            <text:p>49º 28’ 30”</text:p>
          </table:table-cell>
          <table:table-cell table:formula="of:=MID([.I124];1;2)" office:value-type="string" office:string-value="49" calcext:value-type="string">
            <text:p>49</text:p>
          </table:table-cell>
          <table:table-cell table:formula="of:=MIDB([.I124];4;3)" office:value-type="string" office:string-value=" 28" calcext:value-type="string">
            <text:p><text:s/>28</text:p>
          </table:table-cell>
          <table:table-cell table:formula="of:=MIDB([.I124];8;3)" office:value-type="string" office:string-value=" 30" calcext:value-type="string">
            <text:p><text:s/>30</text:p>
          </table:table-cell>
          <table:table-cell table:formula="of:=-([.J124]+[.K124]/60+[.L124]/3600)" office:value-type="float" office:value="-49.475" calcext:value-type="float">
            <text:p>-49.475000000000</text:p>
          </table:table-cell>
          <table:table-cell table:number-columns-repeated="1010"/>
        </table:table-row>
        <table:table-row table:style-name="ro2" table:number-rows-repeated="28">
          <table:table-cell table:style-name="ce2"/>
          <table:table-cell table:style-name="ce3" table:number-columns-repeated="2"/>
          <table:table-cell/>
          <table:table-cell table:style-name="ce3"/>
          <table:table-cell table:style-name="ce5"/>
          <table:table-cell table:number-columns-repeated="2"/>
          <table:table-cell table:style-name="ce3"/>
          <table:table-cell table:number-columns-repeated="1014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3"/>
          <table:table-cell table:style-name="ce5"/>
          <table:table-cell table:number-columns-repeated="2"/>
          <table:table-cell table:style-name="ce3"/>
          <table:table-cell table:number-columns-repeated="5"/>
          <table:table-cell table:style-name="ce8"/>
          <table:table-cell table:number-columns-repeated="1008"/>
        </table:table-row>
        <table:table-row table:style-name="ro2" table:number-rows-repeated="94">
          <table:table-cell table:style-name="ce2"/>
          <table:table-cell table:style-name="ce3" table:number-columns-repeated="2"/>
          <table:table-cell/>
          <table:table-cell table:style-name="ce3"/>
          <table:table-cell table:style-name="ce5"/>
          <table:table-cell table:number-columns-repeated="2"/>
          <table:table-cell table:style-name="ce3"/>
          <table:table-cell table:number-columns-repeated="1014"/>
        </table:table-row>
        <table:table-row table:style-name="ro2" table:number-rows-repeated="3"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2"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2" table:number-rows-repeated="104832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Planilha1.B2:Planilha1.N247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0121" number:language="en" number:country="US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2:26:25.2024902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32:38.569098841</meta:creation-date>
    <dc:date>2017-03-08T22:31:48.012310494</dc:date>
    <meta:editing-duration>PT20M47S</meta:editing-duration>
    <meta:editing-cycles>7</meta:editing-cycles>
    <meta:generator>LibreOffice/5.2.2.2$Linux_X86_64 LibreOffice_project/20m0$Build-2</meta:generator>
    <meta:document-statistic meta:table-count="1" meta:cell-count="1482" meta:object-count="0"/>
  </office:meta>
</office:document-meta>
</file>